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7 Sheet1.B1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338.0559728" calcext:value-type="float">
            <text:p>338.0559728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346.7980489" calcext:value-type="float">
            <text:p>346.7980489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355.0355954" calcext:value-type="float">
            <text:p>355.0355954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float" office:value="362.8349475" calcext:value-type="float">
            <text:p>362.8349475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370.2478237" calcext:value-type="float">
            <text:p>370.2478237</text:p>
          </table:table-cell>
        </table:table-row>
        <table:table-row table:style-name="ro3">
          <table:table-cell office:value-type="float" office:value="900" calcext:value-type="float">
            <text:p>900</text:p>
          </table:table-cell>
          <table:table-cell office:value-type="float" office:value="377.316112" calcext:value-type="float">
            <text:p>377.316112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384.0745328" calcext:value-type="float">
            <text:p>384.0745328</text:p>
          </table:table-cell>
        </table:table-row>
      </table:table>
      <table:table table:name="air_velocity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V0.01</text:p>
          </table:table-cell>
          <table:table-cell office:value-type="string" calcext:value-type="string">
            <text:p>V0.05</text:p>
          </table:table-cell>
          <table:table-cell office:value-type="string" calcext:value-type="string">
            <text:p>V0.1</text:p>
          </table:table-cell>
          <table:table-cell office:value-type="string" calcext:value-type="string">
            <text:p>V0.5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v50</text:p>
          </table:table-cell>
        </table:table-row>
        <table:table-row table:style-name="ro2">
          <table:table-cell office:value-type="float" office:value="355.02437428647" calcext:value-type="float">
            <text:p>355.02437428647</text:p>
          </table:table-cell>
          <table:table-cell office:value-type="float" office:value="355.017981090521" calcext:value-type="float">
            <text:p>355.017981090521</text:p>
          </table:table-cell>
          <table:table-cell office:value-type="float" office:value="355.007691946545" calcext:value-type="float">
            <text:p>355.007691946545</text:p>
          </table:table-cell>
          <table:table-cell office:value-type="float" office:value="354.933116360389" calcext:value-type="float">
            <text:p>354.933116360389</text:p>
          </table:table-cell>
          <table:table-cell office:value-type="float" office:value="354.848378488725" calcext:value-type="float">
            <text:p>354.848378488725</text:p>
          </table:table-cell>
          <table:table-cell office:value-type="float" office:value="354.431501739852" calcext:value-type="float">
            <text:p>354.431501739852</text:p>
          </table:table-cell>
          <table:table-cell office:value-type="float" office:value="354.122158647466" calcext:value-type="float">
            <text:p>354.122158647466</text:p>
          </table:table-cell>
          <table:table-cell office:value-type="float" office:value="353.817818570559" calcext:value-type="float">
            <text:p>353.817818570559</text:p>
          </table:table-cell>
          <table:table-cell office:value-type="float" office:value="353.365550335477" calcext:value-type="float">
            <text:p>353.365550335477</text:p>
          </table:table-cell>
          <table:table-cell office:value-type="float" office:value="347.322800222805" calcext:value-type="float">
            <text:p>347.322800222805</text:p>
          </table:table-cell>
        </table:table-row>
        <table:table-row table:style-name="ro2">
          <table:table-cell office:value-type="float" office:value="355.026766211388" calcext:value-type="float">
            <text:p>355.026766211388</text:p>
          </table:table-cell>
          <table:table-cell office:value-type="float" office:value="355.018919914621" calcext:value-type="float">
            <text:p>355.018919914621</text:p>
          </table:table-cell>
          <table:table-cell office:value-type="float" office:value="355.008628553547" calcext:value-type="float">
            <text:p>355.008628553547</text:p>
          </table:table-cell>
          <table:table-cell office:value-type="float" office:value="354.934098788215" calcext:value-type="float">
            <text:p>354.934098788215</text:p>
          </table:table-cell>
          <table:table-cell office:value-type="float" office:value="354.849369671047" calcext:value-type="float">
            <text:p>354.849369671047</text:p>
          </table:table-cell>
          <table:table-cell office:value-type="float" office:value="354.432499203123" calcext:value-type="float">
            <text:p>354.432499203123</text:p>
          </table:table-cell>
          <table:table-cell office:value-type="float" office:value="354.123157344629" calcext:value-type="float">
            <text:p>354.123157344629</text:p>
          </table:table-cell>
          <table:table-cell office:value-type="float" office:value="353.818817678904" calcext:value-type="float">
            <text:p>353.818817678904</text:p>
          </table:table-cell>
          <table:table-cell office:value-type="float" office:value="353.366549527078" calcext:value-type="float">
            <text:p>353.366549527078</text:p>
          </table:table-cell>
          <table:table-cell office:value-type="float" office:value="347.323800023126" calcext:value-type="float">
            <text:p>347.323800023126</text:p>
          </table:table-cell>
        </table:table-row>
        <table:table-row table:style-name="ro2">
          <table:table-cell office:value-type="float" office:value="355.028679443056" calcext:value-type="float">
            <text:p>355.028679443056</text:p>
          </table:table-cell>
          <table:table-cell office:value-type="float" office:value="355.019810909466" calcext:value-type="float">
            <text:p>355.019810909466</text:p>
          </table:table-cell>
          <table:table-cell office:value-type="float" office:value="355.009534596713" calcext:value-type="float">
            <text:p>355.009534596713</text:p>
          </table:table-cell>
          <table:table-cell office:value-type="float" office:value="354.935071872119" calcext:value-type="float">
            <text:p>354.935071872119</text:p>
          </table:table-cell>
          <table:table-cell office:value-type="float" office:value="354.850355629938" calcext:value-type="float">
            <text:p>354.850355629938</text:p>
          </table:table-cell>
          <table:table-cell office:value-type="float" office:value="354.433495023302" calcext:value-type="float">
            <text:p>354.433495023302</text:p>
          </table:table-cell>
          <table:table-cell office:value-type="float" office:value="354.124154952946" calcext:value-type="float">
            <text:p>354.124154952946</text:p>
          </table:table-cell>
          <table:table-cell office:value-type="float" office:value="353.81981597043" calcext:value-type="float">
            <text:p>353.81981597043</text:p>
          </table:table-cell>
          <table:table-cell office:value-type="float" office:value="353.36754812371" calcext:value-type="float">
            <text:p>353.36754812371</text:p>
          </table:table-cell>
          <table:table-cell office:value-type="float" office:value="347.324799697024" calcext:value-type="float">
            <text:p>347.324799697024</text:p>
          </table:table-cell>
        </table:table-row>
        <table:table-row table:style-name="ro2">
          <table:table-cell office:value-type="float" office:value="355.030210520056" calcext:value-type="float">
            <text:p>355.030210520056</text:p>
          </table:table-cell>
          <table:table-cell office:value-type="float" office:value="355.020656433587" calcext:value-type="float">
            <text:p>355.020656433587</text:p>
          </table:table-cell>
          <table:table-cell office:value-type="float" office:value="355.010411073399" calcext:value-type="float">
            <text:p>355.010411073399</text:p>
          </table:table-cell>
          <table:table-cell office:value-type="float" office:value="354.936035700943" calcext:value-type="float">
            <text:p>354.936035700943</text:p>
          </table:table-cell>
          <table:table-cell office:value-type="float" office:value="354.851336392907" calcext:value-type="float">
            <text:p>354.851336392907</text:p>
          </table:table-cell>
          <table:table-cell office:value-type="float" office:value="354.434489203091" calcext:value-type="float">
            <text:p>354.434489203091</text:p>
          </table:table-cell>
          <table:table-cell office:value-type="float" office:value="354.125151473598" calcext:value-type="float">
            <text:p>354.125151473598</text:p>
          </table:table-cell>
          <table:table-cell office:value-type="float" office:value="353.820813445801" calcext:value-type="float">
            <text:p>353.820813445801</text:p>
          </table:table-cell>
          <table:table-cell office:value-type="float" office:value="353.368546125723" calcext:value-type="float">
            <text:p>353.368546125723</text:p>
          </table:table-cell>
          <table:table-cell office:value-type="float" office:value="347.325799244515" calcext:value-type="float">
            <text:p>347.325799244515</text:p>
          </table:table-cell>
        </table:table-row>
        <table:table-row table:style-name="ro2">
          <table:table-cell office:value-type="float" office:value="355.031144964299" calcext:value-type="float">
            <text:p>355.031144964299</text:p>
          </table:table-cell>
          <table:table-cell office:value-type="float" office:value="355.021458878845" calcext:value-type="float">
            <text:p>355.021458878845</text:p>
          </table:table-cell>
          <table:table-cell office:value-type="float" office:value="355.011258948402" calcext:value-type="float">
            <text:p>355.011258948402</text:p>
          </table:table-cell>
          <table:table-cell office:value-type="float" office:value="354.936990362686" calcext:value-type="float">
            <text:p>354.936990362686</text:p>
          </table:table-cell>
          <table:table-cell office:value-type="float" office:value="354.852311987315" calcext:value-type="float">
            <text:p>354.852311987315</text:p>
          </table:table-cell>
          <table:table-cell office:value-type="float" office:value="354.435481745186" calcext:value-type="float">
            <text:p>354.435481745186</text:p>
          </table:table-cell>
          <table:table-cell office:value-type="float" office:value="354.126146907768" calcext:value-type="float">
            <text:p>354.126146907768</text:p>
          </table:table-cell>
          <table:table-cell office:value-type="float" office:value="353.821810105679" calcext:value-type="float">
            <text:p>353.821810105679</text:p>
          </table:table-cell>
          <table:table-cell office:value-type="float" office:value="353.369543533468" calcext:value-type="float">
            <text:p>353.369543533468</text:p>
          </table:table-cell>
          <table:table-cell office:value-type="float" office:value="347.326798665612" calcext:value-type="float">
            <text:p>347.326798665612</text:p>
          </table:table-cell>
        </table:table-row>
        <table:table-row table:style-name="ro2">
          <table:table-cell office:value-type="float" office:value="355.03143630333" calcext:value-type="float">
            <text:p>355.03143630333</text:p>
          </table:table-cell>
          <table:table-cell office:value-type="float" office:value="355.022220375002" calcext:value-type="float">
            <text:p>355.022220375002</text:p>
          </table:table-cell>
          <table:table-cell office:value-type="float" office:value="355.012079155052" calcext:value-type="float">
            <text:p>355.012079155052</text:p>
          </table:table-cell>
          <table:table-cell office:value-type="float" office:value="354.93793594451" calcext:value-type="float">
            <text:p>354.93793594451</text:p>
          </table:table-cell>
          <table:table-cell office:value-type="float" office:value="354.85328244038" calcext:value-type="float">
            <text:p>354.85328244038</text:p>
          </table:table-cell>
          <table:table-cell office:value-type="float" office:value="354.43647265228" calcext:value-type="float">
            <text:p>354.43647265228</text:p>
          </table:table-cell>
          <table:table-cell office:value-type="float" office:value="354.127141256634" calcext:value-type="float">
            <text:p>354.127141256634</text:p>
          </table:table-cell>
          <table:table-cell office:value-type="float" office:value="353.822805950727" calcext:value-type="float">
            <text:p>353.822805950727</text:p>
          </table:table-cell>
          <table:table-cell office:value-type="float" office:value="353.370540347296" calcext:value-type="float">
            <text:p>353.370540347296</text:p>
          </table:table-cell>
          <table:table-cell office:value-type="float" office:value="347.327797960332" calcext:value-type="float">
            <text:p>347.327797960332</text:p>
          </table:table-cell>
        </table:table-row>
        <table:table-row table:style-name="ro2">
          <table:table-cell office:value-type="float" office:value="355.03219544468" calcext:value-type="float">
            <text:p>355.03219544468</text:p>
          </table:table-cell>
          <table:table-cell office:value-type="float" office:value="355.022943071081" calcext:value-type="float">
            <text:p>355.022943071081</text:p>
          </table:table-cell>
          <table:table-cell office:value-type="float" office:value="355.01287259621" calcext:value-type="float">
            <text:p>355.01287259621</text:p>
          </table:table-cell>
          <table:table-cell office:value-type="float" office:value="354.938872532748" calcext:value-type="float">
            <text:p>354.938872532748</text:p>
          </table:table-cell>
          <table:table-cell office:value-type="float" office:value="354.854247779177" calcext:value-type="float">
            <text:p>354.854247779177</text:p>
          </table:table-cell>
          <table:table-cell office:value-type="float" office:value="354.437461927059" calcext:value-type="float">
            <text:p>354.437461927059</text:p>
          </table:table-cell>
          <table:table-cell office:value-type="float" office:value="354.128134521376" calcext:value-type="float">
            <text:p>354.128134521376</text:p>
          </table:table-cell>
          <table:table-cell office:value-type="float" office:value="353.823800981609" calcext:value-type="float">
            <text:p>353.823800981609</text:p>
          </table:table-cell>
          <table:table-cell office:value-type="float" office:value="353.371536567558" calcext:value-type="float">
            <text:p>353.371536567558</text:p>
          </table:table-cell>
          <table:table-cell office:value-type="float" office:value="347.328797128689" calcext:value-type="float">
            <text:p>347.328797128689</text:p>
          </table:table-cell>
        </table:table-row>
        <table:table-row table:style-name="ro2">
          <table:table-cell office:value-type="float" office:value="355.032418046583" calcext:value-type="float">
            <text:p>355.032418046583</text:p>
          </table:table-cell>
          <table:table-cell office:value-type="float" office:value="355.023628889868" calcext:value-type="float">
            <text:p>355.023628889868</text:p>
          </table:table-cell>
          <table:table-cell office:value-type="float" office:value="355.013640145291" calcext:value-type="float">
            <text:p>355.013640145291</text:p>
          </table:table-cell>
          <table:table-cell office:value-type="float" office:value="354.939800212914" calcext:value-type="float">
            <text:p>354.939800212914</text:p>
          </table:table-cell>
          <table:table-cell office:value-type="float" office:value="354.855208030639" calcext:value-type="float">
            <text:p>354.855208030639</text:p>
          </table:table-cell>
          <table:table-cell office:value-type="float" office:value="354.438449572207" calcext:value-type="float">
            <text:p>354.438449572207</text:p>
          </table:table-cell>
          <table:table-cell office:value-type="float" office:value="354.12912670317" calcext:value-type="float">
            <text:p>354.12912670317</text:p>
          </table:table-cell>
          <table:table-cell office:value-type="float" office:value="353.824795198985" calcext:value-type="float">
            <text:p>353.824795198985</text:p>
          </table:table-cell>
          <table:table-cell office:value-type="float" office:value="353.372532194603" calcext:value-type="float">
            <text:p>353.372532194603</text:p>
          </table:table-cell>
          <table:table-cell office:value-type="float" office:value="347.3297961707" calcext:value-type="float">
            <text:p>347.3297961707</text:p>
          </table:table-cell>
        </table:table-row>
        <table:table-row table:style-name="ro2">
          <table:table-cell office:value-type="float" office:value="355.033035204" calcext:value-type="float">
            <text:p>355.033035204</text:p>
          </table:table-cell>
          <table:table-cell office:value-type="float" office:value="355.024279762541" calcext:value-type="float">
            <text:p>355.024279762541</text:p>
          </table:table-cell>
          <table:table-cell office:value-type="float" office:value="355.014382647196" calcext:value-type="float">
            <text:p>355.014382647196</text:p>
          </table:table-cell>
          <table:table-cell office:value-type="float" office:value="354.940719069709" calcext:value-type="float">
            <text:p>354.940719069709</text:p>
          </table:table-cell>
          <table:table-cell office:value-type="float" office:value="354.856163221558" calcext:value-type="float">
            <text:p>354.856163221558</text:p>
          </table:table-cell>
          <table:table-cell office:value-type="float" office:value="354.439435590404" calcext:value-type="float">
            <text:p>354.439435590404</text:p>
          </table:table-cell>
          <table:table-cell office:value-type="float" office:value="354.130117803194" calcext:value-type="float">
            <text:p>354.130117803194</text:p>
          </table:table-cell>
          <table:table-cell office:value-type="float" office:value="353.825788603517" calcext:value-type="float">
            <text:p>353.825788603517</text:p>
          </table:table-cell>
          <table:table-cell office:value-type="float" office:value="353.373527228784" calcext:value-type="float">
            <text:p>353.373527228784</text:p>
          </table:table-cell>
          <table:table-cell office:value-type="float" office:value="347.330795086378" calcext:value-type="float">
            <text:p>347.330795086378</text:p>
          </table:table-cell>
        </table:table-row>
        <table:table-row table:style-name="ro2">
          <table:table-cell office:value-type="float" office:value="355.033204607754" calcext:value-type="float">
            <text:p>355.033204607754</text:p>
          </table:table-cell>
          <table:table-cell office:value-type="float" office:value="355.024897424693" calcext:value-type="float">
            <text:p>355.024897424693</text:p>
          </table:table-cell>
          <table:table-cell office:value-type="float" office:value="355.015100919269" calcext:value-type="float">
            <text:p>355.015100919269</text:p>
          </table:table-cell>
          <table:table-cell office:value-type="float" office:value="354.941629187029" calcext:value-type="float">
            <text:p>354.941629187029</text:p>
          </table:table-cell>
          <table:table-cell office:value-type="float" office:value="354.857113378583" calcext:value-type="float">
            <text:p>354.857113378583</text:p>
          </table:table-cell>
          <table:table-cell office:value-type="float" office:value="354.440419984323" calcext:value-type="float">
            <text:p>354.440419984323</text:p>
          </table:table-cell>
          <table:table-cell office:value-type="float" office:value="354.131107822622" calcext:value-type="float">
            <text:p>354.131107822622</text:p>
          </table:table-cell>
          <table:table-cell office:value-type="float" office:value="353.826781195866" calcext:value-type="float">
            <text:p>353.826781195866</text:p>
          </table:table-cell>
          <table:table-cell office:value-type="float" office:value="353.374521670448" calcext:value-type="float">
            <text:p>353.374521670448</text:p>
          </table:table-cell>
          <table:table-cell office:value-type="float" office:value="347.331793875739" calcext:value-type="float">
            <text:p>347.331793875739</text:p>
          </table:table-cell>
        </table:table-row>
        <table:table-row table:style-name="ro2">
          <table:table-cell office:value-type="float" office:value="355.033706674258" calcext:value-type="float">
            <text:p>355.033706674258</text:p>
          </table:table-cell>
          <table:table-cell office:value-type="float" office:value="355.025483612024" calcext:value-type="float">
            <text:p>355.025483612024</text:p>
          </table:table-cell>
          <table:table-cell office:value-type="float" office:value="355.015795752173" calcext:value-type="float">
            <text:p>355.015795752173</text:p>
          </table:table-cell>
          <table:table-cell office:value-type="float" office:value="354.942530647972" calcext:value-type="float">
            <text:p>354.942530647972</text:p>
          </table:table-cell>
          <table:table-cell office:value-type="float" office:value="354.858058528224" calcext:value-type="float">
            <text:p>354.858058528224</text:p>
          </table:table-cell>
          <table:table-cell office:value-type="float" office:value="354.441402756635" calcext:value-type="float">
            <text:p>354.441402756635</text:p>
          </table:table-cell>
          <table:table-cell office:value-type="float" office:value="354.132096762628" calcext:value-type="float">
            <text:p>354.132096762628</text:p>
          </table:table-cell>
          <table:table-cell office:value-type="float" office:value="353.827772976692" calcext:value-type="float">
            <text:p>353.827772976692</text:p>
          </table:table-cell>
          <table:table-cell office:value-type="float" office:value="353.375515519946" calcext:value-type="float">
            <text:p>353.375515519946</text:p>
          </table:table-cell>
          <table:table-cell office:value-type="float" office:value="347.332792538798" calcext:value-type="float">
            <text:p>347.332792538798</text:p>
          </table:table-cell>
        </table:table-row>
        <table:table-row table:style-name="ro2">
          <table:table-cell office:value-type="float" office:value="355.033834987601" calcext:value-type="float">
            <text:p>355.033834987601</text:p>
          </table:table-cell>
          <table:table-cell office:value-type="float" office:value="355.026039890886" calcext:value-type="float">
            <text:p>355.026039890886</text:p>
          </table:table-cell>
          <table:table-cell office:value-type="float" office:value="355.01646791078" calcext:value-type="float">
            <text:p>355.01646791078</text:p>
          </table:table-cell>
          <table:table-cell office:value-type="float" office:value="354.943423534847" calcext:value-type="float">
            <text:p>354.943423534847</text:p>
          </table:table-cell>
          <table:table-cell office:value-type="float" office:value="354.858998696853" calcext:value-type="float">
            <text:p>354.858998696853</text:p>
          </table:table-cell>
          <table:table-cell office:value-type="float" office:value="354.442383910005" calcext:value-type="float">
            <text:p>354.442383910005</text:p>
          </table:table-cell>
          <table:table-cell office:value-type="float" office:value="354.133084624384" calcext:value-type="float">
            <text:p>354.133084624384</text:p>
          </table:table-cell>
          <table:table-cell office:value-type="float" office:value="353.828763946655" calcext:value-type="float">
            <text:p>353.828763946655</text:p>
          </table:table-cell>
          <table:table-cell office:value-type="float" office:value="353.376508777629" calcext:value-type="float">
            <text:p>353.376508777629</text:p>
          </table:table-cell>
          <table:table-cell office:value-type="float" office:value="347.333791075571" calcext:value-type="float">
            <text:p>347.333791075571</text:p>
          </table:table-cell>
        </table:table-row>
        <table:table-row table:style-name="ro2">
          <table:table-cell office:value-type="float" office:value="355.034243690944" calcext:value-type="float">
            <text:p>355.034243690944</text:p>
          </table:table-cell>
          <table:table-cell office:value-type="float" office:value="355.026567821523" calcext:value-type="float">
            <text:p>355.026567821523</text:p>
          </table:table-cell>
          <table:table-cell office:value-type="float" office:value="355.017118134997" calcext:value-type="float">
            <text:p>355.017118134997</text:p>
          </table:table-cell>
          <table:table-cell office:value-type="float" office:value="354.944307929182" calcext:value-type="float">
            <text:p>354.944307929182</text:p>
          </table:table-cell>
          <table:table-cell office:value-type="float" office:value="354.8599339107" calcext:value-type="float">
            <text:p>354.8599339107</text:p>
          </table:table-cell>
          <table:table-cell office:value-type="float" office:value="354.443363447096" calcext:value-type="float">
            <text:p>354.443363447096</text:p>
          </table:table-cell>
          <table:table-cell office:value-type="float" office:value="354.13407140906" calcext:value-type="float">
            <text:p>354.13407140906</text:p>
          </table:table-cell>
          <table:table-cell office:value-type="float" office:value="353.829754106413" calcext:value-type="float">
            <text:p>353.829754106413</text:p>
          </table:table-cell>
          <table:table-cell office:value-type="float" office:value="353.377501443844" calcext:value-type="float">
            <text:p>353.377501443844</text:p>
          </table:table-cell>
          <table:table-cell office:value-type="float" office:value="347.334789486073" calcext:value-type="float">
            <text:p>347.334789486073</text:p>
          </table:table-cell>
        </table:table-row>
        <table:table-row table:style-name="ro2">
          <table:table-cell office:value-type="float" office:value="355.034340339809" calcext:value-type="float">
            <text:p>355.034340339809</text:p>
          </table:table-cell>
          <table:table-cell office:value-type="float" office:value="355.02706881732" calcext:value-type="float">
            <text:p>355.02706881732</text:p>
          </table:table-cell>
          <table:table-cell office:value-type="float" office:value="355.017747140592" calcext:value-type="float">
            <text:p>355.017747140592</text:p>
          </table:table-cell>
          <table:table-cell office:value-type="float" office:value="354.945183911728" calcext:value-type="float">
            <text:p>354.945183911728</text:p>
          </table:table-cell>
          <table:table-cell office:value-type="float" office:value="354.860864195861" calcext:value-type="float">
            <text:p>354.860864195861</text:p>
          </table:table-cell>
          <table:table-cell office:value-type="float" office:value="354.444341370563" calcext:value-type="float">
            <text:p>354.444341370563</text:p>
          </table:table-cell>
          <table:table-cell office:value-type="float" office:value="354.135057117828" calcext:value-type="float">
            <text:p>354.135057117828</text:p>
          </table:table-cell>
          <table:table-cell office:value-type="float" office:value="353.830743456626" calcext:value-type="float">
            <text:p>353.830743456626</text:p>
          </table:table-cell>
          <table:table-cell office:value-type="float" office:value="353.378493518941" calcext:value-type="float">
            <text:p>353.378493518941</text:p>
          </table:table-cell>
          <table:table-cell office:value-type="float" office:value="347.335787770318" calcext:value-type="float">
            <text:p>347.335787770318</text:p>
          </table:table-cell>
        </table:table-row>
        <table:table-row table:style-name="ro2">
          <table:table-cell office:value-type="float" office:value="355.034673250639" calcext:value-type="float">
            <text:p>355.034673250639</text:p>
          </table:table-cell>
          <table:table-cell office:value-type="float" office:value="355.027544280999" calcext:value-type="float">
            <text:p>355.027544280999</text:p>
          </table:table-cell>
          <table:table-cell office:value-type="float" office:value="355.018355619973" calcext:value-type="float">
            <text:p>355.018355619973</text:p>
          </table:table-cell>
          <table:table-cell office:value-type="float" office:value="354.94605156247" calcext:value-type="float">
            <text:p>354.94605156247</text:p>
          </table:table-cell>
          <table:table-cell office:value-type="float" office:value="354.861789578292" calcext:value-type="float">
            <text:p>354.861789578292</text:p>
          </table:table-cell>
          <table:table-cell office:value-type="float" office:value="354.44531768306" calcext:value-type="float">
            <text:p>354.44531768306</text:p>
          </table:table-cell>
          <table:table-cell office:value-type="float" office:value="354.136041751856" calcext:value-type="float">
            <text:p>354.136041751856</text:p>
          </table:table-cell>
          <table:table-cell office:value-type="float" office:value="353.831731997952" calcext:value-type="float">
            <text:p>353.831731997952</text:p>
          </table:table-cell>
          <table:table-cell office:value-type="float" office:value="353.37948500327" calcext:value-type="float">
            <text:p>353.37948500327</text:p>
          </table:table-cell>
          <table:table-cell office:value-type="float" office:value="347.336785928322" calcext:value-type="float">
            <text:p>347.336785928322</text:p>
          </table:table-cell>
        </table:table-row>
        <table:table-row table:style-name="ro2">
          <table:table-cell office:value-type="float" office:value="355.034745565087" calcext:value-type="float">
            <text:p>355.034745565087</text:p>
          </table:table-cell>
          <table:table-cell office:value-type="float" office:value="355.027995487729" calcext:value-type="float">
            <text:p>355.027995487729</text:p>
          </table:table-cell>
          <table:table-cell office:value-type="float" office:value="355.018944242958" calcext:value-type="float">
            <text:p>355.018944242958</text:p>
          </table:table-cell>
          <table:table-cell office:value-type="float" office:value="354.946910960632" calcext:value-type="float">
            <text:p>354.946910960632</text:p>
          </table:table-cell>
          <table:table-cell office:value-type="float" office:value="354.862710083814" calcext:value-type="float">
            <text:p>354.862710083814</text:p>
          </table:table-cell>
          <table:table-cell office:value-type="float" office:value="354.446292387235" calcext:value-type="float">
            <text:p>354.446292387235</text:p>
          </table:table-cell>
          <table:table-cell office:value-type="float" office:value="354.13702531231" calcext:value-type="float">
            <text:p>354.13702531231</text:p>
          </table:table-cell>
          <table:table-cell office:value-type="float" office:value="353.832719731047" calcext:value-type="float">
            <text:p>353.832719731047</text:p>
          </table:table-cell>
          <table:table-cell office:value-type="float" office:value="353.380475897178" calcext:value-type="float">
            <text:p>353.380475897178</text:p>
          </table:table-cell>
          <table:table-cell office:value-type="float" office:value="347.337783960101" calcext:value-type="float">
            <text:p>347.337783960101</text:p>
          </table:table-cell>
        </table:table-row>
        <table:table-row table:style-name="ro2">
          <table:table-cell office:value-type="float" office:value="355.035016904495" calcext:value-type="float">
            <text:p>355.035016904495</text:p>
          </table:table-cell>
          <table:table-cell office:value-type="float" office:value="355.028423698777" calcext:value-type="float">
            <text:p>355.028423698777</text:p>
          </table:table-cell>
          <table:table-cell office:value-type="float" office:value="355.019513657503" calcext:value-type="float">
            <text:p>355.019513657503</text:p>
          </table:table-cell>
          <table:table-cell office:value-type="float" office:value="354.947762184687" calcext:value-type="float">
            <text:p>354.947762184687</text:p>
          </table:table-cell>
          <table:table-cell office:value-type="float" office:value="354.86362573811" calcext:value-type="float">
            <text:p>354.86362573811</text:p>
          </table:table-cell>
          <table:table-cell office:value-type="float" office:value="354.447265485732" calcext:value-type="float">
            <text:p>354.447265485732</text:p>
          </table:table-cell>
          <table:table-cell office:value-type="float" office:value="354.138007800357" calcext:value-type="float">
            <text:p>354.138007800357</text:p>
          </table:table-cell>
          <table:table-cell office:value-type="float" office:value="353.83370665657" calcext:value-type="float">
            <text:p>353.83370665657</text:p>
          </table:table-cell>
          <table:table-cell office:value-type="float" office:value="353.381466201015" calcext:value-type="float">
            <text:p>353.381466201015</text:p>
          </table:table-cell>
          <table:table-cell office:value-type="float" office:value="347.338781865668" calcext:value-type="float">
            <text:p>347.338781865668</text:p>
          </table:table-cell>
        </table:table-row>
        <table:table-row table:style-name="ro2">
          <table:table-cell office:value-type="float" office:value="355.035070577086" calcext:value-type="float">
            <text:p>355.035070577086</text:p>
          </table:table-cell>
          <table:table-cell office:value-type="float" office:value="355.028830064455" calcext:value-type="float">
            <text:p>355.028830064455</text:p>
          </table:table-cell>
          <table:table-cell office:value-type="float" office:value="355.020064490426" calcext:value-type="float">
            <text:p>355.020064490426</text:p>
          </table:table-cell>
          <table:table-cell office:value-type="float" office:value="354.94860531236" calcext:value-type="float">
            <text:p>354.94860531236</text:p>
          </table:table-cell>
          <table:table-cell office:value-type="float" office:value="354.86453656673" calcext:value-type="float">
            <text:p>354.86453656673</text:p>
          </table:table-cell>
          <table:table-cell office:value-type="float" office:value="354.448236981191" calcext:value-type="float">
            <text:p>354.448236981191</text:p>
          </table:table-cell>
          <table:table-cell office:value-type="float" office:value="354.138989217161" calcext:value-type="float">
            <text:p>354.138989217161</text:p>
          </table:table-cell>
          <table:table-cell office:value-type="float" office:value="353.834692775176" calcext:value-type="float">
            <text:p>353.834692775176</text:p>
          </table:table-cell>
          <table:table-cell office:value-type="float" office:value="353.382455915129" calcext:value-type="float">
            <text:p>353.382455915129</text:p>
          </table:table-cell>
          <table:table-cell office:value-type="float" office:value="347.33977964504" calcext:value-type="float">
            <text:p>347.33977964504</text:p>
          </table:table-cell>
        </table:table-row>
        <table:table-row table:style-name="ro2">
          <table:table-cell office:value-type="float" office:value="355.035291864422" calcext:value-type="float">
            <text:p>355.035291864422</text:p>
          </table:table-cell>
          <table:table-cell office:value-type="float" office:value="355.029215718976" calcext:value-type="float">
            <text:p>355.029215718976</text:p>
          </table:table-cell>
          <table:table-cell office:value-type="float" office:value="355.020597348087" calcext:value-type="float">
            <text:p>355.020597348087</text:p>
          </table:table-cell>
          <table:table-cell office:value-type="float" office:value="354.949440420638" calcext:value-type="float">
            <text:p>354.949440420638</text:p>
          </table:table-cell>
          <table:table-cell office:value-type="float" office:value="354.865442595089" calcext:value-type="float">
            <text:p>354.865442595089</text:p>
          </table:table-cell>
          <table:table-cell office:value-type="float" office:value="354.449206876248" calcext:value-type="float">
            <text:p>354.449206876248</text:p>
          </table:table-cell>
          <table:table-cell office:value-type="float" office:value="354.139969563887" calcext:value-type="float">
            <text:p>354.139969563887</text:p>
          </table:table-cell>
          <table:table-cell office:value-type="float" office:value="353.835678087523" calcext:value-type="float">
            <text:p>353.835678087523</text:p>
          </table:table-cell>
          <table:table-cell office:value-type="float" office:value="353.383445039868" calcext:value-type="float">
            <text:p>353.383445039868</text:p>
          </table:table-cell>
          <table:table-cell office:value-type="float" office:value="347.340777298231" calcext:value-type="float">
            <text:p>347.340777298231</text:p>
          </table:table-cell>
        </table:table-row>
        <table:table-row table:style-name="ro2">
          <table:table-cell office:value-type="float" office:value="355.035331308938" calcext:value-type="float">
            <text:p>355.035331308938</text:p>
          </table:table-cell>
          <table:table-cell office:value-type="float" office:value="355.029581699889" calcext:value-type="float">
            <text:p>355.029581699889</text:p>
          </table:table-cell>
          <table:table-cell office:value-type="float" office:value="355.021112817063" calcext:value-type="float">
            <text:p>355.021112817063</text:p>
          </table:table-cell>
          <table:table-cell office:value-type="float" office:value="354.950267585778" calcext:value-type="float">
            <text:p>354.950267585778</text:p>
          </table:table-cell>
          <table:table-cell office:value-type="float" office:value="354.866343848469" calcext:value-type="float">
            <text:p>354.866343848469</text:p>
          </table:table-cell>
          <table:table-cell office:value-type="float" office:value="354.450175173532" calcext:value-type="float">
            <text:p>354.450175173532</text:p>
          </table:table-cell>
          <table:table-cell office:value-type="float" office:value="354.140948841697" calcext:value-type="float">
            <text:p>354.140948841697</text:p>
          </table:table-cell>
          <table:table-cell office:value-type="float" office:value="353.836662594264" calcext:value-type="float">
            <text:p>353.836662594264</text:p>
          </table:table-cell>
          <table:table-cell office:value-type="float" office:value="353.384433575581" calcext:value-type="float">
            <text:p>353.384433575581</text:p>
          </table:table-cell>
          <table:table-cell office:value-type="float" office:value="347.341774825256" calcext:value-type="float">
            <text:p>347.341774825256</text:p>
          </table:table-cell>
        </table:table-row>
        <table:table-row table:style-name="ro2">
          <table:table-cell office:value-type="float" office:value="355.035511882201" calcext:value-type="float">
            <text:p>355.035511882201</text:p>
          </table:table-cell>
          <table:table-cell office:value-type="float" office:value="355.029929027268" calcext:value-type="float">
            <text:p>355.029929027268</text:p>
          </table:table-cell>
          <table:table-cell office:value-type="float" office:value="355.021611464786" calcext:value-type="float">
            <text:p>355.021611464786</text:p>
          </table:table-cell>
          <table:table-cell office:value-type="float" office:value="354.951086883309" calcext:value-type="float">
            <text:p>354.951086883309</text:p>
          </table:table-cell>
          <table:table-cell office:value-type="float" office:value="354.867240352018" calcext:value-type="float">
            <text:p>354.867240352018</text:p>
          </table:table-cell>
          <table:table-cell office:value-type="float" office:value="354.451141875671" calcext:value-type="float">
            <text:p>354.451141875671</text:p>
          </table:table-cell>
          <table:table-cell office:value-type="float" office:value="354.141927051751" calcext:value-type="float">
            <text:p>354.141927051751</text:p>
          </table:table-cell>
          <table:table-cell office:value-type="float" office:value="353.837646296055" calcext:value-type="float">
            <text:p>353.837646296055</text:p>
          </table:table-cell>
          <table:table-cell office:value-type="float" office:value="353.385421522613" calcext:value-type="float">
            <text:p>353.385421522613</text:p>
          </table:table-cell>
          <table:table-cell office:value-type="float" office:value="347.342772226132" calcext:value-type="float">
            <text:p>347.342772226132</text:p>
          </table:table-cell>
        </table:table-row>
        <table:table-row table:style-name="ro2">
          <table:table-cell office:value-type="float" office:value="355.035540514456" calcext:value-type="float">
            <text:p>355.035540514456</text:p>
          </table:table-cell>
          <table:table-cell office:value-type="float" office:value="355.030258636846" calcext:value-type="float">
            <text:p>355.030258636846</text:p>
          </table:table-cell>
          <table:table-cell office:value-type="float" office:value="355.022093840177" calcext:value-type="float">
            <text:p>355.022093840177</text:p>
          </table:table-cell>
          <table:table-cell office:value-type="float" office:value="354.951898388045" calcext:value-type="float">
            <text:p>354.951898388045</text:p>
          </table:table-cell>
          <table:table-cell office:value-type="float" office:value="354.868132130753" calcext:value-type="float">
            <text:p>354.868132130753</text:p>
          </table:table-cell>
          <table:table-cell office:value-type="float" office:value="354.452106985288" calcext:value-type="float">
            <text:p>354.452106985288</text:p>
          </table:table-cell>
          <table:table-cell office:value-type="float" office:value="354.142904195209" calcext:value-type="float">
            <text:p>354.142904195209</text:p>
          </table:table-cell>
          <table:table-cell office:value-type="float" office:value="353.838629193551" calcext:value-type="float">
            <text:p>353.838629193551</text:p>
          </table:table-cell>
          <table:table-cell office:value-type="float" office:value="353.386408881315" calcext:value-type="float">
            <text:p>353.386408881315</text:p>
          </table:table-cell>
          <table:table-cell office:value-type="float" office:value="347.343769500872" calcext:value-type="float">
            <text:p>347.343769500872</text:p>
          </table:table-cell>
        </table:table-row>
        <table:table-row table:style-name="ro2">
          <table:table-cell office:value-type="float" office:value="355.035687948839" calcext:value-type="float">
            <text:p>355.035687948839</text:p>
          </table:table-cell>
          <table:table-cell office:value-type="float" office:value="355.030571446137" calcext:value-type="float">
            <text:p>355.030571446137</text:p>
          </table:table-cell>
          <table:table-cell office:value-type="float" office:value="355.02256047424" calcext:value-type="float">
            <text:p>355.02256047424</text:p>
          </table:table-cell>
          <table:table-cell office:value-type="float" office:value="354.952702174089" calcext:value-type="float">
            <text:p>354.952702174089</text:p>
          </table:table-cell>
          <table:table-cell office:value-type="float" office:value="354.869019209556" calcext:value-type="float">
            <text:p>354.869019209556</text:p>
          </table:table-cell>
          <table:table-cell office:value-type="float" office:value="354.453070505" calcext:value-type="float">
            <text:p>354.453070505</text:p>
          </table:table-cell>
          <table:table-cell office:value-type="float" office:value="354.143880273231" calcext:value-type="float">
            <text:p>354.143880273231</text:p>
          </table:table-cell>
          <table:table-cell office:value-type="float" office:value="353.839611287405" calcext:value-type="float">
            <text:p>353.839611287405</text:p>
          </table:table-cell>
          <table:table-cell office:value-type="float" office:value="353.387395652032" calcext:value-type="float">
            <text:p>353.387395652032</text:p>
          </table:table-cell>
          <table:table-cell office:value-type="float" office:value="347.344766649493" calcext:value-type="float">
            <text:p>347.344766649493</text:p>
          </table:table-cell>
        </table:table-row>
        <table:table-row table:style-name="ro2">
          <table:table-cell office:value-type="float" office:value="355.035708406495" calcext:value-type="float">
            <text:p>355.035708406495</text:p>
          </table:table-cell>
          <table:table-cell office:value-type="float" office:value="355.030868298959" calcext:value-type="float">
            <text:p>355.030868298959</text:p>
          </table:table-cell>
          <table:table-cell office:value-type="float" office:value="355.023011880655" calcext:value-type="float">
            <text:p>355.023011880655</text:p>
          </table:table-cell>
          <table:table-cell office:value-type="float" office:value="354.953498314837" calcext:value-type="float">
            <text:p>354.953498314837</text:p>
          </table:table-cell>
          <table:table-cell office:value-type="float" office:value="354.869901613184" calcext:value-type="float">
            <text:p>354.869901613184</text:p>
          </table:table-cell>
          <table:table-cell office:value-type="float" office:value="354.454032437422" calcext:value-type="float">
            <text:p>354.454032437422</text:p>
          </table:table-cell>
          <table:table-cell office:value-type="float" office:value="354.144855286972" calcext:value-type="float">
            <text:p>354.144855286972</text:p>
          </table:table-cell>
          <table:table-cell office:value-type="float" office:value="353.84059257827" calcext:value-type="float">
            <text:p>353.84059257827</text:p>
          </table:table-cell>
          <table:table-cell office:value-type="float" office:value="353.388381835112" calcext:value-type="float">
            <text:p>353.388381835112</text:p>
          </table:table-cell>
          <table:table-cell office:value-type="float" office:value="347.345763672009" calcext:value-type="float">
            <text:p>347.345763672009</text:p>
          </table:table-cell>
        </table:table-row>
        <table:table-row table:style-name="ro2">
          <table:table-cell office:value-type="float" office:value="355.035828851407" calcext:value-type="float">
            <text:p>355.035828851407</text:p>
          </table:table-cell>
          <table:table-cell office:value-type="float" office:value="355.031150020657" calcext:value-type="float">
            <text:p>355.031150020657</text:p>
          </table:table-cell>
          <table:table-cell office:value-type="float" office:value="355.023448556338" calcext:value-type="float">
            <text:p>355.023448556338</text:p>
          </table:table-cell>
          <table:table-cell office:value-type="float" office:value="354.95428688299" calcext:value-type="float">
            <text:p>354.95428688299</text:p>
          </table:table-cell>
          <table:table-cell office:value-type="float" office:value="354.870779366257" calcext:value-type="float">
            <text:p>354.870779366257</text:p>
          </table:table-cell>
          <table:table-cell office:value-type="float" office:value="354.454992785163" calcext:value-type="float">
            <text:p>354.454992785163</text:p>
          </table:table-cell>
          <table:table-cell office:value-type="float" office:value="354.14582923759" calcext:value-type="float">
            <text:p>354.14582923759</text:p>
          </table:table-cell>
          <table:table-cell office:value-type="float" office:value="353.8415730668" calcext:value-type="float">
            <text:p>353.8415730668</text:p>
          </table:table-cell>
          <table:table-cell office:value-type="float" office:value="353.389367430901" calcext:value-type="float">
            <text:p>353.389367430901</text:p>
          </table:table-cell>
          <table:table-cell office:value-type="float" office:value="347.346760568435" calcext:value-type="float">
            <text:p>347.346760568435</text:p>
          </table:table-cell>
        </table:table-row>
        <table:table-row table:style-name="ro2">
          <table:table-cell office:value-type="float" office:value="355.035843166031" calcext:value-type="float">
            <text:p>355.035843166031</text:p>
          </table:table-cell>
          <table:table-cell office:value-type="float" office:value="355.031417372088" calcext:value-type="float">
            <text:p>355.031417372088</text:p>
          </table:table-cell>
          <table:table-cell office:value-type="float" office:value="355.023870981991" calcext:value-type="float">
            <text:p>355.023870981991</text:p>
          </table:table-cell>
          <table:table-cell office:value-type="float" office:value="354.955067950557" calcext:value-type="float">
            <text:p>354.955067950557</text:p>
          </table:table-cell>
          <table:table-cell office:value-type="float" office:value="354.871652493272" calcext:value-type="float">
            <text:p>354.871652493272</text:p>
          </table:table-cell>
          <table:table-cell office:value-type="float" office:value="354.455951550828" calcext:value-type="float">
            <text:p>354.455951550828</text:p>
          </table:table-cell>
          <table:table-cell office:value-type="float" office:value="354.146802126238" calcext:value-type="float">
            <text:p>354.146802126238</text:p>
          </table:table-cell>
          <table:table-cell office:value-type="float" office:value="353.842552753647" calcext:value-type="float">
            <text:p>353.842552753647</text:p>
          </table:table-cell>
          <table:table-cell office:value-type="float" office:value="353.390352439748" calcext:value-type="float">
            <text:p>353.390352439748</text:p>
          </table:table-cell>
          <table:table-cell office:value-type="float" office:value="347.347757338786" calcext:value-type="float">
            <text:p>347.347757338786</text:p>
          </table:table-cell>
        </table:table-row>
        <table:table-row table:style-name="ro2">
          <table:table-cell office:value-type="float" office:value="355.035941616766" calcext:value-type="float">
            <text:p>355.035941616766</text:p>
          </table:table-cell>
          <table:table-cell office:value-type="float" office:value="355.031671095754" calcext:value-type="float">
            <text:p>355.031671095754</text:p>
          </table:table-cell>
          <table:table-cell office:value-type="float" office:value="355.024279622629" calcext:value-type="float">
            <text:p>355.024279622629</text:p>
          </table:table-cell>
          <table:table-cell office:value-type="float" office:value="354.955841588864" calcext:value-type="float">
            <text:p>354.955841588864</text:p>
          </table:table-cell>
          <table:table-cell office:value-type="float" office:value="354.872521018592" calcext:value-type="float">
            <text:p>354.872521018592</text:p>
          </table:table-cell>
          <table:table-cell office:value-type="float" office:value="354.456908737019" calcext:value-type="float">
            <text:p>354.456908737019</text:p>
          </table:table-cell>
          <table:table-cell office:value-type="float" office:value="354.147773954071" calcext:value-type="float">
            <text:p>354.147773954071</text:p>
          </table:table-cell>
          <table:table-cell office:value-type="float" office:value="353.843531639463" calcext:value-type="float">
            <text:p>353.843531639463</text:p>
          </table:table-cell>
          <table:table-cell office:value-type="float" office:value="353.391336861997" calcext:value-type="float">
            <text:p>353.391336861997</text:p>
          </table:table-cell>
          <table:table-cell office:value-type="float" office:value="347.348753983078" calcext:value-type="float">
            <text:p>347.348753983078</text:p>
          </table:table-cell>
        </table:table-row>
        <table:table-row table:style-name="ro2">
          <table:table-cell office:value-type="float" office:value="355.035951348451" calcext:value-type="float">
            <text:p>355.035951348451</text:p>
          </table:table-cell>
          <table:table-cell office:value-type="float" office:value="355.031911877645" calcext:value-type="float">
            <text:p>355.031911877645</text:p>
          </table:table-cell>
          <table:table-cell office:value-type="float" office:value="355.024674928093" calcext:value-type="float">
            <text:p>355.024674928093</text:p>
          </table:table-cell>
          <table:table-cell office:value-type="float" office:value="354.956607868556" calcext:value-type="float">
            <text:p>354.956607868556</text:p>
          </table:table-cell>
          <table:table-cell office:value-type="float" office:value="354.873384966455" calcext:value-type="float">
            <text:p>354.873384966455</text:p>
          </table:table-cell>
          <table:table-cell office:value-type="float" office:value="354.457864346332" calcext:value-type="float">
            <text:p>354.457864346332</text:p>
          </table:table-cell>
          <table:table-cell office:value-type="float" office:value="354.148744722242" calcext:value-type="float">
            <text:p>354.148744722242</text:p>
          </table:table-cell>
          <table:table-cell office:value-type="float" office:value="353.844509724898" calcext:value-type="float">
            <text:p>353.844509724898</text:p>
          </table:table-cell>
          <table:table-cell office:value-type="float" office:value="353.392320697997" calcext:value-type="float">
            <text:p>353.392320697997</text:p>
          </table:table-cell>
          <table:table-cell office:value-type="float" office:value="347.349750501326" calcext:value-type="float">
            <text:p>347.349750501326</text:p>
          </table:table-cell>
        </table:table-row>
        <table:table-row table:style-name="ro2">
          <table:table-cell office:value-type="float" office:value="355.036031865381" calcext:value-type="float">
            <text:p>355.036031865381</text:p>
          </table:table-cell>
          <table:table-cell office:value-type="float" office:value="355.03214038579" calcext:value-type="float">
            <text:p>355.03214038579</text:p>
          </table:table-cell>
          <table:table-cell office:value-type="float" office:value="355.025057333544" calcext:value-type="float">
            <text:p>355.025057333544</text:p>
          </table:table-cell>
          <table:table-cell office:value-type="float" office:value="354.95736685961" calcext:value-type="float">
            <text:p>354.95736685961</text:p>
          </table:table-cell>
          <table:table-cell office:value-type="float" office:value="354.874244360971" calcext:value-type="float">
            <text:p>354.874244360971</text:p>
          </table:table-cell>
          <table:table-cell office:value-type="float" office:value="354.458818381359" calcext:value-type="float">
            <text:p>354.458818381359</text:p>
          </table:table-cell>
          <table:table-cell office:value-type="float" office:value="354.149714431899" calcext:value-type="float">
            <text:p>354.149714431899</text:p>
          </table:table-cell>
          <table:table-cell office:value-type="float" office:value="353.845487010604" calcext:value-type="float">
            <text:p>353.845487010604</text:p>
          </table:table-cell>
          <table:table-cell office:value-type="float" office:value="353.393303948091" calcext:value-type="float">
            <text:p>353.393303948091</text:p>
          </table:table-cell>
          <table:table-cell office:value-type="float" office:value="347.350746893545" calcext:value-type="float">
            <text:p>347.350746893545</text:p>
          </table:table-cell>
        </table:table-row>
        <table:table-row table:style-name="ro2">
          <table:table-cell office:value-type="float" office:value="355.036038208036" calcext:value-type="float">
            <text:p>355.036038208036</text:p>
          </table:table-cell>
          <table:table-cell office:value-type="float" office:value="355.032357238626" calcext:value-type="float">
            <text:p>355.032357238626</text:p>
          </table:table-cell>
          <table:table-cell office:value-type="float" office:value="355.025427259945" calcext:value-type="float">
            <text:p>355.025427259945</text:p>
          </table:table-cell>
          <table:table-cell office:value-type="float" office:value="354.958118631335" calcext:value-type="float">
            <text:p>354.958118631335</text:p>
          </table:table-cell>
          <table:table-cell office:value-type="float" office:value="354.875099226121" calcext:value-type="float">
            <text:p>354.875099226121</text:p>
          </table:table-cell>
          <table:table-cell office:value-type="float" office:value="354.45977084469" calcext:value-type="float">
            <text:p>354.45977084469</text:p>
          </table:table-cell>
          <table:table-cell office:value-type="float" office:value="354.150683084195" calcext:value-type="float">
            <text:p>354.150683084195</text:p>
          </table:table-cell>
          <table:table-cell office:value-type="float" office:value="353.846463497231" calcext:value-type="float">
            <text:p>353.846463497231</text:p>
          </table:table-cell>
          <table:table-cell office:value-type="float" office:value="353.394286612628" calcext:value-type="float">
            <text:p>353.394286612628</text:p>
          </table:table-cell>
          <table:table-cell office:value-type="float" office:value="347.351743159749" calcext:value-type="float">
            <text:p>347.351743159749</text:p>
          </table:table-cell>
        </table:table-row>
        <table:table-row table:style-name="ro2">
          <table:table-cell office:value-type="float" office:value="355.03610409363" calcext:value-type="float">
            <text:p>355.03610409363</text:p>
          </table:table-cell>
          <table:table-cell office:value-type="float" office:value="355.032563037224" calcext:value-type="float">
            <text:p>355.032563037224</text:p>
          </table:table-cell>
          <table:table-cell office:value-type="float" office:value="355.025785114519" calcext:value-type="float">
            <text:p>355.025785114519</text:p>
          </table:table-cell>
          <table:table-cell office:value-type="float" office:value="354.958863252384" calcext:value-type="float">
            <text:p>354.958863252384</text:p>
          </table:table-cell>
          <table:table-cell office:value-type="float" office:value="354.875949585762" calcext:value-type="float">
            <text:p>354.875949585762</text:p>
          </table:table-cell>
          <table:table-cell office:value-type="float" office:value="354.460721738908" calcext:value-type="float">
            <text:p>354.460721738908</text:p>
          </table:table-cell>
          <table:table-cell office:value-type="float" office:value="354.151650680277" calcext:value-type="float">
            <text:p>354.151650680277</text:p>
          </table:table-cell>
          <table:table-cell office:value-type="float" office:value="353.847439185428" calcext:value-type="float">
            <text:p>353.847439185428</text:p>
          </table:table-cell>
          <table:table-cell office:value-type="float" office:value="353.395268691952" calcext:value-type="float">
            <text:p>353.395268691952</text:p>
          </table:table-cell>
          <table:table-cell office:value-type="float" office:value="347.352739299955" calcext:value-type="float">
            <text:p>347.352739299955</text:p>
          </table:table-cell>
        </table:table-row>
        <table:table-row table:style-name="ro2">
          <table:table-cell office:value-type="float" office:value="355.036107957268" calcext:value-type="float">
            <text:p>355.036107957268</text:p>
          </table:table-cell>
          <table:table-cell office:value-type="float" office:value="355.03275833908" calcext:value-type="float">
            <text:p>355.03275833908</text:p>
          </table:table-cell>
          <table:table-cell office:value-type="float" office:value="355.026131291205" calcext:value-type="float">
            <text:p>355.026131291205</text:p>
          </table:table-cell>
          <table:table-cell office:value-type="float" office:value="354.959600790755" calcext:value-type="float">
            <text:p>354.959600790755</text:p>
          </table:table-cell>
          <table:table-cell office:value-type="float" office:value="354.876795463625" calcext:value-type="float">
            <text:p>354.876795463625</text:p>
          </table:table-cell>
          <table:table-cell office:value-type="float" office:value="354.461671066592" calcext:value-type="float">
            <text:p>354.461671066592</text:p>
          </table:table-cell>
          <table:table-cell office:value-type="float" office:value="354.152617221293" calcext:value-type="float">
            <text:p>354.152617221293</text:p>
          </table:table-cell>
          <table:table-cell office:value-type="float" office:value="353.848414075845" calcext:value-type="float">
            <text:p>353.848414075845</text:p>
          </table:table-cell>
          <table:table-cell office:value-type="float" office:value="353.396250186409" calcext:value-type="float">
            <text:p>353.396250186409</text:p>
          </table:table-cell>
          <table:table-cell office:value-type="float" office:value="347.353735314177" calcext:value-type="float">
            <text:p>347.353735314177</text:p>
          </table:table-cell>
        </table:table-row>
        <table:table-row table:style-name="ro2">
          <table:table-cell office:value-type="float" office:value="355.036161899176" calcext:value-type="float">
            <text:p>355.036161899176</text:p>
          </table:table-cell>
          <table:table-cell office:value-type="float" office:value="355.032943685056" calcext:value-type="float">
            <text:p>355.032943685056</text:p>
          </table:table-cell>
          <table:table-cell office:value-type="float" office:value="355.026466171082" calcext:value-type="float">
            <text:p>355.026466171082</text:p>
          </table:table-cell>
          <table:table-cell office:value-type="float" office:value="354.960331313802" calcext:value-type="float">
            <text:p>354.960331313802</text:p>
          </table:table-cell>
          <table:table-cell office:value-type="float" office:value="354.877636883317" calcext:value-type="float">
            <text:p>354.877636883317</text:p>
          </table:table-cell>
          <table:table-cell office:value-type="float" office:value="354.462618830319" calcext:value-type="float">
            <text:p>354.462618830319</text:p>
          </table:table-cell>
          <table:table-cell office:value-type="float" office:value="354.153582708388" calcext:value-type="float">
            <text:p>354.153582708388</text:p>
          </table:table-cell>
          <table:table-cell office:value-type="float" office:value="353.84938816913" calcext:value-type="float">
            <text:p>353.84938816913</text:p>
          </table:table-cell>
          <table:table-cell office:value-type="float" office:value="353.397231096344" calcext:value-type="float">
            <text:p>353.397231096344</text:p>
          </table:table-cell>
          <table:table-cell office:value-type="float" office:value="347.35473120243" calcext:value-type="float">
            <text:p>347.35473120243</text:p>
          </table:table-cell>
        </table:table-row>
        <table:table-row table:style-name="ro2">
          <table:table-cell office:value-type="float" office:value="355.036163974166" calcext:value-type="float">
            <text:p>355.036163974166</text:p>
          </table:table-cell>
          <table:table-cell office:value-type="float" office:value="355.033119577675" calcext:value-type="float">
            <text:p>355.033119577675</text:p>
          </table:table-cell>
          <table:table-cell office:value-type="float" office:value="355.026790122796" calcext:value-type="float">
            <text:p>355.026790122796</text:p>
          </table:table-cell>
          <table:table-cell office:value-type="float" office:value="354.961054888236" calcext:value-type="float">
            <text:p>354.961054888236</text:p>
          </table:table-cell>
          <table:table-cell office:value-type="float" office:value="354.87847386832" calcext:value-type="float">
            <text:p>354.87847386832</text:p>
          </table:table-cell>
          <table:table-cell office:value-type="float" office:value="354.46356503266" calcext:value-type="float">
            <text:p>354.46356503266</text:p>
          </table:table-cell>
          <table:table-cell office:value-type="float" office:value="354.154547142708" calcext:value-type="float">
            <text:p>354.154547142708</text:p>
          </table:table-cell>
          <table:table-cell office:value-type="float" office:value="353.850361465931" calcext:value-type="float">
            <text:p>353.850361465931</text:p>
          </table:table-cell>
          <table:table-cell office:value-type="float" office:value="353.398211422102" calcext:value-type="float">
            <text:p>353.398211422102</text:p>
          </table:table-cell>
          <table:table-cell office:value-type="float" office:value="347.35572696473" calcext:value-type="float">
            <text:p>347.35572696473</text:p>
          </table:table-cell>
        </table:table-row>
        <table:table-row table:style-name="ro2">
          <table:table-cell office:value-type="float" office:value="355.036208160963" calcext:value-type="float">
            <text:p>355.036208160963</text:p>
          </table:table-cell>
          <table:table-cell office:value-type="float" office:value="355.033286503654" calcext:value-type="float">
            <text:p>355.033286503654</text:p>
          </table:table-cell>
          <table:table-cell office:value-type="float" office:value="355.027103502965" calcext:value-type="float">
            <text:p>355.027103502965</text:p>
          </table:table-cell>
          <table:table-cell office:value-type="float" office:value="354.961771580137" calcext:value-type="float">
            <text:p>354.961771580137</text:p>
          </table:table-cell>
          <table:table-cell office:value-type="float" office:value="354.879306441991" calcext:value-type="float">
            <text:p>354.879306441991</text:p>
          </table:table-cell>
          <table:table-cell office:value-type="float" office:value="354.464509676182" calcext:value-type="float">
            <text:p>354.464509676182</text:p>
          </table:table-cell>
          <table:table-cell office:value-type="float" office:value="354.155510525396" calcext:value-type="float">
            <text:p>354.155510525396</text:p>
          </table:table-cell>
          <table:table-cell office:value-type="float" office:value="353.851333966897" calcext:value-type="float">
            <text:p>353.851333966897</text:p>
          </table:table-cell>
          <table:table-cell office:value-type="float" office:value="353.399191164029" calcext:value-type="float">
            <text:p>353.399191164029</text:p>
          </table:table-cell>
          <table:table-cell office:value-type="float" office:value="347.356722601091" calcext:value-type="float">
            <text:p>347.356722601091</text:p>
          </table:table-cell>
        </table:table-row>
        <table:table-row table:style-name="ro2">
          <table:table-cell office:value-type="float" office:value="355.036208968154" calcext:value-type="float">
            <text:p>355.036208968154</text:p>
          </table:table-cell>
          <table:table-cell office:value-type="float" office:value="355.033444915933" calcext:value-type="float">
            <text:p>355.033444915933</text:p>
          </table:table-cell>
          <table:table-cell office:value-type="float" office:value="355.027406656567" calcext:value-type="float">
            <text:p>355.027406656567</text:p>
          </table:table-cell>
          <table:table-cell office:value-type="float" office:value="354.962481454954" calcext:value-type="float">
            <text:p>354.962481454954</text:p>
          </table:table-cell>
          <table:table-cell office:value-type="float" office:value="354.880134627566" calcext:value-type="float">
            <text:p>354.880134627566</text:p>
          </table:table-cell>
          <table:table-cell office:value-type="float" office:value="354.465452763449" calcext:value-type="float">
            <text:p>354.465452763449</text:p>
          </table:table-cell>
          <table:table-cell office:value-type="float" office:value="354.156472857595" calcext:value-type="float">
            <text:p>354.156472857595</text:p>
          </table:table-cell>
          <table:table-cell office:value-type="float" office:value="353.852305672673" calcext:value-type="float">
            <text:p>353.852305672673</text:p>
          </table:table-cell>
          <table:table-cell office:value-type="float" office:value="353.400170322469" calcext:value-type="float">
            <text:p>353.400170322469</text:p>
          </table:table-cell>
          <table:table-cell office:value-type="float" office:value="347.357718111529" calcext:value-type="float">
            <text:p>347.357718111529</text:p>
          </table:table-cell>
        </table:table-row>
        <table:table-row table:style-name="ro2">
          <table:table-cell office:value-type="float" office:value="355.036245183037" calcext:value-type="float">
            <text:p>355.036245183037</text:p>
          </table:table-cell>
          <table:table-cell office:value-type="float" office:value="355.033595252532" calcext:value-type="float">
            <text:p>355.033595252532</text:p>
          </table:table-cell>
          <table:table-cell office:value-type="float" office:value="355.027699917324" calcext:value-type="float">
            <text:p>355.027699917324</text:p>
          </table:table-cell>
          <table:table-cell office:value-type="float" office:value="354.963184577516" calcext:value-type="float">
            <text:p>354.963184577516</text:p>
          </table:table-cell>
          <table:table-cell office:value-type="float" office:value="354.880958448159" calcext:value-type="float">
            <text:p>354.880958448159</text:p>
          </table:table-cell>
          <table:table-cell office:value-type="float" office:value="354.466394297018" calcext:value-type="float">
            <text:p>354.466394297018</text:p>
          </table:table-cell>
          <table:table-cell office:value-type="float" office:value="354.157434140446" calcext:value-type="float">
            <text:p>354.157434140446</text:p>
          </table:table-cell>
          <table:table-cell office:value-type="float" office:value="353.853276583907" calcext:value-type="float">
            <text:p>353.853276583907</text:p>
          </table:table-cell>
          <table:table-cell office:value-type="float" office:value="353.401148897767" calcext:value-type="float">
            <text:p>353.401148897767</text:p>
          </table:table-cell>
          <table:table-cell office:value-type="float" office:value="347.358713496059" calcext:value-type="float">
            <text:p>347.358713496059</text:p>
          </table:table-cell>
        </table:table-row>
        <table:table-row table:style-name="ro2">
          <table:table-cell office:value-type="float" office:value="355.036245112807" calcext:value-type="float">
            <text:p>355.036245112807</text:p>
          </table:table-cell>
          <table:table-cell office:value-type="float" office:value="355.033737921675" calcext:value-type="float">
            <text:p>355.033737921675</text:p>
          </table:table-cell>
          <table:table-cell office:value-type="float" office:value="355.027983608067" calcext:value-type="float">
            <text:p>355.027983608067</text:p>
          </table:table-cell>
          <table:table-cell office:value-type="float" office:value="354.963881012034" calcext:value-type="float">
            <text:p>354.963881012034</text:p>
          </table:table-cell>
          <table:table-cell office:value-type="float" office:value="354.881777926762" calcext:value-type="float">
            <text:p>354.881777926762</text:p>
          </table:table-cell>
          <table:table-cell office:value-type="float" office:value="354.467334279444" calcext:value-type="float">
            <text:p>354.467334279444</text:p>
          </table:table-cell>
          <table:table-cell office:value-type="float" office:value="354.158394375088" calcext:value-type="float">
            <text:p>354.158394375088</text:p>
          </table:table-cell>
          <table:table-cell office:value-type="float" office:value="353.854246701245" calcext:value-type="float">
            <text:p>353.854246701245</text:p>
          </table:table-cell>
          <table:table-cell office:value-type="float" office:value="353.402126890267" calcext:value-type="float">
            <text:p>353.402126890267</text:p>
          </table:table-cell>
          <table:table-cell office:value-type="float" office:value="347.359708754696" calcext:value-type="float">
            <text:p>347.359708754696</text:p>
          </table:table-cell>
        </table:table-row>
        <table:table-row table:style-name="ro2">
          <table:table-cell office:value-type="float" office:value="355.036274809498" calcext:value-type="float">
            <text:p>355.036274809498</text:p>
          </table:table-cell>
          <table:table-cell office:value-type="float" office:value="355.033873317578" calcext:value-type="float">
            <text:p>355.033873317578</text:p>
          </table:table-cell>
          <table:table-cell office:value-type="float" office:value="355.028258041092" calcext:value-type="float">
            <text:p>355.028258041092</text:p>
          </table:table-cell>
          <table:table-cell office:value-type="float" office:value="354.964570822112" calcext:value-type="float">
            <text:p>354.964570822112</text:p>
          </table:table-cell>
          <table:table-cell office:value-type="float" office:value="354.882593086244" calcext:value-type="float">
            <text:p>354.882593086244</text:p>
          </table:table-cell>
          <table:table-cell office:value-type="float" office:value="354.468272713278" calcext:value-type="float">
            <text:p>354.468272713278</text:p>
          </table:table-cell>
          <table:table-cell office:value-type="float" office:value="354.159353562661" calcext:value-type="float">
            <text:p>354.159353562661</text:p>
          </table:table-cell>
          <table:table-cell office:value-type="float" office:value="353.855216025332" calcext:value-type="float">
            <text:p>353.855216025332</text:p>
          </table:table-cell>
          <table:table-cell office:value-type="float" office:value="353.403104300313" calcext:value-type="float">
            <text:p>353.403104300313</text:p>
          </table:table-cell>
          <table:table-cell office:value-type="float" office:value="347.360703887455" calcext:value-type="float">
            <text:p>347.360703887455</text:p>
          </table:table-cell>
        </table:table-row>
        <table:table-row table:style-name="ro2">
          <table:table-cell office:value-type="float" office:value="355.036274152131" calcext:value-type="float">
            <text:p>355.036274152131</text:p>
          </table:table-cell>
          <table:table-cell office:value-type="float" office:value="355.034001808146" calcext:value-type="float">
            <text:p>355.034001808146</text:p>
          </table:table-cell>
          <table:table-cell office:value-type="float" office:value="355.028523518507" calcext:value-type="float">
            <text:p>355.028523518507</text:p>
          </table:table-cell>
          <table:table-cell office:value-type="float" office:value="354.965254070745" calcext:value-type="float">
            <text:p>354.965254070745</text:p>
          </table:table-cell>
          <table:table-cell office:value-type="float" office:value="354.883403949357" calcext:value-type="float">
            <text:p>354.883403949357</text:p>
          </table:table-cell>
          <table:table-cell office:value-type="float" office:value="354.469209601066" calcext:value-type="float">
            <text:p>354.469209601066</text:p>
          </table:table-cell>
          <table:table-cell office:value-type="float" office:value="354.160311704302" calcext:value-type="float">
            <text:p>354.160311704302</text:p>
          </table:table-cell>
          <table:table-cell office:value-type="float" office:value="353.856184556813" calcext:value-type="float">
            <text:p>353.856184556813</text:p>
          </table:table-cell>
          <table:table-cell office:value-type="float" office:value="353.40408112825" calcext:value-type="float">
            <text:p>353.40408112825</text:p>
          </table:table-cell>
          <table:table-cell office:value-type="float" office:value="347.361698894352" calcext:value-type="float">
            <text:p>347.361698894352</text:p>
          </table:table-cell>
        </table:table-row>
        <table:table-row table:style-name="ro2">
          <table:table-cell office:value-type="float" office:value="355.036298516411" calcext:value-type="float">
            <text:p>355.036298516411</text:p>
          </table:table-cell>
          <table:table-cell office:value-type="float" office:value="355.034123748189" calcext:value-type="float">
            <text:p>355.034123748189</text:p>
          </table:table-cell>
          <table:table-cell office:value-type="float" office:value="355.028780332558" calcext:value-type="float">
            <text:p>355.028780332558</text:p>
          </table:table-cell>
          <table:table-cell office:value-type="float" office:value="354.965930820332" calcext:value-type="float">
            <text:p>354.965930820332</text:p>
          </table:table-cell>
          <table:table-cell office:value-type="float" office:value="354.884210538731" calcext:value-type="float">
            <text:p>354.884210538731</text:p>
          </table:table-cell>
          <table:table-cell office:value-type="float" office:value="354.47014494535" calcext:value-type="float">
            <text:p>354.47014494535</text:p>
          </table:table-cell>
          <table:table-cell office:value-type="float" office:value="354.161268801148" calcext:value-type="float">
            <text:p>354.161268801148</text:p>
          </table:table-cell>
          <table:table-cell office:value-type="float" office:value="353.857152296333" calcext:value-type="float">
            <text:p>353.857152296333</text:p>
          </table:table-cell>
          <table:table-cell office:value-type="float" office:value="353.40505737442" calcext:value-type="float">
            <text:p>353.40505737442</text:p>
          </table:table-cell>
          <table:table-cell office:value-type="float" office:value="347.3626937754" calcext:value-type="float">
            <text:p>347.3626937754</text:p>
          </table:table-cell>
        </table:table-row>
        <table:table-row table:style-name="ro2">
          <table:table-cell office:value-type="float" office:value="355.036297485687" calcext:value-type="float">
            <text:p>355.036297485687</text:p>
          </table:table-cell>
          <table:table-cell office:value-type="float" office:value="355.034239469256" calcext:value-type="float">
            <text:p>355.034239469256</text:p>
          </table:table-cell>
          <table:table-cell office:value-type="float" office:value="355.029028765956" calcext:value-type="float">
            <text:p>355.029028765956</text:p>
          </table:table-cell>
          <table:table-cell office:value-type="float" office:value="354.966601132678" calcext:value-type="float">
            <text:p>354.966601132678</text:p>
          </table:table-cell>
          <table:table-cell office:value-type="float" office:value="354.885012876879" calcext:value-type="float">
            <text:p>354.885012876879</text:p>
          </table:table-cell>
          <table:table-cell office:value-type="float" office:value="354.471078748669" calcext:value-type="float">
            <text:p>354.471078748669</text:p>
          </table:table-cell>
          <table:table-cell office:value-type="float" office:value="354.162224854332" calcext:value-type="float">
            <text:p>354.162224854332</text:p>
          </table:table-cell>
          <table:table-cell office:value-type="float" office:value="353.858119244536" calcext:value-type="float">
            <text:p>353.858119244536</text:p>
          </table:table-cell>
          <table:table-cell office:value-type="float" office:value="353.406033039168" calcext:value-type="float">
            <text:p>353.406033039168</text:p>
          </table:table-cell>
          <table:table-cell office:value-type="float" office:value="347.363688530616" calcext:value-type="float">
            <text:p>347.363688530616</text:p>
          </table:table-cell>
        </table:table-row>
        <table:table-row table:style-name="ro2">
          <table:table-cell office:value-type="float" office:value="355.036317485312" calcext:value-type="float">
            <text:p>355.036317485312</text:p>
          </table:table-cell>
          <table:table-cell office:value-type="float" office:value="355.034349290708" calcext:value-type="float">
            <text:p>355.034349290708</text:p>
          </table:table-cell>
          <table:table-cell office:value-type="float" office:value="355.029269092186" calcext:value-type="float">
            <text:p>355.029269092186</text:p>
          </table:table-cell>
          <table:table-cell office:value-type="float" office:value="354.967265069002" calcext:value-type="float">
            <text:p>354.967265069002</text:p>
          </table:table-cell>
          <table:table-cell office:value-type="float" office:value="354.885810986192" calcext:value-type="float">
            <text:p>354.885810986192</text:p>
          </table:table-cell>
          <table:table-cell office:value-type="float" office:value="354.472011013554" calcext:value-type="float">
            <text:p>354.472011013554</text:p>
          </table:table-cell>
          <table:table-cell office:value-type="float" office:value="354.16317986499" calcext:value-type="float">
            <text:p>354.16317986499</text:p>
          </table:table-cell>
          <table:table-cell office:value-type="float" office:value="353.859085402064" calcext:value-type="float">
            <text:p>353.859085402064</text:p>
          </table:table-cell>
          <table:table-cell office:value-type="float" office:value="353.407008122836" calcext:value-type="float">
            <text:p>353.407008122836</text:p>
          </table:table-cell>
          <table:table-cell office:value-type="float" office:value="347.364683160014" calcext:value-type="float">
            <text:p>347.364683160014</text:p>
          </table:table-cell>
        </table:table-row>
        <table:table-row table:style-name="ro2">
          <table:table-cell office:value-type="float" office:value="355.036316236789" calcext:value-type="float">
            <text:p>355.036316236789</text:p>
          </table:table-cell>
          <table:table-cell office:value-type="float" office:value="355.034453511315" calcext:value-type="float">
            <text:p>355.034453511315</text:p>
          </table:table-cell>
          <table:table-cell office:value-type="float" office:value="355.029501575809" calcext:value-type="float">
            <text:p>355.029501575809</text:p>
          </table:table-cell>
          <table:table-cell office:value-type="float" office:value="354.967922689937" calcext:value-type="float">
            <text:p>354.967922689937</text:p>
          </table:table-cell>
          <table:table-cell office:value-type="float" office:value="354.886604888947" calcext:value-type="float">
            <text:p>354.886604888947</text:p>
          </table:table-cell>
          <table:table-cell office:value-type="float" office:value="354.472941742538" calcext:value-type="float">
            <text:p>354.472941742538</text:p>
          </table:table-cell>
          <table:table-cell office:value-type="float" office:value="354.164133834253" calcext:value-type="float">
            <text:p>354.164133834253</text:p>
          </table:table-cell>
          <table:table-cell office:value-type="float" office:value="353.860050769562" calcext:value-type="float">
            <text:p>353.860050769562</text:p>
          </table:table-cell>
          <table:table-cell office:value-type="float" office:value="353.407982625769" calcext:value-type="float">
            <text:p>353.407982625769</text:p>
          </table:table-cell>
          <table:table-cell office:value-type="float" office:value="347.36567766361" calcext:value-type="float">
            <text:p>347.36567766361</text:p>
          </table:table-cell>
        </table:table-row>
        <table:table-row table:style-name="ro2">
          <table:table-cell office:value-type="float" office:value="355.036332662004" calcext:value-type="float">
            <text:p>355.036332662004</text:p>
          </table:table-cell>
          <table:table-cell office:value-type="float" office:value="355.034552418541" calcext:value-type="float">
            <text:p>355.034552418541</text:p>
          </table:table-cell>
          <table:table-cell office:value-type="float" office:value="355.029726472752" calcext:value-type="float">
            <text:p>355.029726472752</text:p>
          </table:table-cell>
          <table:table-cell office:value-type="float" office:value="354.968574055545" calcext:value-type="float">
            <text:p>354.968574055545</text:p>
          </table:table-cell>
          <table:table-cell office:value-type="float" office:value="354.887394607302" calcext:value-type="float">
            <text:p>354.887394607302</text:p>
          </table:table-cell>
          <table:table-cell office:value-type="float" office:value="354.473870938143" calcext:value-type="float">
            <text:p>354.473870938143</text:p>
          </table:table-cell>
          <table:table-cell office:value-type="float" office:value="354.165086763253" calcext:value-type="float">
            <text:p>354.165086763253</text:p>
          </table:table-cell>
          <table:table-cell office:value-type="float" office:value="353.861015347671" calcext:value-type="float">
            <text:p>353.861015347671</text:p>
          </table:table-cell>
          <table:table-cell office:value-type="float" office:value="353.408956548308" calcext:value-type="float">
            <text:p>353.408956548308</text:p>
          </table:table-cell>
          <table:table-cell office:value-type="float" office:value="347.366672041419" calcext:value-type="float">
            <text:p>347.366672041419</text:p>
          </table:table-cell>
        </table:table-row>
        <table:table-row table:style-name="ro2">
          <table:table-cell office:value-type="float" office:value="355.036331307157" calcext:value-type="float">
            <text:p>355.036331307157</text:p>
          </table:table-cell>
          <table:table-cell office:value-type="float" office:value="355.034646281611" calcext:value-type="float">
            <text:p>355.034646281611</text:p>
          </table:table-cell>
          <table:table-cell office:value-type="float" office:value="355.029944030592" calcext:value-type="float">
            <text:p>355.029944030592</text:p>
          </table:table-cell>
          <table:table-cell office:value-type="float" office:value="354.969219225313" calcext:value-type="float">
            <text:p>354.969219225313</text:p>
          </table:table-cell>
          <table:table-cell office:value-type="float" office:value="354.888180163299" calcext:value-type="float">
            <text:p>354.888180163299</text:p>
          </table:table-cell>
          <table:table-cell office:value-type="float" office:value="354.474798602893" calcext:value-type="float">
            <text:p>354.474798602893</text:p>
          </table:table-cell>
          <table:table-cell office:value-type="float" office:value="354.166038653121" calcext:value-type="float">
            <text:p>354.166038653121</text:p>
          </table:table-cell>
          <table:table-cell office:value-type="float" office:value="353.861979137033" calcext:value-type="float">
            <text:p>353.861979137033</text:p>
          </table:table-cell>
          <table:table-cell office:value-type="float" office:value="353.409929890797" calcext:value-type="float">
            <text:p>353.409929890797</text:p>
          </table:table-cell>
          <table:table-cell office:value-type="float" office:value="347.367666293456" calcext:value-type="float">
            <text:p>347.367666293456</text:p>
          </table:table-cell>
        </table:table-row>
        <table:table-row table:style-name="ro2">
          <table:table-cell office:value-type="float" office:value="355.036344803601" calcext:value-type="float">
            <text:p>355.036344803601</text:p>
          </table:table-cell>
          <table:table-cell office:value-type="float" office:value="355.034735359289" calcext:value-type="float">
            <text:p>355.034735359289</text:p>
          </table:table-cell>
          <table:table-cell office:value-type="float" office:value="355.030154488824" calcext:value-type="float">
            <text:p>355.030154488824</text:p>
          </table:table-cell>
          <table:table-cell office:value-type="float" office:value="354.969858258164" calcext:value-type="float">
            <text:p>354.969858258164</text:p>
          </table:table-cell>
          <table:table-cell office:value-type="float" office:value="354.888961578863" calcext:value-type="float">
            <text:p>354.888961578863</text:p>
          </table:table-cell>
          <table:table-cell office:value-type="float" office:value="354.475724739304" calcext:value-type="float">
            <text:p>354.475724739304</text:p>
          </table:table-cell>
          <table:table-cell office:value-type="float" office:value="354.166989504984" calcext:value-type="float">
            <text:p>354.166989504984</text:p>
          </table:table-cell>
          <table:table-cell office:value-type="float" office:value="353.86294213829" calcext:value-type="float">
            <text:p>353.86294213829</text:p>
          </table:table-cell>
          <table:table-cell office:value-type="float" office:value="353.410902653578" calcext:value-type="float">
            <text:p>353.410902653578</text:p>
          </table:table-cell>
          <table:table-cell office:value-type="float" office:value="347.368660419735" calcext:value-type="float">
            <text:p>347.368660419735</text:p>
          </table:table-cell>
        </table:table-row>
        <table:table-row table:style-name="ro2">
          <table:table-cell office:value-type="float" office:value="355.036343420727" calcext:value-type="float">
            <text:p>355.036343420727</text:p>
          </table:table-cell>
          <table:table-cell office:value-type="float" office:value="355.034819894161" calcext:value-type="float">
            <text:p>355.034819894161</text:p>
          </table:table-cell>
          <table:table-cell office:value-type="float" office:value="355.03035807913" calcext:value-type="float">
            <text:p>355.03035807913</text:p>
          </table:table-cell>
          <table:table-cell office:value-type="float" office:value="354.970491212462" calcext:value-type="float">
            <text:p>354.970491212462</text:p>
          </table:table-cell>
          <table:table-cell office:value-type="float" office:value="354.889738875804" calcext:value-type="float">
            <text:p>354.889738875804</text:p>
          </table:table-cell>
          <table:table-cell office:value-type="float" office:value="354.476649349889" calcext:value-type="float">
            <text:p>354.476649349889</text:p>
          </table:table-cell>
          <table:table-cell office:value-type="float" office:value="354.167939319972" calcext:value-type="float">
            <text:p>354.167939319972</text:p>
          </table:table-cell>
          <table:table-cell office:value-type="float" office:value="353.863904352083" calcext:value-type="float">
            <text:p>353.863904352083</text:p>
          </table:table-cell>
          <table:table-cell office:value-type="float" office:value="353.411874836994" calcext:value-type="float">
            <text:p>353.411874836994</text:p>
          </table:table-cell>
          <table:table-cell office:value-type="float" office:value="347.369654420273" calcext:value-type="float">
            <text:p>347.369654420273</text:p>
          </table:table-cell>
        </table:table-row>
        <table:table-row table:style-name="ro2">
          <table:table-cell office:value-type="float" office:value="355.036354516176" calcext:value-type="float">
            <text:p>355.036354516176</text:p>
          </table:table-cell>
          <table:table-cell office:value-type="float" office:value="355.034900119167" calcext:value-type="float">
            <text:p>355.034900119167</text:p>
          </table:table-cell>
          <table:table-cell office:value-type="float" office:value="355.030555025632" calcext:value-type="float">
            <text:p>355.030555025632</text:p>
          </table:table-cell>
          <table:table-cell office:value-type="float" office:value="354.971118146013" calcext:value-type="float">
            <text:p>354.971118146013</text:p>
          </table:table-cell>
          <table:table-cell office:value-type="float" office:value="354.890512075819" calcext:value-type="float">
            <text:p>354.890512075819</text:p>
          </table:table-cell>
          <table:table-cell office:value-type="float" office:value="354.477572437158" calcext:value-type="float">
            <text:p>354.477572437158</text:p>
          </table:table-cell>
          <table:table-cell office:value-type="float" office:value="354.16888809921" calcext:value-type="float">
            <text:p>354.16888809921</text:p>
          </table:table-cell>
          <table:table-cell office:value-type="float" office:value="353.864865779051" calcext:value-type="float">
            <text:p>353.864865779051</text:p>
          </table:table-cell>
          <table:table-cell office:value-type="float" office:value="353.412846441387" calcext:value-type="float">
            <text:p>353.412846441387</text:p>
          </table:table-cell>
          <table:table-cell office:value-type="float" office:value="347.370648295083" calcext:value-type="float">
            <text:p>347.370648295083</text:p>
          </table:table-cell>
        </table:table-row>
        <table:table-row table:style-name="ro2">
          <table:table-cell office:value-type="float" office:value="355.036353158775" calcext:value-type="float">
            <text:p>355.036353158775</text:p>
          </table:table-cell>
          <table:table-cell office:value-type="float" office:value="355.034976252884" calcext:value-type="float">
            <text:p>355.034976252884</text:p>
          </table:table-cell>
          <table:table-cell office:value-type="float" office:value="355.030745545136" calcext:value-type="float">
            <text:p>355.030745545136</text:p>
          </table:table-cell>
          <table:table-cell office:value-type="float" office:value="354.971739116077" calcext:value-type="float">
            <text:p>354.971739116077</text:p>
          </table:table-cell>
          <table:table-cell office:value-type="float" office:value="354.891281200488" calcext:value-type="float">
            <text:p>354.891281200488</text:p>
          </table:table-cell>
          <table:table-cell office:value-type="float" office:value="354.478494003614" calcext:value-type="float">
            <text:p>354.478494003614</text:p>
          </table:table-cell>
          <table:table-cell office:value-type="float" office:value="354.169835843823" calcext:value-type="float">
            <text:p>354.169835843823</text:p>
          </table:table-cell>
          <table:table-cell office:value-type="float" office:value="353.865826419835" calcext:value-type="float">
            <text:p>353.865826419835</text:p>
          </table:table-cell>
          <table:table-cell office:value-type="float" office:value="353.413817467099" calcext:value-type="float">
            <text:p>353.413817467099</text:p>
          </table:table-cell>
          <table:table-cell office:value-type="float" office:value="347.371642044182" calcext:value-type="float">
            <text:p>347.371642044182</text:p>
          </table:table-cell>
        </table:table-row>
        <table:table-row table:style-name="ro2">
          <table:table-cell office:value-type="float" office:value="355.036362284884" calcext:value-type="float">
            <text:p>355.036362284884</text:p>
          </table:table-cell>
          <table:table-cell office:value-type="float" office:value="355.035048505011" calcext:value-type="float">
            <text:p>355.035048505011</text:p>
          </table:table-cell>
          <table:table-cell office:value-type="float" office:value="355.030929847376" calcext:value-type="float">
            <text:p>355.030929847376</text:p>
          </table:table-cell>
          <table:table-cell office:value-type="float" office:value="354.972354179368" calcext:value-type="float">
            <text:p>354.972354179368</text:p>
          </table:table-cell>
          <table:table-cell office:value-type="float" office:value="354.892046271279" calcext:value-type="float">
            <text:p>354.892046271279</text:p>
          </table:table-cell>
          <table:table-cell office:value-type="float" office:value="354.479414051759" calcext:value-type="float">
            <text:p>354.479414051759</text:p>
          </table:table-cell>
          <table:table-cell office:value-type="float" office:value="354.170782554936" calcext:value-type="float">
            <text:p>354.170782554936</text:p>
          </table:table-cell>
          <table:table-cell office:value-type="float" office:value="353.866786275075" calcext:value-type="float">
            <text:p>353.866786275075</text:p>
          </table:table-cell>
          <table:table-cell office:value-type="float" office:value="353.414787914471" calcext:value-type="float">
            <text:p>353.414787914471</text:p>
          </table:table-cell>
          <table:table-cell office:value-type="float" office:value="347.372635667585" calcext:value-type="float">
            <text:p>347.372635667585</text:p>
          </table:table-cell>
        </table:table-row>
        <table:table-row table:style-name="ro2">
          <table:table-cell office:value-type="float" office:value="355.036360988089" calcext:value-type="float">
            <text:p>355.036360988089</text:p>
          </table:table-cell>
          <table:table-cell office:value-type="float" office:value="355.035117072487" calcext:value-type="float">
            <text:p>355.035117072487</text:p>
          </table:table-cell>
          <table:table-cell office:value-type="float" office:value="355.031108135239" calcext:value-type="float">
            <text:p>355.031108135239</text:p>
          </table:table-cell>
          <table:table-cell office:value-type="float" office:value="354.97296339206" calcext:value-type="float">
            <text:p>354.97296339206</text:p>
          </table:table-cell>
          <table:table-cell office:value-type="float" office:value="354.892807309548" calcext:value-type="float">
            <text:p>354.892807309548</text:p>
          </table:table-cell>
          <table:table-cell office:value-type="float" office:value="354.48033258409" calcext:value-type="float">
            <text:p>354.48033258409</text:p>
          </table:table-cell>
          <table:table-cell office:value-type="float" office:value="354.171728233671" calcext:value-type="float">
            <text:p>354.171728233671</text:p>
          </table:table-cell>
          <table:table-cell office:value-type="float" office:value="353.867745345408" calcext:value-type="float">
            <text:p>353.867745345408</text:p>
          </table:table-cell>
          <table:table-cell office:value-type="float" office:value="353.415757783845" calcext:value-type="float">
            <text:p>353.415757783845</text:p>
          </table:table-cell>
          <table:table-cell office:value-type="float" office:value="347.373629165305" calcext:value-type="float">
            <text:p>347.373629165305</text:p>
          </table:table-cell>
        </table:table-row>
        <table:table-row table:style-name="ro2">
          <table:table-cell office:value-type="float" office:value="355.036368498085" calcext:value-type="float">
            <text:p>355.036368498085</text:p>
          </table:table-cell>
          <table:table-cell office:value-type="float" office:value="355.035182144093" calcext:value-type="float">
            <text:p>355.035182144093</text:p>
          </table:table-cell>
          <table:table-cell office:value-type="float" office:value="355.031280604993" calcext:value-type="float">
            <text:p>355.031280604993</text:p>
          </table:table-cell>
          <table:table-cell office:value-type="float" office:value="354.973566809795" calcext:value-type="float">
            <text:p>354.973566809795</text:p>
          </table:table-cell>
          <table:table-cell office:value-type="float" office:value="354.893564336537" calcext:value-type="float">
            <text:p>354.893564336537</text:p>
          </table:table-cell>
          <table:table-cell office:value-type="float" office:value="354.481249603098" calcext:value-type="float">
            <text:p>354.481249603098</text:p>
          </table:table-cell>
          <table:table-cell office:value-type="float" office:value="354.172672881151" calcext:value-type="float">
            <text:p>354.172672881151</text:p>
          </table:table-cell>
          <table:table-cell office:value-type="float" office:value="353.868703631473" calcext:value-type="float">
            <text:p>353.868703631473</text:p>
          </table:table-cell>
          <table:table-cell office:value-type="float" office:value="353.416727075562" calcext:value-type="float">
            <text:p>353.416727075562</text:p>
          </table:table-cell>
          <table:table-cell office:value-type="float" office:value="347.374622537359" calcext:value-type="float">
            <text:p>347.374622537359</text:p>
          </table:table-cell>
        </table:table-row>
        <table:table-row table:style-name="ro2">
          <table:table-cell office:value-type="float" office:value="355.036367283559" calcext:value-type="float">
            <text:p>355.036367283559</text:p>
          </table:table-cell>
          <table:table-cell office:value-type="float" office:value="355.035243897266" calcext:value-type="float">
            <text:p>355.035243897266</text:p>
          </table:table-cell>
          <table:table-cell office:value-type="float" office:value="355.031447446501" calcext:value-type="float">
            <text:p>355.031447446501</text:p>
          </table:table-cell>
          <table:table-cell office:value-type="float" office:value="354.974164487685" calcext:value-type="float">
            <text:p>354.974164487685</text:p>
          </table:table-cell>
          <table:table-cell office:value-type="float" office:value="354.894317373376" calcext:value-type="float">
            <text:p>354.894317373376</text:p>
          </table:table-cell>
          <table:table-cell office:value-type="float" office:value="354.482165111273" calcext:value-type="float">
            <text:p>354.482165111273</text:p>
          </table:table-cell>
          <table:table-cell office:value-type="float" office:value="354.173616498495" calcext:value-type="float">
            <text:p>354.173616498495</text:p>
          </table:table-cell>
          <table:table-cell office:value-type="float" office:value="353.869661133908" calcext:value-type="float">
            <text:p>353.869661133908</text:p>
          </table:table-cell>
          <table:table-cell office:value-type="float" office:value="353.417695789964" calcext:value-type="float">
            <text:p>353.417695789964</text:p>
          </table:table-cell>
          <table:table-cell office:value-type="float" office:value="347.375615783762" calcext:value-type="float">
            <text:p>347.375615783762</text:p>
          </table:table-cell>
        </table:table-row>
        <table:table-row table:style-name="ro2">
          <table:table-cell office:value-type="float" office:value="355.03637346664" calcext:value-type="float">
            <text:p>355.03637346664</text:p>
          </table:table-cell>
          <table:table-cell office:value-type="float" office:value="355.035302501963" calcext:value-type="float">
            <text:p>355.035302501963</text:p>
          </table:table-cell>
          <table:table-cell office:value-type="float" office:value="355.031608843429" calcext:value-type="float">
            <text:p>355.031608843429</text:p>
          </table:table-cell>
          <table:table-cell office:value-type="float" office:value="354.974756480317" calcext:value-type="float">
            <text:p>354.974756480317</text:p>
          </table:table-cell>
          <table:table-cell office:value-type="float" office:value="354.895066441086" calcext:value-type="float">
            <text:p>354.895066441086</text:p>
          </table:table-cell>
          <table:table-cell office:value-type="float" office:value="354.483079111098" calcext:value-type="float">
            <text:p>354.483079111098</text:p>
          </table:table-cell>
          <table:table-cell office:value-type="float" office:value="354.174559086823" calcext:value-type="float">
            <text:p>354.174559086823</text:p>
          </table:table-cell>
          <table:table-cell office:value-type="float" office:value="353.870617853351" calcext:value-type="float">
            <text:p>353.870617853351</text:p>
          </table:table-cell>
          <table:table-cell office:value-type="float" office:value="353.418663927392" calcext:value-type="float">
            <text:p>353.418663927392</text:p>
          </table:table-cell>
          <table:table-cell office:value-type="float" office:value="347.376608904529" calcext:value-type="float">
            <text:p>347.376608904529</text:p>
          </table:table-cell>
        </table:table-row>
        <table:table-row table:style-name="ro2">
          <table:table-cell office:value-type="float" office:value="355.036372346306" calcext:value-type="float">
            <text:p>355.036372346306</text:p>
          </table:table-cell>
          <table:table-cell office:value-type="float" office:value="355.035358118045" calcext:value-type="float">
            <text:p>355.035358118045</text:p>
          </table:table-cell>
          <table:table-cell office:value-type="float" office:value="355.031764973451" calcext:value-type="float">
            <text:p>355.031764973451</text:p>
          </table:table-cell>
          <table:table-cell office:value-type="float" office:value="354.975342841761" calcext:value-type="float">
            <text:p>354.975342841761</text:p>
          </table:table-cell>
          <table:table-cell office:value-type="float" office:value="354.895811560574" calcext:value-type="float">
            <text:p>354.895811560574</text:p>
          </table:table-cell>
          <table:table-cell office:value-type="float" office:value="354.483991605054" calcext:value-type="float">
            <text:p>354.483991605054</text:p>
          </table:table-cell>
          <table:table-cell office:value-type="float" office:value="354.175500647253" calcext:value-type="float">
            <text:p>354.175500647253</text:p>
          </table:table-cell>
          <table:table-cell office:value-type="float" office:value="353.871573790437" calcext:value-type="float">
            <text:p>353.871573790437</text:p>
          </table:table-cell>
          <table:table-cell office:value-type="float" office:value="353.419631488186" calcext:value-type="float">
            <text:p>353.419631488186</text:p>
          </table:table-cell>
          <table:table-cell office:value-type="float" office:value="347.377601899674" calcext:value-type="float">
            <text:p>347.377601899674</text:p>
          </table:table-cell>
        </table:table-row>
        <table:table-row table:style-name="ro2">
          <table:table-cell office:value-type="float" office:value="355.03637743937" calcext:value-type="float">
            <text:p>355.03637743937</text:p>
          </table:table-cell>
          <table:table-cell office:value-type="float" office:value="355.035410898525" calcext:value-type="float">
            <text:p>355.035410898525</text:p>
          </table:table-cell>
          <table:table-cell office:value-type="float" office:value="355.031916008443" calcext:value-type="float">
            <text:p>355.031916008443</text:p>
          </table:table-cell>
          <table:table-cell office:value-type="float" office:value="354.975923625572" calcext:value-type="float">
            <text:p>354.975923625572</text:p>
          </table:table-cell>
          <table:table-cell office:value-type="float" office:value="354.896552752641" calcext:value-type="float">
            <text:p>354.896552752641</text:p>
          </table:table-cell>
          <table:table-cell office:value-type="float" office:value="354.484902595618" calcext:value-type="float">
            <text:p>354.484902595618</text:p>
          </table:table-cell>
          <table:table-cell office:value-type="float" office:value="354.176441180902" calcext:value-type="float">
            <text:p>354.176441180902</text:p>
          </table:table-cell>
          <table:table-cell office:value-type="float" office:value="353.872528945804" calcext:value-type="float">
            <text:p>353.872528945804</text:p>
          </table:table-cell>
          <table:table-cell office:value-type="float" office:value="353.420598472686" calcext:value-type="float">
            <text:p>353.420598472686</text:p>
          </table:table-cell>
          <table:table-cell office:value-type="float" office:value="347.378594769213" calcext:value-type="float">
            <text:p>347.378594769213</text:p>
          </table:table-cell>
        </table:table-row>
        <table:table-row table:style-name="ro2">
          <table:table-cell office:value-type="float" office:value="355.036376418224" calcext:value-type="float">
            <text:p>355.036376418224</text:p>
          </table:table-cell>
          <table:table-cell office:value-type="float" office:value="355.035460987424" calcext:value-type="float">
            <text:p>355.035460987424</text:p>
          </table:table-cell>
          <table:table-cell office:value-type="float" office:value="355.032062114671" calcext:value-type="float">
            <text:p>355.032062114671</text:p>
          </table:table-cell>
          <table:table-cell office:value-type="float" office:value="354.976498884796" calcext:value-type="float">
            <text:p>354.976498884796</text:p>
          </table:table-cell>
          <table:table-cell office:value-type="float" office:value="354.897290037975" calcext:value-type="float">
            <text:p>354.897290037975</text:p>
          </table:table-cell>
          <table:table-cell office:value-type="float" office:value="354.485812085261" calcext:value-type="float">
            <text:p>354.485812085261</text:p>
          </table:table-cell>
          <table:table-cell office:value-type="float" office:value="354.177380688885" calcext:value-type="float">
            <text:p>354.177380688885</text:p>
          </table:table-cell>
          <table:table-cell office:value-type="float" office:value="353.873483320086" calcext:value-type="float">
            <text:p>353.873483320086</text:p>
          </table:table-cell>
          <table:table-cell office:value-type="float" office:value="353.421564881234" calcext:value-type="float">
            <text:p>353.421564881234</text:p>
          </table:table-cell>
          <table:table-cell office:value-type="float" office:value="347.379587513161" calcext:value-type="float">
            <text:p>347.379587513161</text:p>
          </table:table-cell>
        </table:table-row>
        <table:table-row table:style-name="ro2">
          <table:table-cell office:value-type="float" office:value="355.036380615427" calcext:value-type="float">
            <text:p>355.036380615427</text:p>
          </table:table-cell>
          <table:table-cell office:value-type="float" office:value="355.035508522506" calcext:value-type="float">
            <text:p>355.035508522506</text:p>
          </table:table-cell>
          <table:table-cell office:value-type="float" office:value="355.032203452977" calcext:value-type="float">
            <text:p>355.032203452977</text:p>
          </table:table-cell>
          <table:table-cell office:value-type="float" office:value="354.977068671975" calcext:value-type="float">
            <text:p>354.977068671975</text:p>
          </table:table-cell>
          <table:table-cell office:value-type="float" office:value="354.898023437158" calcext:value-type="float">
            <text:p>354.898023437158</text:p>
          </table:table-cell>
          <table:table-cell office:value-type="float" office:value="354.486720076452" calcext:value-type="float">
            <text:p>354.486720076452</text:p>
          </table:table-cell>
          <table:table-cell office:value-type="float" office:value="354.178319172316" calcext:value-type="float">
            <text:p>354.178319172316</text:p>
          </table:table-cell>
          <table:table-cell office:value-type="float" office:value="353.87443691392" calcext:value-type="float">
            <text:p>353.87443691392</text:p>
          </table:table-cell>
          <table:table-cell office:value-type="float" office:value="353.42253071417" calcext:value-type="float">
            <text:p>353.42253071417</text:p>
          </table:table-cell>
          <table:table-cell office:value-type="float" office:value="347.380580131533" calcext:value-type="float">
            <text:p>347.380580131533</text:p>
          </table:table-cell>
        </table:table-row>
        <table:table-row table:style-name="ro2">
          <table:table-cell office:value-type="float" office:value="355.036379693649" calcext:value-type="float">
            <text:p>355.036379693649</text:p>
          </table:table-cell>
          <table:table-cell office:value-type="float" office:value="355.035553633519" calcext:value-type="float">
            <text:p>355.035553633519</text:p>
          </table:table-cell>
          <table:table-cell office:value-type="float" office:value="355.032340178951" calcext:value-type="float">
            <text:p>355.032340178951</text:p>
          </table:table-cell>
          <table:table-cell office:value-type="float" office:value="354.97763303915" calcext:value-type="float">
            <text:p>354.97763303915</text:p>
          </table:table-cell>
          <table:table-cell office:value-type="float" office:value="354.898752970661" calcext:value-type="float">
            <text:p>354.898752970661</text:p>
          </table:table-cell>
          <table:table-cell office:value-type="float" office:value="354.487626571654" calcext:value-type="float">
            <text:p>354.487626571654</text:p>
          </table:table-cell>
          <table:table-cell office:value-type="float" office:value="354.17925663231" calcext:value-type="float">
            <text:p>354.17925663231</text:p>
          </table:table-cell>
          <table:table-cell office:value-type="float" office:value="353.87538972794" calcext:value-type="float">
            <text:p>353.87538972794</text:p>
          </table:table-cell>
          <table:table-cell office:value-type="float" office:value="353.423495971833" calcext:value-type="float">
            <text:p>353.423495971833</text:p>
          </table:table-cell>
          <table:table-cell office:value-type="float" office:value="347.381572624344" calcext:value-type="float">
            <text:p>347.381572624344</text:p>
          </table:table-cell>
        </table:table-row>
        <table:table-row table:style-name="ro2">
          <table:table-cell office:value-type="float" office:value="355.036383154198" calcext:value-type="float">
            <text:p>355.036383154198</text:p>
          </table:table-cell>
          <table:table-cell office:value-type="float" office:value="355.0355964445" calcext:value-type="float">
            <text:p>355.0355964445</text:p>
          </table:table-cell>
          <table:table-cell office:value-type="float" office:value="355.03247244311" calcext:value-type="float">
            <text:p>355.03247244311</text:p>
          </table:table-cell>
          <table:table-cell office:value-type="float" office:value="354.97819203787" calcext:value-type="float">
            <text:p>354.97819203787</text:p>
          </table:table-cell>
          <table:table-cell office:value-type="float" office:value="354.899478658849" calcext:value-type="float">
            <text:p>354.899478658849</text:p>
          </table:table-cell>
          <table:table-cell office:value-type="float" office:value="354.488531573328" calcext:value-type="float">
            <text:p>354.488531573328</text:p>
          </table:table-cell>
          <table:table-cell office:value-type="float" office:value="354.180193069977" calcext:value-type="float">
            <text:p>354.180193069977</text:p>
          </table:table-cell>
          <table:table-cell office:value-type="float" office:value="353.876341762779" calcext:value-type="float">
            <text:p>353.876341762779</text:p>
          </table:table-cell>
          <table:table-cell office:value-type="float" office:value="353.424460654563" calcext:value-type="float">
            <text:p>353.424460654563</text:p>
          </table:table-cell>
          <table:table-cell office:value-type="float" office:value="347.382564991609" calcext:value-type="float">
            <text:p>347.382564991609</text:p>
          </table:table-cell>
        </table:table-row>
        <table:table-row table:style-name="ro2">
          <table:table-cell office:value-type="float" office:value="355.036382328728" calcext:value-type="float">
            <text:p>355.036382328728</text:p>
          </table:table-cell>
          <table:table-cell office:value-type="float" office:value="355.035637072334" calcext:value-type="float">
            <text:p>355.035637072334</text:p>
          </table:table-cell>
          <table:table-cell office:value-type="float" office:value="355.032600391056" calcext:value-type="float">
            <text:p>355.032600391056</text:p>
          </table:table-cell>
          <table:table-cell office:value-type="float" office:value="354.97874571919" calcext:value-type="float">
            <text:p>354.97874571919</text:p>
          </table:table-cell>
          <table:table-cell office:value-type="float" office:value="354.90020052198" calcext:value-type="float">
            <text:p>354.90020052198</text:p>
          </table:table-cell>
          <table:table-cell office:value-type="float" office:value="354.48943508393" calcext:value-type="float">
            <text:p>354.48943508393</text:p>
          </table:table-cell>
          <table:table-cell office:value-type="float" office:value="354.181128486429" calcext:value-type="float">
            <text:p>354.181128486429</text:p>
          </table:table-cell>
          <table:table-cell office:value-type="float" office:value="353.877293019073" calcext:value-type="float">
            <text:p>353.877293019073</text:p>
          </table:table-cell>
          <table:table-cell office:value-type="float" office:value="353.4254247627" calcext:value-type="float">
            <text:p>353.4254247627</text:p>
          </table:table-cell>
          <table:table-cell office:value-type="float" office:value="347.383557233344" calcext:value-type="float">
            <text:p>347.383557233344</text:p>
          </table:table-cell>
        </table:table-row>
        <table:table-row table:style-name="ro2">
          <table:table-cell office:value-type="float" office:value="355.03638518324" calcext:value-type="float">
            <text:p>355.03638518324</text:p>
          </table:table-cell>
          <table:table-cell office:value-type="float" office:value="355.0356756287" calcext:value-type="float">
            <text:p>355.0356756287</text:p>
          </table:table-cell>
          <table:table-cell office:value-type="float" office:value="355.032724163641" calcext:value-type="float">
            <text:p>355.032724163641</text:p>
          </table:table-cell>
          <table:table-cell office:value-type="float" office:value="354.979294133685" calcext:value-type="float">
            <text:p>354.979294133685</text:p>
          </table:table-cell>
          <table:table-cell office:value-type="float" office:value="354.900918580205" calcext:value-type="float">
            <text:p>354.900918580205</text:p>
          </table:table-cell>
          <table:table-cell office:value-type="float" office:value="354.490337105912" calcext:value-type="float">
            <text:p>354.490337105912</text:p>
          </table:table-cell>
          <table:table-cell office:value-type="float" office:value="354.182062882775" calcext:value-type="float">
            <text:p>354.182062882775</text:p>
          </table:table-cell>
          <table:table-cell office:value-type="float" office:value="353.878243497453" calcext:value-type="float">
            <text:p>353.878243497453</text:p>
          </table:table-cell>
          <table:table-cell office:value-type="float" office:value="353.426388296583" calcext:value-type="float">
            <text:p>353.426388296583</text:p>
          </table:table-cell>
          <table:table-cell office:value-type="float" office:value="347.384549349563" calcext:value-type="float">
            <text:p>347.384549349563</text:p>
          </table:table-cell>
        </table:table-row>
        <table:table-row table:style-name="ro2">
          <table:table-cell office:value-type="float" office:value="355.036384448936" calcext:value-type="float">
            <text:p>355.036384448936</text:p>
          </table:table-cell>
          <table:table-cell office:value-type="float" office:value="355.035712218897" calcext:value-type="float">
            <text:p>355.035712218897</text:p>
          </table:table-cell>
          <table:table-cell office:value-type="float" office:value="355.03284389712" calcext:value-type="float">
            <text:p>355.03284389712</text:p>
          </table:table-cell>
          <table:table-cell office:value-type="float" office:value="354.979837331443" calcext:value-type="float">
            <text:p>354.979837331443</text:p>
          </table:table-cell>
          <table:table-cell office:value-type="float" office:value="354.901632853567" calcext:value-type="float">
            <text:p>354.901632853567</text:p>
          </table:table-cell>
          <table:table-cell office:value-type="float" office:value="354.491237641721" calcext:value-type="float">
            <text:p>354.491237641721</text:p>
          </table:table-cell>
          <table:table-cell office:value-type="float" office:value="354.182996260124" calcext:value-type="float">
            <text:p>354.182996260124</text:p>
          </table:table-cell>
          <table:table-cell office:value-type="float" office:value="353.879193198553" calcext:value-type="float">
            <text:p>353.879193198553</text:p>
          </table:table-cell>
          <table:table-cell office:value-type="float" office:value="353.427351256552" calcext:value-type="float">
            <text:p>353.427351256552</text:p>
          </table:table-cell>
          <table:table-cell office:value-type="float" office:value="347.385541340281" calcext:value-type="float">
            <text:p>347.385541340281</text:p>
          </table:table-cell>
        </table:table-row>
        <table:table-row table:style-name="ro2">
          <table:table-cell office:value-type="float" office:value="355.036386804625" calcext:value-type="float">
            <text:p>355.036386804625</text:p>
          </table:table-cell>
          <table:table-cell office:value-type="float" office:value="355.03574694348" calcext:value-type="float">
            <text:p>355.03574694348</text:p>
          </table:table-cell>
          <table:table-cell office:value-type="float" office:value="355.032959723302" calcext:value-type="float">
            <text:p>355.032959723302</text:p>
          </table:table-cell>
          <table:table-cell office:value-type="float" office:value="354.980375362081" calcext:value-type="float">
            <text:p>354.980375362081</text:p>
          </table:table-cell>
          <table:table-cell office:value-type="float" office:value="354.902343362007" calcext:value-type="float">
            <text:p>354.902343362007</text:p>
          </table:table-cell>
          <table:table-cell office:value-type="float" office:value="354.492136693803" calcext:value-type="float">
            <text:p>354.492136693803</text:p>
          </table:table-cell>
          <table:table-cell office:value-type="float" office:value="354.183928619582" calcext:value-type="float">
            <text:p>354.183928619582</text:p>
          </table:table-cell>
          <table:table-cell office:value-type="float" office:value="353.880142123005" calcext:value-type="float">
            <text:p>353.880142123005</text:p>
          </table:table-cell>
          <table:table-cell office:value-type="float" office:value="353.428313642945" calcext:value-type="float">
            <text:p>353.428313642945</text:p>
          </table:table-cell>
          <table:table-cell office:value-type="float" office:value="347.386533205514" calcext:value-type="float">
            <text:p>347.386533205514</text:p>
          </table:table-cell>
        </table:table-row>
        <table:table-row table:style-name="ro2">
          <table:table-cell office:value-type="float" office:value="355.036386155112" calcext:value-type="float">
            <text:p>355.036386155112</text:p>
          </table:table-cell>
          <table:table-cell office:value-type="float" office:value="355.035779897305" calcext:value-type="float">
            <text:p>355.035779897305</text:p>
          </table:table-cell>
          <table:table-cell office:value-type="float" office:value="355.033071769694" calcext:value-type="float">
            <text:p>355.033071769694</text:p>
          </table:table-cell>
          <table:table-cell office:value-type="float" office:value="354.980908274742" calcext:value-type="float">
            <text:p>354.980908274742</text:p>
          </table:table-cell>
          <table:table-cell office:value-type="float" office:value="354.903050125359" calcext:value-type="float">
            <text:p>354.903050125359</text:p>
          </table:table-cell>
          <table:table-cell office:value-type="float" office:value="354.493034264595" calcext:value-type="float">
            <text:p>354.493034264595</text:p>
          </table:table-cell>
          <table:table-cell office:value-type="float" office:value="354.184859962257" calcext:value-type="float">
            <text:p>354.184859962257</text:p>
          </table:table-cell>
          <table:table-cell office:value-type="float" office:value="353.88109027144" calcext:value-type="float">
            <text:p>353.88109027144</text:p>
          </table:table-cell>
          <table:table-cell office:value-type="float" office:value="353.429275456101" calcext:value-type="float">
            <text:p>353.429275456101</text:p>
          </table:table-cell>
          <table:table-cell office:value-type="float" office:value="347.387524945276" calcext:value-type="float">
            <text:p>347.387524945276</text:p>
          </table:table-cell>
        </table:table-row>
        <table:table-row table:style-name="ro2">
          <table:table-cell office:value-type="float" office:value="355.036388100025" calcext:value-type="float">
            <text:p>355.036388100025</text:p>
          </table:table-cell>
          <table:table-cell office:value-type="float" office:value="355.035811170912" calcext:value-type="float">
            <text:p>355.035811170912</text:p>
          </table:table-cell>
          <table:table-cell office:value-type="float" office:value="355.033180159644" calcext:value-type="float">
            <text:p>355.033180159644</text:p>
          </table:table-cell>
          <table:table-cell office:value-type="float" office:value="354.981436118101" calcext:value-type="float">
            <text:p>354.981436118101</text:p>
          </table:table-cell>
          <table:table-cell office:value-type="float" office:value="354.903753163352" calcext:value-type="float">
            <text:p>354.903753163352</text:p>
          </table:table-cell>
          <table:table-cell office:value-type="float" office:value="354.493930356536" calcext:value-type="float">
            <text:p>354.493930356536</text:p>
          </table:table-cell>
          <table:table-cell office:value-type="float" office:value="354.185790289252" calcext:value-type="float">
            <text:p>354.185790289252</text:p>
          </table:table-cell>
          <table:table-cell office:value-type="float" office:value="353.882037644489" calcext:value-type="float">
            <text:p>353.882037644489</text:p>
          </table:table-cell>
          <table:table-cell office:value-type="float" office:value="353.430236696359" calcext:value-type="float">
            <text:p>353.430236696359</text:p>
          </table:table-cell>
          <table:table-cell office:value-type="float" office:value="347.388516559583" calcext:value-type="float">
            <text:p>347.388516559583</text:p>
          </table:table-cell>
        </table:table-row>
        <table:table-row table:style-name="ro2">
          <table:table-cell office:value-type="float" office:value="355.036387528305" calcext:value-type="float">
            <text:p>355.036387528305</text:p>
          </table:table-cell>
          <table:table-cell office:value-type="float" office:value="355.03584084975" calcext:value-type="float">
            <text:p>355.03584084975</text:p>
          </table:table-cell>
          <table:table-cell office:value-type="float" office:value="355.033285012472" calcext:value-type="float">
            <text:p>355.033285012472</text:p>
          </table:table-cell>
          <table:table-cell office:value-type="float" office:value="354.981958940371" calcext:value-type="float">
            <text:p>354.981958940371</text:p>
          </table:table-cell>
          <table:table-cell office:value-type="float" office:value="354.904452495614" calcext:value-type="float">
            <text:p>354.904452495614</text:p>
          </table:table-cell>
          <table:table-cell office:value-type="float" office:value="354.494824972056" calcext:value-type="float">
            <text:p>354.494824972056</text:p>
          </table:table-cell>
          <table:table-cell office:value-type="float" office:value="354.186719601672" calcext:value-type="float">
            <text:p>354.186719601672</text:p>
          </table:table-cell>
          <table:table-cell office:value-type="float" office:value="353.882984242784" calcext:value-type="float">
            <text:p>353.882984242784</text:p>
          </table:table-cell>
          <table:table-cell office:value-type="float" office:value="353.431197364058" calcext:value-type="float">
            <text:p>353.431197364058</text:p>
          </table:table-cell>
          <table:table-cell office:value-type="float" office:value="347.38950804845" calcext:value-type="float">
            <text:p>347.38950804845</text:p>
          </table:table-cell>
        </table:table-row>
        <table:table-row table:style-name="ro2">
          <table:table-cell office:value-type="float" office:value="355.036389134787" calcext:value-type="float">
            <text:p>355.036389134787</text:p>
          </table:table-cell>
          <table:table-cell office:value-type="float" office:value="355.035869015345" calcext:value-type="float">
            <text:p>355.035869015345</text:p>
          </table:table-cell>
          <table:table-cell office:value-type="float" office:value="355.033386443606" calcext:value-type="float">
            <text:p>355.033386443606</text:p>
          </table:table-cell>
          <table:table-cell office:value-type="float" office:value="354.982476789308" calcext:value-type="float">
            <text:p>354.982476789308</text:p>
          </table:table-cell>
          <table:table-cell office:value-type="float" office:value="354.905148141667" calcext:value-type="float">
            <text:p>354.905148141667</text:p>
          </table:table-cell>
          <table:table-cell office:value-type="float" office:value="354.495718113585" calcext:value-type="float">
            <text:p>354.495718113585</text:p>
          </table:table-cell>
          <table:table-cell office:value-type="float" office:value="354.187647900619" calcext:value-type="float">
            <text:p>354.187647900619</text:p>
          </table:table-cell>
          <table:table-cell office:value-type="float" office:value="353.883930066954" calcext:value-type="float">
            <text:p>353.883930066954</text:p>
          </table:table-cell>
          <table:table-cell office:value-type="float" office:value="353.432157459534" calcext:value-type="float">
            <text:p>353.432157459534</text:p>
          </table:table-cell>
          <table:table-cell office:value-type="float" office:value="347.390499411892" calcext:value-type="float">
            <text:p>347.390499411892</text:p>
          </table:table-cell>
        </table:table-row>
        <table:table-row table:style-name="ro2">
          <table:table-cell office:value-type="float" office:value="355.036388633663" calcext:value-type="float">
            <text:p>355.036388633663</text:p>
          </table:table-cell>
          <table:table-cell office:value-type="float" office:value="355.035895744668" calcext:value-type="float">
            <text:p>355.035895744668</text:p>
          </table:table-cell>
          <table:table-cell office:value-type="float" office:value="355.033484564706" calcext:value-type="float">
            <text:p>355.033484564706</text:p>
          </table:table-cell>
          <table:table-cell office:value-type="float" office:value="354.982989712212" calcext:value-type="float">
            <text:p>354.982989712212</text:p>
          </table:table-cell>
          <table:table-cell office:value-type="float" office:value="354.90584012093" calcext:value-type="float">
            <text:p>354.90584012093</text:p>
          </table:table-cell>
          <table:table-cell office:value-type="float" office:value="354.496609783544" calcext:value-type="float">
            <text:p>354.496609783544</text:p>
          </table:table-cell>
          <table:table-cell office:value-type="float" office:value="354.188575187193" calcext:value-type="float">
            <text:p>354.188575187193</text:p>
          </table:table-cell>
          <table:table-cell office:value-type="float" office:value="353.884875117629" calcext:value-type="float">
            <text:p>353.884875117629</text:p>
          </table:table-cell>
          <table:table-cell office:value-type="float" office:value="353.433116983127" calcext:value-type="float">
            <text:p>353.433116983127</text:p>
          </table:table-cell>
          <table:table-cell office:value-type="float" office:value="347.391490649923" calcext:value-type="float">
            <text:p>347.391490649923</text:p>
          </table:table-cell>
        </table:table-row>
        <table:table-row table:style-name="ro2">
          <table:table-cell office:value-type="float" office:value="355.036389961188" calcext:value-type="float">
            <text:p>355.036389961188</text:p>
          </table:table-cell>
          <table:table-cell office:value-type="float" office:value="355.035921111129" calcext:value-type="float">
            <text:p>355.035921111129</text:p>
          </table:table-cell>
          <table:table-cell office:value-type="float" office:value="355.033579483791" calcext:value-type="float">
            <text:p>355.033579483791</text:p>
          </table:table-cell>
          <table:table-cell office:value-type="float" office:value="354.983497755935" calcext:value-type="float">
            <text:p>354.983497755935</text:p>
          </table:table-cell>
          <table:table-cell office:value-type="float" office:value="354.906528452723" calcext:value-type="float">
            <text:p>354.906528452723</text:p>
          </table:table-cell>
          <table:table-cell office:value-type="float" office:value="354.497499984356" calcext:value-type="float">
            <text:p>354.497499984356</text:p>
          </table:table-cell>
          <table:table-cell office:value-type="float" office:value="354.189501462496" calcext:value-type="float">
            <text:p>354.189501462496</text:p>
          </table:table-cell>
          <table:table-cell office:value-type="float" office:value="353.885819395438" calcext:value-type="float">
            <text:p>353.885819395438</text:p>
          </table:table-cell>
          <table:table-cell office:value-type="float" office:value="353.434075935175" calcext:value-type="float">
            <text:p>353.434075935175</text:p>
          </table:table-cell>
          <table:table-cell office:value-type="float" office:value="347.392481762559" calcext:value-type="float">
            <text:p>347.392481762559</text:p>
          </table:table-cell>
        </table:table-row>
        <table:table-row table:style-name="ro2">
          <table:table-cell office:value-type="float" office:value="355.036389523563" calcext:value-type="float">
            <text:p>355.036389523563</text:p>
          </table:table-cell>
          <table:table-cell office:value-type="float" office:value="355.035945184063" calcext:value-type="float">
            <text:p>355.035945184063</text:p>
          </table:table-cell>
          <table:table-cell office:value-type="float" office:value="355.033671305352" calcext:value-type="float">
            <text:p>355.033671305352</text:p>
          </table:table-cell>
          <table:table-cell office:value-type="float" office:value="354.98400096688" calcext:value-type="float">
            <text:p>354.98400096688</text:p>
          </table:table-cell>
          <table:table-cell office:value-type="float" office:value="354.90721315626" calcext:value-type="float">
            <text:p>354.90721315626</text:p>
          </table:table-cell>
          <table:table-cell office:value-type="float" office:value="354.498388718435" calcext:value-type="float">
            <text:p>354.498388718435</text:p>
          </table:table-cell>
          <table:table-cell office:value-type="float" office:value="354.190426727626" calcext:value-type="float">
            <text:p>354.190426727626</text:p>
          </table:table-cell>
          <table:table-cell office:value-type="float" office:value="353.88676290101" calcext:value-type="float">
            <text:p>353.88676290101</text:p>
          </table:table-cell>
          <table:table-cell office:value-type="float" office:value="353.435034316014" calcext:value-type="float">
            <text:p>353.435034316014</text:p>
          </table:table-cell>
          <table:table-cell office:value-type="float" office:value="347.393472749815" calcext:value-type="float">
            <text:p>347.393472749815</text:p>
          </table:table-cell>
        </table:table-row>
        <table:table-row table:style-name="ro2">
          <table:table-cell office:value-type="float" office:value="355.036390621043" calcext:value-type="float">
            <text:p>355.036390621043</text:p>
          </table:table-cell>
          <table:table-cell office:value-type="float" office:value="355.035968029571" calcext:value-type="float">
            <text:p>355.035968029571</text:p>
          </table:table-cell>
          <table:table-cell office:value-type="float" office:value="355.03376013047" calcext:value-type="float">
            <text:p>355.03376013047</text:p>
          </table:table-cell>
          <table:table-cell office:value-type="float" office:value="354.984499391014" calcext:value-type="float">
            <text:p>354.984499391014</text:p>
          </table:table-cell>
          <table:table-cell office:value-type="float" office:value="354.907894250658" calcext:value-type="float">
            <text:p>354.907894250658</text:p>
          </table:table-cell>
          <table:table-cell office:value-type="float" office:value="354.499275988195" calcext:value-type="float">
            <text:p>354.499275988195</text:p>
          </table:table-cell>
          <table:table-cell office:value-type="float" office:value="354.191350983681" calcext:value-type="float">
            <text:p>354.191350983681</text:p>
          </table:table-cell>
          <table:table-cell office:value-type="float" office:value="353.887705634972" calcext:value-type="float">
            <text:p>353.887705634972</text:p>
          </table:table-cell>
          <table:table-cell office:value-type="float" office:value="353.435992125982" calcext:value-type="float">
            <text:p>353.435992125982</text:p>
          </table:table-cell>
          <table:table-cell office:value-type="float" office:value="347.394463611706" calcext:value-type="float">
            <text:p>347.394463611706</text:p>
          </table:table-cell>
        </table:table-row>
        <table:table-row table:style-name="ro2">
          <table:table-cell office:value-type="float" office:value="355.036390240114" calcext:value-type="float">
            <text:p>355.036390240114</text:p>
          </table:table-cell>
          <table:table-cell office:value-type="float" office:value="355.03598971011" calcext:value-type="float">
            <text:p>355.03598971011</text:p>
          </table:table-cell>
          <table:table-cell office:value-type="float" office:value="355.033846056931" calcext:value-type="float">
            <text:p>355.033846056931</text:p>
          </table:table-cell>
          <table:table-cell office:value-type="float" office:value="354.984993073864" calcext:value-type="float">
            <text:p>354.984993073864</text:p>
          </table:table-cell>
          <table:table-cell office:value-type="float" office:value="354.90857175493" calcext:value-type="float">
            <text:p>354.90857175493</text:p>
          </table:table-cell>
          <table:table-cell office:value-type="float" office:value="354.500161796042" calcext:value-type="float">
            <text:p>354.500161796042</text:p>
          </table:table-cell>
          <table:table-cell office:value-type="float" office:value="354.192274231757" calcext:value-type="float">
            <text:p>354.192274231757</text:p>
          </table:table-cell>
          <table:table-cell office:value-type="float" office:value="353.888647597953" calcext:value-type="float">
            <text:p>353.888647597953</text:p>
          </table:table-cell>
          <table:table-cell office:value-type="float" office:value="353.436949365417" calcext:value-type="float">
            <text:p>353.436949365417</text:p>
          </table:table-cell>
          <table:table-cell office:value-type="float" office:value="347.395454348248" calcext:value-type="float">
            <text:p>347.395454348248</text:p>
          </table:table-cell>
        </table:table-row>
        <table:table-row table:style-name="ro2">
          <table:table-cell office:value-type="float" office:value="355.0363911478" calcext:value-type="float">
            <text:p>355.0363911478</text:p>
          </table:table-cell>
          <table:table-cell office:value-type="float" office:value="355.036010285203" calcext:value-type="float">
            <text:p>355.036010285203</text:p>
          </table:table-cell>
          <table:table-cell office:value-type="float" office:value="355.033929179325" calcext:value-type="float">
            <text:p>355.033929179325</text:p>
          </table:table-cell>
          <table:table-cell office:value-type="float" office:value="354.985482060523" calcext:value-type="float">
            <text:p>354.985482060523</text:p>
          </table:table-cell>
          <table:table-cell office:value-type="float" office:value="354.909245687992" calcext:value-type="float">
            <text:p>354.909245687992</text:p>
          </table:table-cell>
          <table:table-cell office:value-type="float" office:value="354.501046144383" calcext:value-type="float">
            <text:p>354.501046144383</text:p>
          </table:table-cell>
          <table:table-cell office:value-type="float" office:value="354.193196472949" calcext:value-type="float">
            <text:p>354.193196472949</text:p>
          </table:table-cell>
          <table:table-cell office:value-type="float" office:value="353.889588790579" calcext:value-type="float">
            <text:p>353.889588790579</text:p>
          </table:table-cell>
          <table:table-cell office:value-type="float" office:value="353.437906034655" calcext:value-type="float">
            <text:p>353.437906034655</text:p>
          </table:table-cell>
          <table:table-cell office:value-type="float" office:value="347.396444959454" calcext:value-type="float">
            <text:p>347.396444959454</text:p>
          </table:table-cell>
        </table:table-row>
        <table:table-row table:style-name="ro2">
          <table:table-cell office:value-type="float" office:value="355.036390817179" calcext:value-type="float">
            <text:p>355.036390817179</text:p>
          </table:table-cell>
          <table:table-cell office:value-type="float" office:value="355.036029811106" calcext:value-type="float">
            <text:p>355.036029811106</text:p>
          </table:table-cell>
          <table:table-cell office:value-type="float" office:value="355.03400958916" calcext:value-type="float">
            <text:p>355.03400958916</text:p>
          </table:table-cell>
          <table:table-cell office:value-type="float" office:value="354.985966395658" calcext:value-type="float">
            <text:p>354.985966395658</text:p>
          </table:table-cell>
          <table:table-cell office:value-type="float" office:value="354.909916068658" calcext:value-type="float">
            <text:p>354.909916068658</text:p>
          </table:table-cell>
          <table:table-cell office:value-type="float" office:value="354.501929035615" calcext:value-type="float">
            <text:p>354.501929035615</text:p>
          </table:table-cell>
          <table:table-cell office:value-type="float" office:value="354.194117708352" calcext:value-type="float">
            <text:p>354.194117708352</text:p>
          </table:table-cell>
          <table:table-cell office:value-type="float" office:value="353.890529213477" calcext:value-type="float">
            <text:p>353.890529213477</text:p>
          </table:table-cell>
          <table:table-cell office:value-type="float" office:value="353.438862134034" calcext:value-type="float">
            <text:p>353.438862134034</text:p>
          </table:table-cell>
          <table:table-cell office:value-type="float" office:value="347.397435445341" calcext:value-type="float">
            <text:p>347.397435445341</text:p>
          </table:table-cell>
        </table:table-row>
        <table:table-row table:style-name="ro2">
          <table:table-cell office:value-type="float" office:value="355.036391568205" calcext:value-type="float">
            <text:p>355.036391568205</text:p>
          </table:table-cell>
          <table:table-cell office:value-type="float" office:value="355.036048341419" calcext:value-type="float">
            <text:p>355.036048341419</text:p>
          </table:table-cell>
          <table:table-cell office:value-type="float" office:value="355.034087374955" calcext:value-type="float">
            <text:p>355.034087374955</text:p>
          </table:table-cell>
          <table:table-cell office:value-type="float" office:value="354.986446123509" calcext:value-type="float">
            <text:p>354.986446123509</text:p>
          </table:table-cell>
          <table:table-cell office:value-type="float" office:value="354.910582915644" calcext:value-type="float">
            <text:p>354.910582915644</text:p>
          </table:table-cell>
          <table:table-cell office:value-type="float" office:value="354.502810472137" calcext:value-type="float">
            <text:p>354.502810472137</text:p>
          </table:table-cell>
          <table:table-cell office:value-type="float" office:value="354.195037939059" calcext:value-type="float">
            <text:p>354.195037939059</text:p>
          </table:table-cell>
          <table:table-cell office:value-type="float" office:value="353.891468867274" calcext:value-type="float">
            <text:p>353.891468867274</text:p>
          </table:table-cell>
          <table:table-cell office:value-type="float" office:value="353.43981766389" calcext:value-type="float">
            <text:p>353.43981766389</text:p>
          </table:table-cell>
          <table:table-cell office:value-type="float" office:value="347.398425805922" calcext:value-type="float">
            <text:p>347.398425805922</text:p>
          </table:table-cell>
        </table:table-row>
        <table:table-row table:style-name="ro2">
          <table:table-cell office:value-type="float" office:value="355.036391281987" calcext:value-type="float">
            <text:p>355.036391281987</text:p>
          </table:table-cell>
          <table:table-cell office:value-type="float" office:value="355.036065926816" calcext:value-type="float">
            <text:p>355.036065926816</text:p>
          </table:table-cell>
          <table:table-cell office:value-type="float" office:value="355.03416262234" calcext:value-type="float">
            <text:p>355.03416262234</text:p>
          </table:table-cell>
          <table:table-cell office:value-type="float" office:value="354.986921287897" calcext:value-type="float">
            <text:p>354.986921287897</text:p>
          </table:table-cell>
          <table:table-cell office:value-type="float" office:value="354.911246247567" calcext:value-type="float">
            <text:p>354.911246247567</text:p>
          </table:table-cell>
          <table:table-cell office:value-type="float" office:value="354.503690456341" calcext:value-type="float">
            <text:p>354.503690456341</text:p>
          </table:table-cell>
          <table:table-cell office:value-type="float" office:value="354.195957166161" calcext:value-type="float">
            <text:p>354.195957166161</text:p>
          </table:table-cell>
          <table:table-cell office:value-type="float" office:value="353.892407752594" calcext:value-type="float">
            <text:p>353.892407752594</text:p>
          </table:table-cell>
          <table:table-cell office:value-type="float" office:value="353.440772624559" calcext:value-type="float">
            <text:p>353.440772624559</text:p>
          </table:table-cell>
          <table:table-cell office:value-type="float" office:value="347.399416041214" calcext:value-type="float">
            <text:p>347.399416041214</text:p>
          </table:table-cell>
        </table:table-row>
        <table:table-row table:style-name="ro2">
          <table:table-cell office:value-type="float" office:value="355.036391903648" calcext:value-type="float">
            <text:p>355.036391903648</text:p>
          </table:table-cell>
          <table:table-cell office:value-type="float" office:value="355.036082615563" calcext:value-type="float">
            <text:p>355.036082615563</text:p>
          </table:table-cell>
          <table:table-cell office:value-type="float" office:value="355.034235414153" calcext:value-type="float">
            <text:p>355.034235414153</text:p>
          </table:table-cell>
          <table:table-cell office:value-type="float" office:value="354.987391932226" calcext:value-type="float">
            <text:p>354.987391932226</text:p>
          </table:table-cell>
          <table:table-cell office:value-type="float" office:value="354.911906082946" calcext:value-type="float">
            <text:p>354.911906082946</text:p>
          </table:table-cell>
          <table:table-cell office:value-type="float" office:value="354.504568990614" calcext:value-type="float">
            <text:p>354.504568990614</text:p>
          </table:table-cell>
          <table:table-cell office:value-type="float" office:value="354.196875390749" calcext:value-type="float">
            <text:p>354.196875390749</text:p>
          </table:table-cell>
          <table:table-cell office:value-type="float" office:value="353.893345870063" calcext:value-type="float">
            <text:p>353.893345870063</text:p>
          </table:table-cell>
          <table:table-cell office:value-type="float" office:value="353.441727016378" calcext:value-type="float">
            <text:p>353.441727016378</text:p>
          </table:table-cell>
          <table:table-cell office:value-type="float" office:value="347.400406151232" calcext:value-type="float">
            <text:p>347.400406151232</text:p>
          </table:table-cell>
        </table:table-row>
        <table:table-row table:style-name="ro2">
          <table:table-cell office:value-type="float" office:value="355.036391656442" calcext:value-type="float">
            <text:p>355.036391656442</text:p>
          </table:table-cell>
          <table:table-cell office:value-type="float" office:value="355.036098453303" calcext:value-type="float">
            <text:p>355.036098453303</text:p>
          </table:table-cell>
          <table:table-cell office:value-type="float" office:value="355.034305830525" calcext:value-type="float">
            <text:p>355.034305830525</text:p>
          </table:table-cell>
          <table:table-cell office:value-type="float" office:value="354.987858099487" calcext:value-type="float">
            <text:p>354.987858099487</text:p>
          </table:table-cell>
          <table:table-cell office:value-type="float" office:value="354.912562440204" calcext:value-type="float">
            <text:p>354.912562440204</text:p>
          </table:table-cell>
          <table:table-cell office:value-type="float" office:value="354.505446077342" calcext:value-type="float">
            <text:p>354.505446077342</text:p>
          </table:table-cell>
          <table:table-cell office:value-type="float" office:value="354.197792613913" calcext:value-type="float">
            <text:p>354.197792613913</text:p>
          </table:table-cell>
          <table:table-cell office:value-type="float" office:value="353.894283220305" calcext:value-type="float">
            <text:p>353.894283220305</text:p>
          </table:table-cell>
          <table:table-cell office:value-type="float" office:value="353.442680839683" calcext:value-type="float">
            <text:p>353.442680839683</text:p>
          </table:table-cell>
          <table:table-cell office:value-type="float" office:value="347.40139613599" calcext:value-type="float">
            <text:p>347.40139613599</text:p>
          </table:table-cell>
        </table:table-row>
        <table:table-row table:style-name="ro2">
          <table:table-cell office:value-type="float" office:value="355.036392171227" calcext:value-type="float">
            <text:p>355.036392171227</text:p>
          </table:table-cell>
          <table:table-cell office:value-type="float" office:value="355.036113483501" calcext:value-type="float">
            <text:p>355.036113483501</text:p>
          </table:table-cell>
          <table:table-cell office:value-type="float" office:value="355.034373948977" calcext:value-type="float">
            <text:p>355.034373948977</text:p>
          </table:table-cell>
          <table:table-cell office:value-type="float" office:value="354.988319832262" calcext:value-type="float">
            <text:p>354.988319832262</text:p>
          </table:table-cell>
          <table:table-cell office:value-type="float" office:value="354.913215337666" calcext:value-type="float">
            <text:p>354.913215337666</text:p>
          </table:table-cell>
          <table:table-cell office:value-type="float" office:value="354.506321718905" calcext:value-type="float">
            <text:p>354.506321718905</text:p>
          </table:table-cell>
          <table:table-cell office:value-type="float" office:value="354.19870883674" calcext:value-type="float">
            <text:p>354.19870883674</text:p>
          </table:table-cell>
          <table:table-cell office:value-type="float" office:value="353.895219803945" calcext:value-type="float">
            <text:p>353.895219803945</text:p>
          </table:table-cell>
          <table:table-cell office:value-type="float" office:value="353.443634094809" calcext:value-type="float">
            <text:p>353.443634094809</text:p>
          </table:table-cell>
          <table:table-cell office:value-type="float" office:value="347.402385995503" calcext:value-type="float">
            <text:p>347.402385995503</text:p>
          </table:table-cell>
        </table:table-row>
        <table:table-row table:style-name="ro2">
          <table:table-cell office:value-type="float" office:value="355.036391958161" calcext:value-type="float">
            <text:p>355.036391958161</text:p>
          </table:table-cell>
          <table:table-cell office:value-type="float" office:value="355.036127747269" calcext:value-type="float">
            <text:p>355.036127747269</text:p>
          </table:table-cell>
          <table:table-cell office:value-type="float" office:value="355.034439844497" calcext:value-type="float">
            <text:p>355.034439844497</text:p>
          </table:table-cell>
          <table:table-cell office:value-type="float" office:value="354.988777172728" calcext:value-type="float">
            <text:p>354.988777172728</text:p>
          </table:table-cell>
          <table:table-cell office:value-type="float" office:value="354.913864793559" calcext:value-type="float">
            <text:p>354.913864793559</text:p>
          </table:table-cell>
          <table:table-cell office:value-type="float" office:value="354.507195917681" calcext:value-type="float">
            <text:p>354.507195917681</text:p>
          </table:table-cell>
          <table:table-cell office:value-type="float" office:value="354.199624060318" calcext:value-type="float">
            <text:p>354.199624060318</text:p>
          </table:table-cell>
          <table:table-cell office:value-type="float" office:value="353.896155621605" calcext:value-type="float">
            <text:p>353.896155621605</text:p>
          </table:table-cell>
          <table:table-cell office:value-type="float" office:value="353.444586782093" calcext:value-type="float">
            <text:p>353.444586782093</text:p>
          </table:table-cell>
          <table:table-cell office:value-type="float" office:value="347.403375729786" calcext:value-type="float">
            <text:p>347.403375729786</text:p>
          </table:table-cell>
        </table:table-row>
        <table:table-row table:style-name="ro2">
          <table:table-cell office:value-type="float" office:value="355.036392384612" calcext:value-type="float">
            <text:p>355.036392384612</text:p>
          </table:table-cell>
          <table:table-cell office:value-type="float" office:value="355.036141283747" calcext:value-type="float">
            <text:p>355.036141283747</text:p>
          </table:table-cell>
          <table:table-cell office:value-type="float" office:value="355.034503589626" calcext:value-type="float">
            <text:p>355.034503589626</text:p>
          </table:table-cell>
          <table:table-cell office:value-type="float" office:value="354.989230162661" calcext:value-type="float">
            <text:p>354.989230162661</text:p>
          </table:table-cell>
          <table:table-cell office:value-type="float" office:value="354.914510826017" calcext:value-type="float">
            <text:p>354.914510826017</text:p>
          </table:table-cell>
          <table:table-cell office:value-type="float" office:value="354.508068676042" calcext:value-type="float">
            <text:p>354.508068676042</text:p>
          </table:table-cell>
          <table:table-cell office:value-type="float" office:value="354.200538285734" calcext:value-type="float">
            <text:p>354.200538285734</text:p>
          </table:table-cell>
          <table:table-cell office:value-type="float" office:value="353.89709067391" calcext:value-type="float">
            <text:p>353.89709067391</text:p>
          </table:table-cell>
          <table:table-cell office:value-type="float" office:value="353.445538901869" calcext:value-type="float">
            <text:p>353.445538901869</text:p>
          </table:table-cell>
          <table:table-cell office:value-type="float" office:value="347.404365338856" calcext:value-type="float">
            <text:p>347.404365338856</text:p>
          </table:table-cell>
        </table:table-row>
        <table:table-row table:style-name="ro2">
          <table:table-cell office:value-type="float" office:value="355.036392201317" calcext:value-type="float">
            <text:p>355.036392201317</text:p>
          </table:table-cell>
          <table:table-cell office:value-type="float" office:value="355.036154129965" calcext:value-type="float">
            <text:p>355.036154129965</text:p>
          </table:table-cell>
          <table:table-cell office:value-type="float" office:value="355.034565254538" calcext:value-type="float">
            <text:p>355.034565254538</text:p>
          </table:table-cell>
          <table:table-cell office:value-type="float" office:value="354.989678843442" calcext:value-type="float">
            <text:p>354.989678843442</text:p>
          </table:table-cell>
          <table:table-cell office:value-type="float" office:value="354.915153453076" calcext:value-type="float">
            <text:p>354.915153453076</text:p>
          </table:table-cell>
          <table:table-cell office:value-type="float" office:value="354.508939996356" calcext:value-type="float">
            <text:p>354.508939996356</text:p>
          </table:table-cell>
          <table:table-cell office:value-type="float" office:value="354.20145151407" calcext:value-type="float">
            <text:p>354.20145151407</text:p>
          </table:table-cell>
          <table:table-cell office:value-type="float" office:value="353.898024961481" calcext:value-type="float">
            <text:p>353.898024961481</text:p>
          </table:table-cell>
          <table:table-cell office:value-type="float" office:value="353.446490454474" calcext:value-type="float">
            <text:p>353.446490454474</text:p>
          </table:table-cell>
          <table:table-cell office:value-type="float" office:value="347.405354822725" calcext:value-type="float">
            <text:p>347.405354822725</text:p>
          </table:table-cell>
        </table:table-row>
        <table:table-row table:style-name="ro2">
          <table:table-cell office:value-type="float" office:value="355.036392554729" calcext:value-type="float">
            <text:p>355.036392554729</text:p>
          </table:table-cell>
          <table:table-cell office:value-type="float" office:value="355.03616632117" calcext:value-type="float">
            <text:p>355.03616632117</text:p>
          </table:table-cell>
          <table:table-cell office:value-type="float" office:value="355.034624907117" calcext:value-type="float">
            <text:p>355.034624907117</text:p>
          </table:table-cell>
          <table:table-cell office:value-type="float" office:value="354.990123256055" calcext:value-type="float">
            <text:p>354.990123256055</text:p>
          </table:table-cell>
          <table:table-cell office:value-type="float" office:value="354.915792692679" calcext:value-type="float">
            <text:p>354.915792692679</text:p>
          </table:table-cell>
          <table:table-cell office:value-type="float" office:value="354.50980988099" calcext:value-type="float">
            <text:p>354.50980988099</text:p>
          </table:table-cell>
          <table:table-cell office:value-type="float" office:value="354.202363746412" calcext:value-type="float">
            <text:p>354.202363746412</text:p>
          </table:table-cell>
          <table:table-cell office:value-type="float" office:value="353.898958484942" calcext:value-type="float">
            <text:p>353.898958484942</text:p>
          </table:table-cell>
          <table:table-cell office:value-type="float" office:value="353.447441440241" calcext:value-type="float">
            <text:p>353.447441440241</text:p>
          </table:table-cell>
          <table:table-cell office:value-type="float" office:value="347.406344181411" calcext:value-type="float">
            <text:p>347.406344181411</text:p>
          </table:table-cell>
        </table:table-row>
        <table:table-row table:style-name="ro2">
          <table:table-cell office:value-type="float" office:value="355.036392397315" calcext:value-type="float">
            <text:p>355.036392397315</text:p>
          </table:table-cell>
          <table:table-cell office:value-type="float" office:value="355.036177890717" calcext:value-type="float">
            <text:p>355.036177890717</text:p>
          </table:table-cell>
          <table:table-cell office:value-type="float" office:value="355.034682613034" calcext:value-type="float">
            <text:p>355.034682613034</text:p>
          </table:table-cell>
          <table:table-cell office:value-type="float" office:value="354.990563441096" calcext:value-type="float">
            <text:p>354.990563441096</text:p>
          </table:table-cell>
          <table:table-cell office:value-type="float" office:value="354.916428562674" calcext:value-type="float">
            <text:p>354.916428562674</text:p>
          </table:table-cell>
          <table:table-cell office:value-type="float" office:value="354.510678332304" calcext:value-type="float">
            <text:p>354.510678332304</text:p>
          </table:table-cell>
          <table:table-cell office:value-type="float" office:value="354.203274983841" calcext:value-type="float">
            <text:p>354.203274983841</text:p>
          </table:table-cell>
          <table:table-cell office:value-type="float" office:value="353.899891244912" calcext:value-type="float">
            <text:p>353.899891244912</text:p>
          </table:table-cell>
          <table:table-cell office:value-type="float" office:value="353.448391859507" calcext:value-type="float">
            <text:p>353.448391859507</text:p>
          </table:table-cell>
          <table:table-cell office:value-type="float" office:value="347.407333414927" calcext:value-type="float">
            <text:p>347.407333414927</text:p>
          </table:table-cell>
        </table:table-row>
        <table:table-row table:style-name="ro2">
          <table:table-cell office:value-type="float" office:value="355.036392690308" calcext:value-type="float">
            <text:p>355.036392690308</text:p>
          </table:table-cell>
          <table:table-cell office:value-type="float" office:value="355.036188870345" calcext:value-type="float">
            <text:p>355.036188870345</text:p>
          </table:table-cell>
          <table:table-cell office:value-type="float" office:value="355.034738435814" calcext:value-type="float">
            <text:p>355.034738435814</text:p>
          </table:table-cell>
          <table:table-cell office:value-type="float" office:value="354.990999438776" calcext:value-type="float">
            <text:p>354.990999438776</text:p>
          </table:table-cell>
          <table:table-cell office:value-type="float" office:value="354.917061080813" calcext:value-type="float">
            <text:p>354.917061080813</text:p>
          </table:table-cell>
          <table:table-cell office:value-type="float" office:value="354.511545352656" calcext:value-type="float">
            <text:p>354.511545352656</text:p>
          </table:table-cell>
          <table:table-cell office:value-type="float" office:value="354.204185227438" calcext:value-type="float">
            <text:p>354.204185227438</text:p>
          </table:table-cell>
          <table:table-cell office:value-type="float" office:value="353.900823242014" calcext:value-type="float">
            <text:p>353.900823242014</text:p>
          </table:table-cell>
          <table:table-cell office:value-type="float" office:value="353.449341712605" calcext:value-type="float">
            <text:p>353.449341712605</text:p>
          </table:table-cell>
          <table:table-cell office:value-type="float" office:value="347.408322523289" calcext:value-type="float">
            <text:p>347.408322523289</text:p>
          </table:table-cell>
        </table:table-row>
        <table:table-row table:style-name="ro2">
          <table:table-cell office:value-type="float" office:value="355.036392555333" calcext:value-type="float">
            <text:p>355.036392555333</text:p>
          </table:table-cell>
          <table:table-cell office:value-type="float" office:value="355.036199290097" calcext:value-type="float">
            <text:p>355.036199290097</text:p>
          </table:table-cell>
          <table:table-cell office:value-type="float" office:value="355.034792436909" calcext:value-type="float">
            <text:p>355.034792436909</text:p>
          </table:table-cell>
          <table:table-cell office:value-type="float" office:value="354.991431288921" calcext:value-type="float">
            <text:p>354.991431288921</text:p>
          </table:table-cell>
          <table:table-cell office:value-type="float" office:value="354.917690264758" calcext:value-type="float">
            <text:p>354.917690264758</text:p>
          </table:table-cell>
          <table:table-cell office:value-type="float" office:value="354.512410944399" calcext:value-type="float">
            <text:p>354.512410944399</text:p>
          </table:table-cell>
          <table:table-cell office:value-type="float" office:value="354.205094478285" calcext:value-type="float">
            <text:p>354.205094478285</text:p>
          </table:table-cell>
          <table:table-cell office:value-type="float" office:value="353.901754476867" calcext:value-type="float">
            <text:p>353.901754476867</text:p>
          </table:table-cell>
          <table:table-cell office:value-type="float" office:value="353.45029099987" calcext:value-type="float">
            <text:p>353.45029099987</text:p>
          </table:table-cell>
          <table:table-cell office:value-type="float" office:value="347.409311506511" calcext:value-type="float">
            <text:p>347.409311506511</text:p>
          </table:table-cell>
        </table:table-row>
        <table:table-row table:style-name="ro2">
          <table:table-cell office:value-type="float" office:value="355.036392798325" calcext:value-type="float">
            <text:p>355.036392798325</text:p>
          </table:table-cell>
          <table:table-cell office:value-type="float" office:value="355.036209178556" calcext:value-type="float">
            <text:p>355.036209178556</text:p>
          </table:table-cell>
          <table:table-cell office:value-type="float" office:value="355.034844675767" calcext:value-type="float">
            <text:p>355.034844675767</text:p>
          </table:table-cell>
          <table:table-cell office:value-type="float" office:value="354.991859030981" calcext:value-type="float">
            <text:p>354.991859030981</text:p>
          </table:table-cell>
          <table:table-cell office:value-type="float" office:value="354.918316132075" calcext:value-type="float">
            <text:p>354.918316132075</text:p>
          </table:table-cell>
          <table:table-cell office:value-type="float" office:value="354.513275109883" calcext:value-type="float">
            <text:p>354.513275109883</text:p>
          </table:table-cell>
          <table:table-cell office:value-type="float" office:value="354.206002737459" calcext:value-type="float">
            <text:p>354.206002737459</text:p>
          </table:table-cell>
          <table:table-cell office:value-type="float" office:value="353.902684950093" calcext:value-type="float">
            <text:p>353.902684950093</text:p>
          </table:table-cell>
          <table:table-cell office:value-type="float" office:value="353.451239721637" calcext:value-type="float">
            <text:p>353.451239721637</text:p>
          </table:table-cell>
          <table:table-cell office:value-type="float" office:value="347.410300364609" calcext:value-type="float">
            <text:p>347.410300364609</text:p>
          </table:table-cell>
        </table:table-row>
        <table:table-row table:style-name="ro2">
          <table:table-cell office:value-type="float" office:value="355.036392682755" calcext:value-type="float">
            <text:p>355.036392682755</text:p>
          </table:table-cell>
          <table:table-cell office:value-type="float" office:value="355.036218562781" calcext:value-type="float">
            <text:p>355.036218562781</text:p>
          </table:table-cell>
          <table:table-cell office:value-type="float" office:value="355.034895209897" calcext:value-type="float">
            <text:p>355.034895209897</text:p>
          </table:table-cell>
          <table:table-cell office:value-type="float" office:value="354.99228270403" calcext:value-type="float">
            <text:p>354.99228270403</text:p>
          </table:table-cell>
          <table:table-cell office:value-type="float" office:value="354.91893870024" calcext:value-type="float">
            <text:p>354.91893870024</text:p>
          </table:table-cell>
          <table:table-cell office:value-type="float" office:value="354.514137851454" calcext:value-type="float">
            <text:p>354.514137851454</text:p>
          </table:table-cell>
          <table:table-cell office:value-type="float" office:value="354.206910006038" calcext:value-type="float">
            <text:p>354.206910006038</text:p>
          </table:table-cell>
          <table:table-cell office:value-type="float" office:value="353.90361466231" calcext:value-type="float">
            <text:p>353.90361466231</text:p>
          </table:table-cell>
          <table:table-cell office:value-type="float" office:value="353.45218787824" calcext:value-type="float">
            <text:p>353.45218787824</text:p>
          </table:table-cell>
          <table:table-cell office:value-type="float" office:value="347.411289097598" calcext:value-type="float">
            <text:p>347.411289097598</text:p>
          </table:table-cell>
        </table:table-row>
        <table:table-row table:style-name="ro2">
          <table:table-cell office:value-type="float" office:value="355.036392884353" calcext:value-type="float">
            <text:p>355.036392884353</text:p>
          </table:table-cell>
          <table:table-cell office:value-type="float" office:value="355.036227468512" calcext:value-type="float">
            <text:p>355.036227468512</text:p>
          </table:table-cell>
          <table:table-cell office:value-type="float" office:value="355.034944094928" calcext:value-type="float">
            <text:p>355.034944094928</text:p>
          </table:table-cell>
          <table:table-cell office:value-type="float" office:value="354.99270234677" calcext:value-type="float">
            <text:p>354.99270234677</text:p>
          </table:table-cell>
          <table:table-cell office:value-type="float" office:value="354.919557986636" calcext:value-type="float">
            <text:p>354.919557986636</text:p>
          </table:table-cell>
          <table:table-cell office:value-type="float" office:value="354.514999171454" calcext:value-type="float">
            <text:p>354.514999171454</text:p>
          </table:table-cell>
          <table:table-cell office:value-type="float" office:value="354.2078162851" calcext:value-type="float">
            <text:p>354.2078162851</text:p>
          </table:table-cell>
          <table:table-cell office:value-type="float" office:value="353.904543614137" calcext:value-type="float">
            <text:p>353.904543614137</text:p>
          </table:table-cell>
          <table:table-cell office:value-type="float" office:value="353.453135470012" calcext:value-type="float">
            <text:p>353.453135470012</text:p>
          </table:table-cell>
          <table:table-cell office:value-type="float" office:value="347.412277705493" calcext:value-type="float">
            <text:p>347.412277705493</text:p>
          </table:table-cell>
        </table:table-row>
        <table:table-row table:style-name="ro2">
          <table:table-cell office:value-type="float" office:value="355.036392785528" calcext:value-type="float">
            <text:p>355.036392785528</text:p>
          </table:table-cell>
          <table:table-cell office:value-type="float" office:value="355.036235920122" calcext:value-type="float">
            <text:p>355.036235920122</text:p>
          </table:table-cell>
          <table:table-cell office:value-type="float" office:value="355.034991384677" calcext:value-type="float">
            <text:p>355.034991384677</text:p>
          </table:table-cell>
          <table:table-cell office:value-type="float" office:value="354.993117997535" calcext:value-type="float">
            <text:p>354.993117997535</text:p>
          </table:table-cell>
          <table:table-cell office:value-type="float" office:value="354.920174008553" calcext:value-type="float">
            <text:p>354.920174008553</text:p>
          </table:table-cell>
          <table:table-cell office:value-type="float" office:value="354.515859072221" calcext:value-type="float">
            <text:p>354.515859072221</text:p>
          </table:table-cell>
          <table:table-cell office:value-type="float" office:value="354.208721575719" calcext:value-type="float">
            <text:p>354.208721575719</text:p>
          </table:table-cell>
          <table:table-cell office:value-type="float" office:value="353.905471806194" calcext:value-type="float">
            <text:p>353.905471806194</text:p>
          </table:table-cell>
          <table:table-cell office:value-type="float" office:value="353.454082497287" calcext:value-type="float">
            <text:p>353.454082497287</text:p>
          </table:table-cell>
          <table:table-cell office:value-type="float" office:value="347.413266188309" calcext:value-type="float">
            <text:p>347.413266188309</text:p>
          </table:table-cell>
        </table:table-row>
        <table:table-row table:style-name="ro2">
          <table:table-cell office:value-type="float" office:value="355.036392952843" calcext:value-type="float">
            <text:p>355.036392952843</text:p>
          </table:table-cell>
          <table:table-cell office:value-type="float" office:value="355.036243940791" calcext:value-type="float">
            <text:p>355.036243940791</text:p>
          </table:table-cell>
          <table:table-cell office:value-type="float" office:value="355.035037131202" calcext:value-type="float">
            <text:p>355.035037131202</text:p>
          </table:table-cell>
          <table:table-cell office:value-type="float" office:value="354.993529694294" calcext:value-type="float">
            <text:p>354.993529694294</text:p>
          </table:table-cell>
          <table:table-cell office:value-type="float" office:value="354.920786783192" calcext:value-type="float">
            <text:p>354.920786783192</text:p>
          </table:table-cell>
          <table:table-cell office:value-type="float" office:value="354.516717556089" calcext:value-type="float">
            <text:p>354.516717556089</text:p>
          </table:table-cell>
          <table:table-cell office:value-type="float" office:value="354.209625878969" calcext:value-type="float">
            <text:p>354.209625878969</text:p>
          </table:table-cell>
          <table:table-cell office:value-type="float" office:value="353.906399239098" calcext:value-type="float">
            <text:p>353.906399239098</text:p>
          </table:table-cell>
          <table:table-cell office:value-type="float" office:value="353.455028960399" calcext:value-type="float">
            <text:p>353.455028960399</text:p>
          </table:table-cell>
          <table:table-cell office:value-type="float" office:value="347.41425454606" calcext:value-type="float">
            <text:p>347.41425454606</text:p>
          </table:table-cell>
        </table:table-row>
        <table:table-row table:style-name="ro2">
          <table:table-cell office:value-type="float" office:value="355.036392868439" calcext:value-type="float">
            <text:p>355.036392868439</text:p>
          </table:table-cell>
          <table:table-cell office:value-type="float" office:value="355.03625155247" calcext:value-type="float">
            <text:p>355.03625155247</text:p>
          </table:table-cell>
          <table:table-cell office:value-type="float" office:value="355.035081384865" calcext:value-type="float">
            <text:p>355.035081384865</text:p>
          </table:table-cell>
          <table:table-cell office:value-type="float" office:value="354.993937474657" calcext:value-type="float">
            <text:p>354.993937474657</text:p>
          </table:table-cell>
          <table:table-cell office:value-type="float" office:value="354.921396327664" calcext:value-type="float">
            <text:p>354.921396327664</text:p>
          </table:table-cell>
          <table:table-cell office:value-type="float" office:value="354.517574625388" calcext:value-type="float">
            <text:p>354.517574625388</text:p>
          </table:table-cell>
          <table:table-cell office:value-type="float" office:value="354.210529195924" calcext:value-type="float">
            <text:p>354.210529195924</text:p>
          </table:table-cell>
          <table:table-cell office:value-type="float" office:value="353.907325913467" calcext:value-type="float">
            <text:p>353.907325913467</text:p>
          </table:table-cell>
          <table:table-cell office:value-type="float" office:value="353.455974859681" calcext:value-type="float">
            <text:p>353.455974859681</text:p>
          </table:table-cell>
          <table:table-cell office:value-type="float" office:value="347.415242778763" calcext:value-type="float">
            <text:p>347.415242778763</text:p>
          </table:table-cell>
        </table:table-row>
        <table:table-row table:style-name="ro2">
          <table:table-cell office:value-type="float" office:value="355.036393007347" calcext:value-type="float">
            <text:p>355.036393007347</text:p>
          </table:table-cell>
          <table:table-cell office:value-type="float" office:value="355.036258776034" calcext:value-type="float">
            <text:p>355.036258776034</text:p>
          </table:table-cell>
          <table:table-cell office:value-type="float" office:value="355.035124194382" calcext:value-type="float">
            <text:p>355.035124194382</text:p>
          </table:table-cell>
          <table:table-cell office:value-type="float" office:value="354.994341375874" calcext:value-type="float">
            <text:p>354.994341375874</text:p>
          </table:table-cell>
          <table:table-cell office:value-type="float" office:value="354.922002658987" calcext:value-type="float">
            <text:p>354.922002658987</text:p>
          </table:table-cell>
          <table:table-cell office:value-type="float" office:value="354.518430282446" calcext:value-type="float">
            <text:p>354.518430282446</text:p>
          </table:table-cell>
          <table:table-cell office:value-type="float" office:value="354.211431527656" calcext:value-type="float">
            <text:p>354.211431527656</text:p>
          </table:table-cell>
          <table:table-cell office:value-type="float" office:value="353.908251829918" calcext:value-type="float">
            <text:p>353.908251829918</text:p>
          </table:table-cell>
          <table:table-cell office:value-type="float" office:value="353.456920195466" calcext:value-type="float">
            <text:p>353.456920195466</text:p>
          </table:table-cell>
          <table:table-cell office:value-type="float" office:value="347.416230886431" calcext:value-type="float">
            <text:p>347.416230886431</text:p>
          </table:table-cell>
        </table:table-row>
        <table:table-row table:style-name="ro2">
          <table:table-cell office:value-type="float" office:value="355.03639293534" calcext:value-type="float">
            <text:p>355.03639293534</text:p>
          </table:table-cell>
          <table:table-cell office:value-type="float" office:value="355.036265631256" calcext:value-type="float">
            <text:p>355.036265631256</text:p>
          </table:table-cell>
          <table:table-cell office:value-type="float" office:value="355.03516560688" calcext:value-type="float">
            <text:p>355.03516560688</text:p>
          </table:table-cell>
          <table:table-cell office:value-type="float" office:value="354.994741434843" calcext:value-type="float">
            <text:p>354.994741434843</text:p>
          </table:table-cell>
          <table:table-cell office:value-type="float" office:value="354.922605794092" calcext:value-type="float">
            <text:p>354.922605794092</text:p>
          </table:table-cell>
          <table:table-cell office:value-type="float" office:value="354.519284529585" calcext:value-type="float">
            <text:p>354.519284529585</text:p>
          </table:table-cell>
          <table:table-cell office:value-type="float" office:value="354.212332875235" calcext:value-type="float">
            <text:p>354.212332875235</text:p>
          </table:table-cell>
          <table:table-cell office:value-type="float" office:value="353.909176989067" calcext:value-type="float">
            <text:p>353.909176989067</text:p>
          </table:table-cell>
          <table:table-cell office:value-type="float" office:value="353.457864968087" calcext:value-type="float">
            <text:p>353.457864968087</text:p>
          </table:table-cell>
          <table:table-cell office:value-type="float" office:value="347.417218869081" calcext:value-type="float">
            <text:p>347.417218869081</text:p>
          </table:table-cell>
        </table:table-row>
        <table:table-row table:style-name="ro2">
          <table:table-cell office:value-type="float" office:value="355.036393050704" calcext:value-type="float">
            <text:p>355.036393050704</text:p>
          </table:table-cell>
          <table:table-cell office:value-type="float" office:value="355.036272136934" calcext:value-type="float">
            <text:p>355.036272136934</text:p>
          </table:table-cell>
          <table:table-cell office:value-type="float" office:value="355.03520566795" calcext:value-type="float">
            <text:p>355.03520566795</text:p>
          </table:table-cell>
          <table:table-cell office:value-type="float" office:value="354.995137688108" calcext:value-type="float">
            <text:p>354.995137688108</text:p>
          </table:table-cell>
          <table:table-cell office:value-type="float" office:value="354.92320574982" calcext:value-type="float">
            <text:p>354.92320574982</text:p>
          </table:table-cell>
          <table:table-cell office:value-type="float" office:value="354.520137369125" calcext:value-type="float">
            <text:p>354.520137369125</text:p>
          </table:table-cell>
          <table:table-cell office:value-type="float" office:value="354.213233239731" calcext:value-type="float">
            <text:p>354.213233239731</text:p>
          </table:table-cell>
          <table:table-cell office:value-type="float" office:value="353.910101391531" calcext:value-type="float">
            <text:p>353.910101391531</text:p>
          </table:table-cell>
          <table:table-cell office:value-type="float" office:value="353.458809177878" calcext:value-type="float">
            <text:p>353.458809177878</text:p>
          </table:table-cell>
          <table:table-cell office:value-type="float" office:value="347.418206726726" calcext:value-type="float">
            <text:p>347.418206726726</text:p>
          </table:table-cell>
        </table:table-row>
        <table:table-row table:style-name="ro2">
          <table:table-cell office:value-type="float" office:value="355.036392989335" calcext:value-type="float">
            <text:p>355.036392989335</text:p>
          </table:table-cell>
          <table:table-cell office:value-type="float" office:value="355.036278310876" calcext:value-type="float">
            <text:p>355.036278310876</text:p>
          </table:table-cell>
          <table:table-cell office:value-type="float" office:value="355.035244421692" calcext:value-type="float">
            <text:p>355.035244421692</text:p>
          </table:table-cell>
          <table:table-cell office:value-type="float" office:value="354.99553017187" calcext:value-type="float">
            <text:p>354.99553017187</text:p>
          </table:table-cell>
          <table:table-cell office:value-type="float" office:value="354.923802542923" calcext:value-type="float">
            <text:p>354.923802542923</text:p>
          </table:table-cell>
          <table:table-cell office:value-type="float" office:value="354.520988803379" calcext:value-type="float">
            <text:p>354.520988803379</text:p>
          </table:table-cell>
          <table:table-cell office:value-type="float" office:value="354.214132622213" calcext:value-type="float">
            <text:p>354.214132622213</text:p>
          </table:table-cell>
          <table:table-cell office:value-type="float" office:value="353.911025037925" calcext:value-type="float">
            <text:p>353.911025037925</text:p>
          </table:table-cell>
          <table:table-cell office:value-type="float" office:value="353.459752825169" calcext:value-type="float">
            <text:p>353.459752825169</text:p>
          </table:table-cell>
          <table:table-cell office:value-type="float" office:value="347.419194459382" calcext:value-type="float">
            <text:p>347.419194459382</text:p>
          </table:table-cell>
        </table:table-row>
        <table:table-row table:style-name="ro2">
          <table:table-cell office:value-type="float" office:value="355.036393085178" calcext:value-type="float">
            <text:p>355.036393085178</text:p>
          </table:table-cell>
          <table:table-cell office:value-type="float" office:value="355.036284170011" calcext:value-type="float">
            <text:p>355.036284170011</text:p>
          </table:table-cell>
          <table:table-cell office:value-type="float" office:value="355.035281910769" calcext:value-type="float">
            <text:p>355.035281910769</text:p>
          </table:table-cell>
          <table:table-cell office:value-type="float" office:value="354.99591892198" calcext:value-type="float">
            <text:p>354.99591892198</text:p>
          </table:table-cell>
          <table:table-cell office:value-type="float" office:value="354.924396190065" calcext:value-type="float">
            <text:p>354.924396190065</text:p>
          </table:table-cell>
          <table:table-cell office:value-type="float" office:value="354.521838834661" calcext:value-type="float">
            <text:p>354.521838834661</text:p>
          </table:table-cell>
          <table:table-cell office:value-type="float" office:value="354.215031023747" calcext:value-type="float">
            <text:p>354.215031023747</text:p>
          </table:table-cell>
          <table:table-cell office:value-type="float" office:value="353.911947928865" calcext:value-type="float">
            <text:p>353.911947928865</text:p>
          </table:table-cell>
          <table:table-cell office:value-type="float" office:value="353.460695910295" calcext:value-type="float">
            <text:p>353.460695910295</text:p>
          </table:table-cell>
          <table:table-cell office:value-type="float" office:value="347.420182067064" calcext:value-type="float">
            <text:p>347.420182067064</text:p>
          </table:table-cell>
        </table:table-row>
        <table:table-row table:style-name="ro2">
          <table:table-cell office:value-type="float" office:value="355.036393032926" calcext:value-type="float">
            <text:p>355.036393032926</text:p>
          </table:table-cell>
          <table:table-cell office:value-type="float" office:value="355.036289730379" calcext:value-type="float">
            <text:p>355.036289730379</text:p>
          </table:table-cell>
          <table:table-cell office:value-type="float" office:value="355.035318176451" calcext:value-type="float">
            <text:p>355.035318176451</text:p>
          </table:table-cell>
          <table:table-cell office:value-type="float" office:value="354.996303973954" calcext:value-type="float">
            <text:p>354.996303973954</text:p>
          </table:table-cell>
          <table:table-cell office:value-type="float" office:value="354.924986707823" calcext:value-type="float">
            <text:p>354.924986707823</text:p>
          </table:table-cell>
          <table:table-cell office:value-type="float" office:value="354.522687465277" calcext:value-type="float">
            <text:p>354.522687465277</text:p>
          </table:table-cell>
          <table:table-cell office:value-type="float" office:value="354.215928445401" calcext:value-type="float">
            <text:p>354.215928445401</text:p>
          </table:table-cell>
          <table:table-cell office:value-type="float" office:value="353.912870064964" calcext:value-type="float">
            <text:p>353.912870064964</text:p>
          </table:table-cell>
          <table:table-cell office:value-type="float" office:value="353.461638433587" calcext:value-type="float">
            <text:p>353.461638433587</text:p>
          </table:table-cell>
          <table:table-cell office:value-type="float" office:value="347.421169549788" calcext:value-type="float">
            <text:p>347.421169549788</text:p>
          </table:table-cell>
        </table:table-row>
      </table:table>
      <table:table table:name="Sheet3" table:style-name="ta1">
        <table:shapes>
          <draw:frame draw:z-index="0" draw:style-name="gr1" draw:text-style-name="P1" svg:width="15.999cm" svg:height="8.999cm" svg:x="8.862cm" svg:y="0.949cm">
            <draw:object draw:notify-on-update-of-ranges="Sheet3.A1:Sheet3.A10 Sheet3.B1:Sheet3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355.036393032926" calcext:value-type="float">
            <text:p>355.036393032926</text:p>
          </table:table-cell>
          <table:table-cell table:number-columns-repeated="12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355.036289730379" calcext:value-type="float">
            <text:p>355.036289730379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347.421169549788" calcext:value-type="float">
            <text:p>347.421169549788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355.035318176451" calcext:value-type="float">
            <text:p>355.035318176451</text:p>
          </table:table-cell>
          <table:table-cell table:number-columns-repeated="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54.996303973954" calcext:value-type="float">
            <text:p>354.996303973954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4.924986707823" calcext:value-type="float">
            <text:p>354.924986707823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4.522687465277" calcext:value-type="float">
            <text:p>354.522687465277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4.215928445401" calcext:value-type="float">
            <text:p>354.215928445401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3.912870064964" calcext:value-type="float">
            <text:p>353.912870064964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3.461638433587" calcext:value-type="float">
            <text:p>353.461638433587</text:p>
          </table:table-cell>
          <table:table-cell table:number-columns-repeated="12"/>
        </table:table-row>
      </table:table>
      <table:table table:name="Sheet4" table:style-name="ta1">
        <table:shapes>
          <draw:frame draw:z-index="0" draw:style-name="gr1" draw:text-style-name="P1" svg:width="18.456cm" svg:height="10.314cm" svg:x="6.881cm" svg:y="0.108cm">
            <draw:object draw:notify-on-update-of-ranges="Sheet4.C1:Sheet4.C1 Sheet4.C2:Sheet4.C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ce1"/>
        <table:table-row table:style-name="ro3">
          <table:table-cell office:value-type="string" calcext:value-type="string">
            <text:p>s400</text:p>
          </table:table-cell>
          <table:table-cell office:value-type="string" calcext:value-type="string">
            <text:p>s500</text:p>
          </table:table-cell>
          <table:table-cell office:value-type="string" calcext:value-type="string">
            <text:p>s600</text:p>
          </table:table-cell>
          <table:table-cell office:value-type="string" calcext:value-type="string">
            <text:p>s700</text:p>
          </table:table-cell>
          <table:table-cell office:value-type="string" calcext:value-type="string">
            <text:p>s800</text:p>
          </table:table-cell>
          <table:table-cell office:value-type="string" calcext:value-type="string">
            <text:p>s900</text:p>
          </table:table-cell>
          <table:table-cell office:value-type="string" calcext:value-type="string">
            <text:p>s1000</text:p>
          </table:table-cell>
        </table:table-row>
        <table:table-row table:style-name="ro3">
          <table:table-cell office:value-type="float" office:value="338.0289271" calcext:value-type="float">
            <text:p>338.0289271</text:p>
          </table:table-cell>
          <table:table-cell office:value-type="float" office:value="346.7714243" calcext:value-type="float">
            <text:p>346.7714243</text:p>
          </table:table-cell>
          <table:table-cell office:value-type="float" office:value="355.0092194" calcext:value-type="float">
            <text:p>355.0092194</text:p>
          </table:table-cell>
          <table:table-cell office:value-type="float" office:value="362.809265" calcext:value-type="float">
            <text:p>362.809265</text:p>
          </table:table-cell>
          <table:table-cell office:value-type="float" office:value="370.2221639" calcext:value-type="float">
            <text:p>370.2221639</text:p>
          </table:table-cell>
          <table:table-cell office:value-type="float" office:value="377.2906347" calcext:value-type="float">
            <text:p>377.2906347</text:p>
          </table:table-cell>
          <table:table-cell office:value-type="float" office:value="384.0502781" calcext:value-type="float">
            <text:p>384.0502781</text:p>
          </table:table-cell>
        </table:table-row>
        <table:table-row table:style-name="ro3">
          <table:table-cell office:value-type="float" office:value="338.0298656" calcext:value-type="float">
            <text:p>338.0298656</text:p>
          </table:table-cell>
          <table:table-cell office:value-type="float" office:value="346.7723672" calcext:value-type="float">
            <text:p>346.7723672</text:p>
          </table:table-cell>
          <table:table-cell office:value-type="float" office:value="355.0101707" calcext:value-type="float">
            <text:p>355.0101707</text:p>
          </table:table-cell>
          <table:table-cell office:value-type="float" office:value="362.810207" calcext:value-type="float">
            <text:p>362.810207</text:p>
          </table:table-cell>
          <table:table-cell office:value-type="float" office:value="370.2231197" calcext:value-type="float">
            <text:p>370.2231197</text:p>
          </table:table-cell>
          <table:table-cell office:value-type="float" office:value="377.2915973" calcext:value-type="float">
            <text:p>377.2915973</text:p>
          </table:table-cell>
          <table:table-cell office:value-type="float" office:value="384.0512068" calcext:value-type="float">
            <text:p>384.0512068</text:p>
          </table:table-cell>
        </table:table-row>
        <table:table-row table:style-name="ro3">
          <table:table-cell office:value-type="float" office:value="338.0307726" calcext:value-type="float">
            <text:p>338.0307726</text:p>
          </table:table-cell>
          <table:table-cell office:value-type="float" office:value="346.7732777" calcext:value-type="float">
            <text:p>346.7732777</text:p>
          </table:table-cell>
          <table:table-cell office:value-type="float" office:value="355.0110888" calcext:value-type="float">
            <text:p>355.0110888</text:p>
          </table:table-cell>
          <table:table-cell office:value-type="float" office:value="362.8111153" calcext:value-type="float">
            <text:p>362.8111153</text:p>
          </table:table-cell>
          <table:table-cell office:value-type="float" office:value="370.2240407" calcext:value-type="float">
            <text:p>370.2240407</text:p>
          </table:table-cell>
          <table:table-cell office:value-type="float" office:value="377.2925244" calcext:value-type="float">
            <text:p>377.2925244</text:p>
          </table:table-cell>
          <table:table-cell office:value-type="float" office:value="384.0521007" calcext:value-type="float">
            <text:p>384.0521007</text:p>
          </table:table-cell>
        </table:table-row>
        <table:table-row table:style-name="ro3">
          <table:table-cell office:value-type="float" office:value="338.0316493" calcext:value-type="float">
            <text:p>338.0316493</text:p>
          </table:table-cell>
          <table:table-cell office:value-type="float" office:value="346.7741571" calcext:value-type="float">
            <text:p>346.7741571</text:p>
          </table:table-cell>
          <table:table-cell office:value-type="float" office:value="355.0119747" calcext:value-type="float">
            <text:p>355.0119747</text:p>
          </table:table-cell>
          <table:table-cell office:value-type="float" office:value="362.8119913" calcext:value-type="float">
            <text:p>362.8119913</text:p>
          </table:table-cell>
          <table:table-cell office:value-type="float" office:value="370.2249283" calcext:value-type="float">
            <text:p>370.2249283</text:p>
          </table:table-cell>
          <table:table-cell office:value-type="float" office:value="377.2934173" calcext:value-type="float">
            <text:p>377.2934173</text:p>
          </table:table-cell>
          <table:table-cell office:value-type="float" office:value="384.0529611" calcext:value-type="float">
            <text:p>384.0529611</text:p>
          </table:table-cell>
        </table:table-row>
        <table:table-row table:style-name="ro3">
          <table:table-cell office:value-type="float" office:value="338.0324966" calcext:value-type="float">
            <text:p>338.0324966</text:p>
          </table:table-cell>
          <table:table-cell office:value-type="float" office:value="346.7750062" calcext:value-type="float">
            <text:p>346.7750062</text:p>
          </table:table-cell>
          <table:table-cell office:value-type="float" office:value="355.0128296" calcext:value-type="float">
            <text:p>355.0128296</text:p>
          </table:table-cell>
          <table:table-cell office:value-type="float" office:value="362.812836" calcext:value-type="float">
            <text:p>362.812836</text:p>
          </table:table-cell>
          <table:table-cell office:value-type="float" office:value="370.2257837" calcext:value-type="float">
            <text:p>370.2257837</text:p>
          </table:table-cell>
          <table:table-cell office:value-type="float" office:value="377.2942773" calcext:value-type="float">
            <text:p>377.2942773</text:p>
          </table:table-cell>
          <table:table-cell office:value-type="float" office:value="384.0537894" calcext:value-type="float">
            <text:p>384.0537894</text:p>
          </table:table-cell>
        </table:table-row>
        <table:table-row table:style-name="ro3">
          <table:table-cell office:value-type="float" office:value="338.0333154" calcext:value-type="float">
            <text:p>338.0333154</text:p>
          </table:table-cell>
          <table:table-cell office:value-type="float" office:value="346.7758263" calcext:value-type="float">
            <text:p>346.7758263</text:p>
          </table:table-cell>
          <table:table-cell office:value-type="float" office:value="355.0136546" calcext:value-type="float">
            <text:p>355.0136546</text:p>
          </table:table-cell>
          <table:table-cell office:value-type="float" office:value="362.8136505" calcext:value-type="float">
            <text:p>362.8136505</text:p>
          </table:table-cell>
          <table:table-cell office:value-type="float" office:value="370.2266081" calcext:value-type="float">
            <text:p>370.2266081</text:p>
          </table:table-cell>
          <table:table-cell office:value-type="float" office:value="377.2951056" calcext:value-type="float">
            <text:p>377.2951056</text:p>
          </table:table-cell>
          <table:table-cell office:value-type="float" office:value="384.0545867" calcext:value-type="float">
            <text:p>384.0545867</text:p>
          </table:table-cell>
        </table:table-row>
        <table:table-row table:style-name="ro3">
          <table:table-cell office:value-type="float" office:value="338.0341069" calcext:value-type="float">
            <text:p>338.0341069</text:p>
          </table:table-cell>
          <table:table-cell office:value-type="float" office:value="346.7766182" calcext:value-type="float">
            <text:p>346.7766182</text:p>
          </table:table-cell>
          <table:table-cell office:value-type="float" office:value="355.0144506" calcext:value-type="float">
            <text:p>355.0144506</text:p>
          </table:table-cell>
          <table:table-cell office:value-type="float" office:value="362.8144361" calcext:value-type="float">
            <text:p>362.8144361</text:p>
          </table:table-cell>
          <table:table-cell office:value-type="float" office:value="370.2274026" calcext:value-type="float">
            <text:p>370.2274026</text:p>
          </table:table-cell>
          <table:table-cell office:value-type="float" office:value="377.2959033" calcext:value-type="float">
            <text:p>377.2959033</text:p>
          </table:table-cell>
          <table:table-cell office:value-type="float" office:value="384.0553542" calcext:value-type="float">
            <text:p>384.0553542</text:p>
          </table:table-cell>
        </table:table-row>
        <table:table-row table:style-name="ro3">
          <table:table-cell office:value-type="float" office:value="338.0348718" calcext:value-type="float">
            <text:p>338.0348718</text:p>
          </table:table-cell>
          <table:table-cell office:value-type="float" office:value="346.777383" calcext:value-type="float">
            <text:p>346.777383</text:p>
          </table:table-cell>
          <table:table-cell office:value-type="float" office:value="355.0152188" calcext:value-type="float">
            <text:p>355.0152188</text:p>
          </table:table-cell>
          <table:table-cell office:value-type="float" office:value="362.8151936" calcext:value-type="float">
            <text:p>362.8151936</text:p>
          </table:table-cell>
          <table:table-cell office:value-type="float" office:value="370.2281682" calcext:value-type="float">
            <text:p>370.2281682</text:p>
          </table:table-cell>
          <table:table-cell office:value-type="float" office:value="377.2966716" calcext:value-type="float">
            <text:p>377.2966716</text:p>
          </table:table-cell>
          <table:table-cell office:value-type="float" office:value="384.0560929" calcext:value-type="float">
            <text:p>384.0560929</text:p>
          </table:table-cell>
        </table:table-row>
        <table:table-row table:style-name="ro3">
          <table:table-cell office:value-type="float" office:value="338.035611" calcext:value-type="float">
            <text:p>338.035611</text:p>
          </table:table-cell>
          <table:table-cell office:value-type="float" office:value="346.7781215" calcext:value-type="float">
            <text:p>346.7781215</text:p>
          </table:table-cell>
          <table:table-cell office:value-type="float" office:value="355.0159602" calcext:value-type="float">
            <text:p>355.0159602</text:p>
          </table:table-cell>
          <table:table-cell office:value-type="float" office:value="362.815924" calcext:value-type="float">
            <text:p>362.815924</text:p>
          </table:table-cell>
          <table:table-cell office:value-type="float" office:value="370.228906" calcext:value-type="float">
            <text:p>370.228906</text:p>
          </table:table-cell>
          <table:table-cell office:value-type="float" office:value="377.2974117" calcext:value-type="float">
            <text:p>377.2974117</text:p>
          </table:table-cell>
          <table:table-cell office:value-type="float" office:value="384.056804" calcext:value-type="float">
            <text:p>384.056804</text:p>
          </table:table-cell>
        </table:table-row>
        <table:table-row table:style-name="ro3">
          <table:table-cell office:value-type="float" office:value="338.0363255" calcext:value-type="float">
            <text:p>338.0363255</text:p>
          </table:table-cell>
          <table:table-cell office:value-type="float" office:value="346.7788347" calcext:value-type="float">
            <text:p>346.7788347</text:p>
          </table:table-cell>
          <table:table-cell office:value-type="float" office:value="355.0166755" calcext:value-type="float">
            <text:p>355.0166755</text:p>
          </table:table-cell>
          <table:table-cell office:value-type="float" office:value="362.8166285" calcext:value-type="float">
            <text:p>362.8166285</text:p>
          </table:table-cell>
          <table:table-cell office:value-type="float" office:value="370.2296171" calcext:value-type="float">
            <text:p>370.2296171</text:p>
          </table:table-cell>
          <table:table-cell office:value-type="float" office:value="377.2981244" calcext:value-type="float">
            <text:p>377.2981244</text:p>
          </table:table-cell>
          <table:table-cell office:value-type="float" office:value="384.0574886" calcext:value-type="float">
            <text:p>384.0574886</text:p>
          </table:table-cell>
        </table:table-row>
        <table:table-row table:style-name="ro3">
          <table:table-cell office:value-type="float" office:value="338.0370161" calcext:value-type="float">
            <text:p>338.0370161</text:p>
          </table:table-cell>
          <table:table-cell office:value-type="float" office:value="346.7795235" calcext:value-type="float">
            <text:p>346.7795235</text:p>
          </table:table-cell>
          <table:table-cell office:value-type="float" office:value="355.0173658" calcext:value-type="float">
            <text:p>355.0173658</text:p>
          </table:table-cell>
          <table:table-cell office:value-type="float" office:value="362.8173078" calcext:value-type="float">
            <text:p>362.8173078</text:p>
          </table:table-cell>
          <table:table-cell office:value-type="float" office:value="370.2303024" calcext:value-type="float">
            <text:p>370.2303024</text:p>
          </table:table-cell>
          <table:table-cell office:value-type="float" office:value="377.2988109" calcext:value-type="float">
            <text:p>377.2988109</text:p>
          </table:table-cell>
          <table:table-cell office:value-type="float" office:value="384.0581475" calcext:value-type="float">
            <text:p>384.0581475</text:p>
          </table:table-cell>
        </table:table-row>
        <table:table-row table:style-name="ro3">
          <table:table-cell office:value-type="float" office:value="338.0376835" calcext:value-type="float">
            <text:p>338.0376835</text:p>
          </table:table-cell>
          <table:table-cell office:value-type="float" office:value="346.7801886" calcext:value-type="float">
            <text:p>346.7801886</text:p>
          </table:table-cell>
          <table:table-cell office:value-type="float" office:value="355.018032" calcext:value-type="float">
            <text:p>355.018032</text:p>
          </table:table-cell>
          <table:table-cell office:value-type="float" office:value="362.8179628" calcext:value-type="float">
            <text:p>362.8179628</text:p>
          </table:table-cell>
          <table:table-cell office:value-type="float" office:value="370.2309628" calcext:value-type="float">
            <text:p>370.2309628</text:p>
          </table:table-cell>
          <table:table-cell office:value-type="float" office:value="377.299472" calcext:value-type="float">
            <text:p>377.299472</text:p>
          </table:table-cell>
          <table:table-cell office:value-type="float" office:value="384.0587817" calcext:value-type="float">
            <text:p>384.0587817</text:p>
          </table:table-cell>
        </table:table-row>
        <table:table-row table:style-name="ro3">
          <table:table-cell office:value-type="float" office:value="338.0383286" calcext:value-type="float">
            <text:p>338.0383286</text:p>
          </table:table-cell>
          <table:table-cell office:value-type="float" office:value="346.7808309" calcext:value-type="float">
            <text:p>346.7808309</text:p>
          </table:table-cell>
          <table:table-cell office:value-type="float" office:value="355.0186748" calcext:value-type="float">
            <text:p>355.0186748</text:p>
          </table:table-cell>
          <table:table-cell office:value-type="float" office:value="362.8185945" calcext:value-type="float">
            <text:p>362.8185945</text:p>
          </table:table-cell>
          <table:table-cell office:value-type="float" office:value="370.2315992" calcext:value-type="float">
            <text:p>370.2315992</text:p>
          </table:table-cell>
          <table:table-cell office:value-type="float" office:value="377.3001088" calcext:value-type="float">
            <text:p>377.3001088</text:p>
          </table:table-cell>
          <table:table-cell office:value-type="float" office:value="384.0593923" calcext:value-type="float">
            <text:p>384.0593923</text:p>
          </table:table-cell>
        </table:table-row>
        <table:table-row table:style-name="ro3">
          <table:table-cell office:value-type="float" office:value="338.038952" calcext:value-type="float">
            <text:p>338.038952</text:p>
          </table:table-cell>
          <table:table-cell office:value-type="float" office:value="346.7814512" calcext:value-type="float">
            <text:p>346.7814512</text:p>
          </table:table-cell>
          <table:table-cell office:value-type="float" office:value="355.0192951" calcext:value-type="float">
            <text:p>355.0192951</text:p>
          </table:table-cell>
          <table:table-cell office:value-type="float" office:value="362.8192037" calcext:value-type="float">
            <text:p>362.8192037</text:p>
          </table:table-cell>
          <table:table-cell office:value-type="float" office:value="370.2322126" calcext:value-type="float">
            <text:p>370.2322126</text:p>
          </table:table-cell>
          <table:table-cell office:value-type="float" office:value="377.3007221" calcext:value-type="float">
            <text:p>377.3007221</text:p>
          </table:table-cell>
          <table:table-cell office:value-type="float" office:value="384.05998" calcext:value-type="float">
            <text:p>384.05998</text:p>
          </table:table-cell>
        </table:table-row>
        <table:table-row table:style-name="ro3">
          <table:table-cell office:value-type="float" office:value="338.0395545" calcext:value-type="float">
            <text:p>338.0395545</text:p>
          </table:table-cell>
          <table:table-cell office:value-type="float" office:value="346.7820502" calcext:value-type="float">
            <text:p>346.7820502</text:p>
          </table:table-cell>
          <table:table-cell office:value-type="float" office:value="355.0198937" calcext:value-type="float">
            <text:p>355.0198937</text:p>
          </table:table-cell>
          <table:table-cell office:value-type="float" office:value="362.8197911" calcext:value-type="float">
            <text:p>362.8197911</text:p>
          </table:table-cell>
          <table:table-cell office:value-type="float" office:value="370.2328037" calcext:value-type="float">
            <text:p>370.2328037</text:p>
          </table:table-cell>
          <table:table-cell office:value-type="float" office:value="377.3013128" calcext:value-type="float">
            <text:p>377.3013128</text:p>
          </table:table-cell>
          <table:table-cell office:value-type="float" office:value="384.0605457" calcext:value-type="float">
            <text:p>384.0605457</text:p>
          </table:table-cell>
        </table:table-row>
        <table:table-row table:style-name="ro3">
          <table:table-cell office:value-type="float" office:value="338.0401369" calcext:value-type="float">
            <text:p>338.0401369</text:p>
          </table:table-cell>
          <table:table-cell office:value-type="float" office:value="346.7826287" calcext:value-type="float">
            <text:p>346.7826287</text:p>
          </table:table-cell>
          <table:table-cell office:value-type="float" office:value="355.0204714" calcext:value-type="float">
            <text:p>355.0204714</text:p>
          </table:table-cell>
          <table:table-cell office:value-type="float" office:value="362.8203576" calcext:value-type="float">
            <text:p>362.8203576</text:p>
          </table:table-cell>
          <table:table-cell office:value-type="float" office:value="370.2333733" calcext:value-type="float">
            <text:p>370.2333733</text:p>
          </table:table-cell>
          <table:table-cell office:value-type="float" office:value="377.3018817" calcext:value-type="float">
            <text:p>377.3018817</text:p>
          </table:table-cell>
          <table:table-cell office:value-type="float" office:value="384.0610902" calcext:value-type="float">
            <text:p>384.0610902</text:p>
          </table:table-cell>
        </table:table-row>
        <table:table-row table:style-name="ro3">
          <table:table-cell office:value-type="float" office:value="338.0406997" calcext:value-type="float">
            <text:p>338.0406997</text:p>
          </table:table-cell>
          <table:table-cell office:value-type="float" office:value="346.7831874" calcext:value-type="float">
            <text:p>346.7831874</text:p>
          </table:table-cell>
          <table:table-cell office:value-type="float" office:value="355.0210288" calcext:value-type="float">
            <text:p>355.0210288</text:p>
          </table:table-cell>
          <table:table-cell office:value-type="float" office:value="362.8209039" calcext:value-type="float">
            <text:p>362.8209039</text:p>
          </table:table-cell>
          <table:table-cell office:value-type="float" office:value="370.2339223" calcext:value-type="float">
            <text:p>370.2339223</text:p>
          </table:table-cell>
          <table:table-cell office:value-type="float" office:value="377.3024297" calcext:value-type="float">
            <text:p>377.3024297</text:p>
          </table:table-cell>
          <table:table-cell office:value-type="float" office:value="384.0616144" calcext:value-type="float">
            <text:p>384.0616144</text:p>
          </table:table-cell>
        </table:table-row>
        <table:table-row table:style-name="ro3">
          <table:table-cell office:value-type="float" office:value="338.0412437" calcext:value-type="float">
            <text:p>338.0412437</text:p>
          </table:table-cell>
          <table:table-cell office:value-type="float" office:value="346.7837268" calcext:value-type="float">
            <text:p>346.7837268</text:p>
          </table:table-cell>
          <table:table-cell office:value-type="float" office:value="355.0215667" calcext:value-type="float">
            <text:p>355.0215667</text:p>
          </table:table-cell>
          <table:table-cell office:value-type="float" office:value="362.8214307" calcext:value-type="float">
            <text:p>362.8214307</text:p>
          </table:table-cell>
          <table:table-cell office:value-type="float" office:value="370.2344513" calcext:value-type="float">
            <text:p>370.2344513</text:p>
          </table:table-cell>
          <table:table-cell office:value-type="float" office:value="377.3029574" calcext:value-type="float">
            <text:p>377.3029574</text:p>
          </table:table-cell>
          <table:table-cell office:value-type="float" office:value="384.062119" calcext:value-type="float">
            <text:p>384.062119</text:p>
          </table:table-cell>
        </table:table-row>
        <table:table-row table:style-name="ro3">
          <table:table-cell office:value-type="float" office:value="338.0417694" calcext:value-type="float">
            <text:p>338.0417694</text:p>
          </table:table-cell>
          <table:table-cell office:value-type="float" office:value="346.7842478" calcext:value-type="float">
            <text:p>346.7842478</text:p>
          </table:table-cell>
          <table:table-cell office:value-type="float" office:value="355.0220858" calcext:value-type="float">
            <text:p>355.0220858</text:p>
          </table:table-cell>
          <table:table-cell office:value-type="float" office:value="362.8219387" calcext:value-type="float">
            <text:p>362.8219387</text:p>
          </table:table-cell>
          <table:table-cell office:value-type="float" office:value="370.2349612" calcext:value-type="float">
            <text:p>370.2349612</text:p>
          </table:table-cell>
          <table:table-cell office:value-type="float" office:value="377.3034657" calcext:value-type="float">
            <text:p>377.3034657</text:p>
          </table:table-cell>
          <table:table-cell office:value-type="float" office:value="384.0626047" calcext:value-type="float">
            <text:p>384.0626047</text:p>
          </table:table-cell>
        </table:table-row>
        <table:table-row table:style-name="ro3">
          <table:table-cell office:value-type="float" office:value="338.0422775" calcext:value-type="float">
            <text:p>338.0422775</text:p>
          </table:table-cell>
          <table:table-cell office:value-type="float" office:value="346.7847509" calcext:value-type="float">
            <text:p>346.7847509</text:p>
          </table:table-cell>
          <table:table-cell office:value-type="float" office:value="355.0225867" calcext:value-type="float">
            <text:p>355.0225867</text:p>
          </table:table-cell>
          <table:table-cell office:value-type="float" office:value="362.8224285" calcext:value-type="float">
            <text:p>362.8224285</text:p>
          </table:table-cell>
          <table:table-cell office:value-type="float" office:value="370.2354525" calcext:value-type="float">
            <text:p>370.2354525</text:p>
          </table:table-cell>
          <table:table-cell office:value-type="float" office:value="377.3039553" calcext:value-type="float">
            <text:p>377.3039553</text:p>
          </table:table-cell>
          <table:table-cell office:value-type="float" office:value="384.0630722" calcext:value-type="float">
            <text:p>384.0630722</text:p>
          </table:table-cell>
        </table:table-row>
        <table:table-row table:style-name="ro3">
          <table:table-cell office:value-type="float" office:value="338.0427686" calcext:value-type="float">
            <text:p>338.0427686</text:p>
          </table:table-cell>
          <table:table-cell office:value-type="float" office:value="346.7852368" calcext:value-type="float">
            <text:p>346.7852368</text:p>
          </table:table-cell>
          <table:table-cell office:value-type="float" office:value="355.0230701" calcext:value-type="float">
            <text:p>355.0230701</text:p>
          </table:table-cell>
          <table:table-cell office:value-type="float" office:value="362.822901" calcext:value-type="float">
            <text:p>362.822901</text:p>
          </table:table-cell>
          <table:table-cell office:value-type="float" office:value="370.235926" calcext:value-type="float">
            <text:p>370.235926</text:p>
          </table:table-cell>
          <table:table-cell office:value-type="float" office:value="377.3044268" calcext:value-type="float">
            <text:p>377.3044268</text:p>
          </table:table-cell>
          <table:table-cell office:value-type="float" office:value="384.0635223" calcext:value-type="float">
            <text:p>384.0635223</text:p>
          </table:table-cell>
        </table:table-row>
        <table:table-row table:style-name="ro3">
          <table:table-cell office:value-type="float" office:value="338.0432433" calcext:value-type="float">
            <text:p>338.0432433</text:p>
          </table:table-cell>
          <table:table-cell office:value-type="float" office:value="346.785706" calcext:value-type="float">
            <text:p>346.785706</text:p>
          </table:table-cell>
          <table:table-cell office:value-type="float" office:value="355.0235365" calcext:value-type="float">
            <text:p>355.0235365</text:p>
          </table:table-cell>
          <table:table-cell office:value-type="float" office:value="362.8233565" calcext:value-type="float">
            <text:p>362.8233565</text:p>
          </table:table-cell>
          <table:table-cell office:value-type="float" office:value="370.2363824" calcext:value-type="float">
            <text:p>370.2363824</text:p>
          </table:table-cell>
          <table:table-cell office:value-type="float" office:value="377.3048809" calcext:value-type="float">
            <text:p>377.3048809</text:p>
          </table:table-cell>
          <table:table-cell office:value-type="float" office:value="384.0639555" calcext:value-type="float">
            <text:p>384.0639555</text:p>
          </table:table-cell>
        </table:table-row>
        <table:table-row table:style-name="ro3">
          <table:table-cell office:value-type="float" office:value="338.043702" calcext:value-type="float">
            <text:p>338.043702</text:p>
          </table:table-cell>
          <table:table-cell office:value-type="float" office:value="346.7861591" calcext:value-type="float">
            <text:p>346.7861591</text:p>
          </table:table-cell>
          <table:table-cell office:value-type="float" office:value="355.0239866" calcext:value-type="float">
            <text:p>355.0239866</text:p>
          </table:table-cell>
          <table:table-cell office:value-type="float" office:value="362.8237958" calcext:value-type="float">
            <text:p>362.8237958</text:p>
          </table:table-cell>
          <table:table-cell office:value-type="float" office:value="370.2368222" calcext:value-type="float">
            <text:p>370.2368222</text:p>
          </table:table-cell>
          <table:table-cell office:value-type="float" office:value="377.3053183" calcext:value-type="float">
            <text:p>377.3053183</text:p>
          </table:table-cell>
          <table:table-cell office:value-type="float" office:value="384.0643725" calcext:value-type="float">
            <text:p>384.0643725</text:p>
          </table:table-cell>
        </table:table-row>
        <table:table-row table:style-name="ro3">
          <table:table-cell office:value-type="float" office:value="338.0441453" calcext:value-type="float">
            <text:p>338.0441453</text:p>
          </table:table-cell>
          <table:table-cell office:value-type="float" office:value="346.7865966" calcext:value-type="float">
            <text:p>346.7865966</text:p>
          </table:table-cell>
          <table:table-cell office:value-type="float" office:value="355.024421" calcext:value-type="float">
            <text:p>355.024421</text:p>
          </table:table-cell>
          <table:table-cell office:value-type="float" office:value="362.8242194" calcext:value-type="float">
            <text:p>362.8242194</text:p>
          </table:table-cell>
          <table:table-cell office:value-type="float" office:value="370.237246" calcext:value-type="float">
            <text:p>370.237246</text:p>
          </table:table-cell>
          <table:table-cell office:value-type="float" office:value="377.3057396" calcext:value-type="float">
            <text:p>377.3057396</text:p>
          </table:table-cell>
          <table:table-cell office:value-type="float" office:value="384.0647739" calcext:value-type="float">
            <text:p>384.0647739</text:p>
          </table:table-cell>
        </table:table-row>
        <table:table-row table:style-name="ro3">
          <table:table-cell office:value-type="float" office:value="338.0445738" calcext:value-type="float">
            <text:p>338.0445738</text:p>
          </table:table-cell>
          <table:table-cell office:value-type="float" office:value="346.7870192" calcext:value-type="float">
            <text:p>346.7870192</text:p>
          </table:table-cell>
          <table:table-cell office:value-type="float" office:value="355.0248401" calcext:value-type="float">
            <text:p>355.0248401</text:p>
          </table:table-cell>
          <table:table-cell office:value-type="float" office:value="362.824628" calcext:value-type="float">
            <text:p>362.824628</text:p>
          </table:table-cell>
          <table:table-cell office:value-type="float" office:value="370.2376544" calcext:value-type="float">
            <text:p>370.2376544</text:p>
          </table:table-cell>
          <table:table-cell office:value-type="float" office:value="377.3061453" calcext:value-type="float">
            <text:p>377.3061453</text:p>
          </table:table-cell>
          <table:table-cell office:value-type="float" office:value="384.0651602" calcext:value-type="float">
            <text:p>384.0651602</text:p>
          </table:table-cell>
        </table:table-row>
        <table:table-row table:style-name="ro3">
          <table:table-cell office:value-type="float" office:value="338.044988" calcext:value-type="float">
            <text:p>338.044988</text:p>
          </table:table-cell>
          <table:table-cell office:value-type="float" office:value="346.7874272" calcext:value-type="float">
            <text:p>346.7874272</text:p>
          </table:table-cell>
          <table:table-cell office:value-type="float" office:value="355.0252446" calcext:value-type="float">
            <text:p>355.0252446</text:p>
          </table:table-cell>
          <table:table-cell office:value-type="float" office:value="362.8250219" calcext:value-type="float">
            <text:p>362.8250219</text:p>
          </table:table-cell>
          <table:table-cell office:value-type="float" office:value="370.2380481" calcext:value-type="float">
            <text:p>370.2380481</text:p>
          </table:table-cell>
          <table:table-cell office:value-type="float" office:value="377.3065361" calcext:value-type="float">
            <text:p>377.3065361</text:p>
          </table:table-cell>
          <table:table-cell office:value-type="float" office:value="384.0655322" calcext:value-type="float">
            <text:p>384.0655322</text:p>
          </table:table-cell>
        </table:table-row>
        <table:table-row table:style-name="ro3">
          <table:table-cell office:value-type="float" office:value="338.0453882" calcext:value-type="float">
            <text:p>338.0453882</text:p>
          </table:table-cell>
          <table:table-cell office:value-type="float" office:value="346.7878213" calcext:value-type="float">
            <text:p>346.7878213</text:p>
          </table:table-cell>
          <table:table-cell office:value-type="float" office:value="355.0256349" calcext:value-type="float">
            <text:p>355.0256349</text:p>
          </table:table-cell>
          <table:table-cell office:value-type="float" office:value="362.8254018" calcext:value-type="float">
            <text:p>362.8254018</text:p>
          </table:table-cell>
          <table:table-cell office:value-type="float" office:value="370.2384274" calcext:value-type="float">
            <text:p>370.2384274</text:p>
          </table:table-cell>
          <table:table-cell office:value-type="float" office:value="377.3069125" calcext:value-type="float">
            <text:p>377.3069125</text:p>
          </table:table-cell>
          <table:table-cell office:value-type="float" office:value="384.0658902" calcext:value-type="float">
            <text:p>384.0658902</text:p>
          </table:table-cell>
        </table:table-row>
        <table:table-row table:style-name="ro3">
          <table:table-cell office:value-type="float" office:value="338.0457751" calcext:value-type="float">
            <text:p>338.0457751</text:p>
          </table:table-cell>
          <table:table-cell office:value-type="float" office:value="346.7882018" calcext:value-type="float">
            <text:p>346.7882018</text:p>
          </table:table-cell>
          <table:table-cell office:value-type="float" office:value="355.0260116" calcext:value-type="float">
            <text:p>355.0260116</text:p>
          </table:table-cell>
          <table:table-cell office:value-type="float" office:value="362.8257682" calcext:value-type="float">
            <text:p>362.8257682</text:p>
          </table:table-cell>
          <table:table-cell office:value-type="float" office:value="370.238793" calcext:value-type="float">
            <text:p>370.238793</text:p>
          </table:table-cell>
          <table:table-cell office:value-type="float" office:value="377.307275" calcext:value-type="float">
            <text:p>377.307275</text:p>
          </table:table-cell>
          <table:table-cell office:value-type="float" office:value="384.0662348" calcext:value-type="float">
            <text:p>384.0662348</text:p>
          </table:table-cell>
        </table:table-row>
        <table:table-row table:style-name="ro3">
          <table:table-cell office:value-type="float" office:value="338.0461489" calcext:value-type="float">
            <text:p>338.0461489</text:p>
          </table:table-cell>
          <table:table-cell office:value-type="float" office:value="346.7885693" calcext:value-type="float">
            <text:p>346.7885693</text:p>
          </table:table-cell>
          <table:table-cell office:value-type="float" office:value="355.0263751" calcext:value-type="float">
            <text:p>355.0263751</text:p>
          </table:table-cell>
          <table:table-cell office:value-type="float" office:value="362.8261214" calcext:value-type="float">
            <text:p>362.8261214</text:p>
          </table:table-cell>
          <table:table-cell office:value-type="float" office:value="370.2391453" calcext:value-type="float">
            <text:p>370.2391453</text:p>
          </table:table-cell>
          <table:table-cell office:value-type="float" office:value="377.3076241" calcext:value-type="float">
            <text:p>377.3076241</text:p>
          </table:table-cell>
          <table:table-cell office:value-type="float" office:value="384.0665665" calcext:value-type="float">
            <text:p>384.0665665</text:p>
          </table:table-cell>
        </table:table-row>
        <table:table-row table:style-name="ro3">
          <table:table-cell office:value-type="float" office:value="338.0465103" calcext:value-type="float">
            <text:p>338.0465103</text:p>
          </table:table-cell>
          <table:table-cell office:value-type="float" office:value="346.7889242" calcext:value-type="float">
            <text:p>346.7889242</text:p>
          </table:table-cell>
          <table:table-cell office:value-type="float" office:value="355.0267258" calcext:value-type="float">
            <text:p>355.0267258</text:p>
          </table:table-cell>
          <table:table-cell office:value-type="float" office:value="362.8264621" calcext:value-type="float">
            <text:p>362.8264621</text:p>
          </table:table-cell>
          <table:table-cell office:value-type="float" office:value="370.2394848" calcext:value-type="float">
            <text:p>370.2394848</text:p>
          </table:table-cell>
          <table:table-cell office:value-type="float" office:value="377.3079603" calcext:value-type="float">
            <text:p>377.3079603</text:p>
          </table:table-cell>
          <table:table-cell office:value-type="float" office:value="384.0668859" calcext:value-type="float">
            <text:p>384.0668859</text:p>
          </table:table-cell>
        </table:table-row>
        <table:table-row table:style-name="ro3">
          <table:table-cell office:value-type="float" office:value="338.0468595" calcext:value-type="float">
            <text:p>338.0468595</text:p>
          </table:table-cell>
          <table:table-cell office:value-type="float" office:value="346.789267" calcext:value-type="float">
            <text:p>346.789267</text:p>
          </table:table-cell>
          <table:table-cell office:value-type="float" office:value="355.0270642" calcext:value-type="float">
            <text:p>355.0270642</text:p>
          </table:table-cell>
          <table:table-cell office:value-type="float" office:value="362.8267906" calcext:value-type="float">
            <text:p>362.8267906</text:p>
          </table:table-cell>
          <table:table-cell office:value-type="float" office:value="370.239812" calcext:value-type="float">
            <text:p>370.239812</text:p>
          </table:table-cell>
          <table:table-cell office:value-type="float" office:value="377.3082842" calcext:value-type="float">
            <text:p>377.3082842</text:p>
          </table:table-cell>
          <table:table-cell office:value-type="float" office:value="384.0671932" calcext:value-type="float">
            <text:p>384.0671932</text:p>
          </table:table-cell>
        </table:table-row>
        <table:table-row table:style-name="ro3">
          <table:table-cell office:value-type="float" office:value="338.0471971" calcext:value-type="float">
            <text:p>338.0471971</text:p>
          </table:table-cell>
          <table:table-cell office:value-type="float" office:value="346.7895979" calcext:value-type="float">
            <text:p>346.7895979</text:p>
          </table:table-cell>
          <table:table-cell office:value-type="float" office:value="355.0273909" calcext:value-type="float">
            <text:p>355.0273909</text:p>
          </table:table-cell>
          <table:table-cell office:value-type="float" office:value="362.8271074" calcext:value-type="float">
            <text:p>362.8271074</text:p>
          </table:table-cell>
          <table:table-cell office:value-type="float" office:value="370.2401273" calcext:value-type="float">
            <text:p>370.2401273</text:p>
          </table:table-cell>
          <table:table-cell office:value-type="float" office:value="377.3085961" calcext:value-type="float">
            <text:p>377.3085961</text:p>
          </table:table-cell>
          <table:table-cell office:value-type="float" office:value="384.0674891" calcext:value-type="float">
            <text:p>384.0674891</text:p>
          </table:table-cell>
        </table:table-row>
        <table:table-row table:style-name="ro3">
          <table:table-cell office:value-type="float" office:value="338.0475233" calcext:value-type="float">
            <text:p>338.0475233</text:p>
          </table:table-cell>
          <table:table-cell office:value-type="float" office:value="346.7899176" calcext:value-type="float">
            <text:p>346.7899176</text:p>
          </table:table-cell>
          <table:table-cell office:value-type="float" office:value="355.027706" calcext:value-type="float">
            <text:p>355.027706</text:p>
          </table:table-cell>
          <table:table-cell office:value-type="float" office:value="362.8274129" calcext:value-type="float">
            <text:p>362.8274129</text:p>
          </table:table-cell>
          <table:table-cell office:value-type="float" office:value="370.2404312" calcext:value-type="float">
            <text:p>370.2404312</text:p>
          </table:table-cell>
          <table:table-cell office:value-type="float" office:value="377.3088966" calcext:value-type="float">
            <text:p>377.3088966</text:p>
          </table:table-cell>
          <table:table-cell office:value-type="float" office:value="384.0677739" calcext:value-type="float">
            <text:p>384.0677739</text:p>
          </table:table-cell>
        </table:table-row>
        <table:table-row table:style-name="ro3">
          <table:table-cell office:value-type="float" office:value="338.0478386" calcext:value-type="float">
            <text:p>338.0478386</text:p>
          </table:table-cell>
          <table:table-cell office:value-type="float" office:value="346.7902262" calcext:value-type="float">
            <text:p>346.7902262</text:p>
          </table:table-cell>
          <table:table-cell office:value-type="float" office:value="355.0280102" calcext:value-type="float">
            <text:p>355.0280102</text:p>
          </table:table-cell>
          <table:table-cell office:value-type="float" office:value="362.8277076" calcext:value-type="float">
            <text:p>362.8277076</text:p>
          </table:table-cell>
          <table:table-cell office:value-type="float" office:value="370.2407241" calcext:value-type="float">
            <text:p>370.2407241</text:p>
          </table:table-cell>
          <table:table-cell office:value-type="float" office:value="377.3091859" calcext:value-type="float">
            <text:p>377.3091859</text:p>
          </table:table-cell>
          <table:table-cell office:value-type="float" office:value="384.0680481" calcext:value-type="float">
            <text:p>384.0680481</text:p>
          </table:table-cell>
        </table:table-row>
        <table:table-row table:style-name="ro3">
          <table:table-cell office:value-type="float" office:value="338.0481433" calcext:value-type="float">
            <text:p>338.0481433</text:p>
          </table:table-cell>
          <table:table-cell office:value-type="float" office:value="346.7905243" calcext:value-type="float">
            <text:p>346.7905243</text:p>
          </table:table-cell>
          <table:table-cell office:value-type="float" office:value="355.0283037" calcext:value-type="float">
            <text:p>355.0283037</text:p>
          </table:table-cell>
          <table:table-cell office:value-type="float" office:value="362.8279916" calcext:value-type="float">
            <text:p>362.8279916</text:p>
          </table:table-cell>
          <table:table-cell office:value-type="float" office:value="370.2410063" calcext:value-type="float">
            <text:p>370.2410063</text:p>
          </table:table-cell>
          <table:table-cell office:value-type="float" office:value="377.3094646" calcext:value-type="float">
            <text:p>377.3094646</text:p>
          </table:table-cell>
          <table:table-cell office:value-type="float" office:value="384.068312" calcext:value-type="float">
            <text:p>384.068312</text:p>
          </table:table-cell>
        </table:table-row>
        <table:table-row table:style-name="ro3">
          <table:table-cell office:value-type="float" office:value="338.0484378" calcext:value-type="float">
            <text:p>338.0484378</text:p>
          </table:table-cell>
          <table:table-cell office:value-type="float" office:value="346.7908121" calcext:value-type="float">
            <text:p>346.7908121</text:p>
          </table:table-cell>
          <table:table-cell office:value-type="float" office:value="355.0285869" calcext:value-type="float">
            <text:p>355.0285869</text:p>
          </table:table-cell>
          <table:table-cell office:value-type="float" office:value="362.8282656" calcext:value-type="float">
            <text:p>362.8282656</text:p>
          </table:table-cell>
          <table:table-cell office:value-type="float" office:value="370.2412783" calcext:value-type="float">
            <text:p>370.2412783</text:p>
          </table:table-cell>
          <table:table-cell office:value-type="float" office:value="377.309733" calcext:value-type="float">
            <text:p>377.309733</text:p>
          </table:table-cell>
          <table:table-cell office:value-type="float" office:value="384.068566" calcext:value-type="float">
            <text:p>384.068566</text:p>
          </table:table-cell>
        </table:table-row>
        <table:table-row table:style-name="ro3">
          <table:table-cell office:value-type="float" office:value="338.0487225" calcext:value-type="float">
            <text:p>338.0487225</text:p>
          </table:table-cell>
          <table:table-cell office:value-type="float" office:value="346.7910901" calcext:value-type="float">
            <text:p>346.7910901</text:p>
          </table:table-cell>
          <table:table-cell office:value-type="float" office:value="355.0288602" calcext:value-type="float">
            <text:p>355.0288602</text:p>
          </table:table-cell>
          <table:table-cell office:value-type="float" office:value="362.8285298" calcext:value-type="float">
            <text:p>362.8285298</text:p>
          </table:table-cell>
          <table:table-cell office:value-type="float" office:value="370.2415404" calcext:value-type="float">
            <text:p>370.2415404</text:p>
          </table:table-cell>
          <table:table-cell office:value-type="float" office:value="377.3099915" calcext:value-type="float">
            <text:p>377.3099915</text:p>
          </table:table-cell>
          <table:table-cell office:value-type="float" office:value="384.0688105" calcext:value-type="float">
            <text:p>384.0688105</text:p>
          </table:table-cell>
        </table:table-row>
        <table:table-row table:style-name="ro3">
          <table:table-cell office:value-type="float" office:value="338.0489976" calcext:value-type="float">
            <text:p>338.0489976</text:p>
          </table:table-cell>
          <table:table-cell office:value-type="float" office:value="346.7913586" calcext:value-type="float">
            <text:p>346.7913586</text:p>
          </table:table-cell>
          <table:table-cell office:value-type="float" office:value="355.0291239" calcext:value-type="float">
            <text:p>355.0291239</text:p>
          </table:table-cell>
          <table:table-cell office:value-type="float" office:value="362.8287846" calcext:value-type="float">
            <text:p>362.8287846</text:p>
          </table:table-cell>
          <table:table-cell office:value-type="float" office:value="370.2417931" calcext:value-type="float">
            <text:p>370.2417931</text:p>
          </table:table-cell>
          <table:table-cell office:value-type="float" office:value="377.3102405" calcext:value-type="float">
            <text:p>377.3102405</text:p>
          </table:table-cell>
          <table:table-cell office:value-type="float" office:value="384.0690459" calcext:value-type="float">
            <text:p>384.0690459</text:p>
          </table:table-cell>
        </table:table-row>
        <table:table-row table:style-name="ro3">
          <table:table-cell office:value-type="float" office:value="338.0492635" calcext:value-type="float">
            <text:p>338.0492635</text:p>
          </table:table-cell>
          <table:table-cell office:value-type="float" office:value="346.7916178" calcext:value-type="float">
            <text:p>346.7916178</text:p>
          </table:table-cell>
          <table:table-cell office:value-type="float" office:value="355.0293784" calcext:value-type="float">
            <text:p>355.0293784</text:p>
          </table:table-cell>
          <table:table-cell office:value-type="float" office:value="362.8290303" calcext:value-type="float">
            <text:p>362.8290303</text:p>
          </table:table-cell>
          <table:table-cell office:value-type="float" office:value="370.2420365" calcext:value-type="float">
            <text:p>370.2420365</text:p>
          </table:table-cell>
          <table:table-cell office:value-type="float" office:value="377.3104803" calcext:value-type="float">
            <text:p>377.3104803</text:p>
          </table:table-cell>
          <table:table-cell office:value-type="float" office:value="384.0692725" calcext:value-type="float">
            <text:p>384.0692725</text:p>
          </table:table-cell>
        </table:table-row>
        <table:table-row table:style-name="ro3">
          <table:table-cell office:value-type="float" office:value="338.0495204" calcext:value-type="float">
            <text:p>338.0495204</text:p>
          </table:table-cell>
          <table:table-cell office:value-type="float" office:value="346.7918681" calcext:value-type="float">
            <text:p>346.7918681</text:p>
          </table:table-cell>
          <table:table-cell office:value-type="float" office:value="355.029624" calcext:value-type="float">
            <text:p>355.029624</text:p>
          </table:table-cell>
          <table:table-cell office:value-type="float" office:value="362.8292672" calcext:value-type="float">
            <text:p>362.8292672</text:p>
          </table:table-cell>
          <table:table-cell office:value-type="float" office:value="370.2422711" calcext:value-type="float">
            <text:p>370.2422711</text:p>
          </table:table-cell>
          <table:table-cell office:value-type="float" office:value="377.3107113" calcext:value-type="float">
            <text:p>377.3107113</text:p>
          </table:table-cell>
          <table:table-cell office:value-type="float" office:value="384.0694906" calcext:value-type="float">
            <text:p>384.0694906</text:p>
          </table:table-cell>
        </table:table-row>
        <table:table-row table:style-name="ro3">
          <table:table-cell office:value-type="float" office:value="338.0497688" calcext:value-type="float">
            <text:p>338.0497688</text:p>
          </table:table-cell>
          <table:table-cell office:value-type="float" office:value="346.7921099" calcext:value-type="float">
            <text:p>346.7921099</text:p>
          </table:table-cell>
          <table:table-cell office:value-type="float" office:value="355.029861" calcext:value-type="float">
            <text:p>355.029861</text:p>
          </table:table-cell>
          <table:table-cell office:value-type="float" office:value="362.8294956" calcext:value-type="float">
            <text:p>362.8294956</text:p>
          </table:table-cell>
          <table:table-cell office:value-type="float" office:value="370.2424972" calcext:value-type="float">
            <text:p>370.2424972</text:p>
          </table:table-cell>
          <table:table-cell office:value-type="float" office:value="377.3109338" calcext:value-type="float">
            <text:p>377.3109338</text:p>
          </table:table-cell>
          <table:table-cell office:value-type="float" office:value="384.0697005" calcext:value-type="float">
            <text:p>384.0697005</text:p>
          </table:table-cell>
        </table:table-row>
        <table:table-row table:style-name="ro3">
          <table:table-cell office:value-type="float" office:value="338.0500088" calcext:value-type="float">
            <text:p>338.0500088</text:p>
          </table:table-cell>
          <table:table-cell office:value-type="float" office:value="346.7923434" calcext:value-type="float">
            <text:p>346.7923434</text:p>
          </table:table-cell>
          <table:table-cell office:value-type="float" office:value="355.0300897" calcext:value-type="float">
            <text:p>355.0300897</text:p>
          </table:table-cell>
          <table:table-cell office:value-type="float" office:value="362.829716" calcext:value-type="float">
            <text:p>362.829716</text:p>
          </table:table-cell>
          <table:table-cell office:value-type="float" office:value="370.2427151" calcext:value-type="float">
            <text:p>370.2427151</text:p>
          </table:table-cell>
          <table:table-cell office:value-type="float" office:value="377.311148" calcext:value-type="float">
            <text:p>377.311148</text:p>
          </table:table-cell>
          <table:table-cell office:value-type="float" office:value="384.0699026" calcext:value-type="float">
            <text:p>384.0699026</text:p>
          </table:table-cell>
        </table:table-row>
        <table:table-row table:style-name="ro3">
          <table:table-cell office:value-type="float" office:value="338.0502408" calcext:value-type="float">
            <text:p>338.0502408</text:p>
          </table:table-cell>
          <table:table-cell office:value-type="float" office:value="346.7925688" calcext:value-type="float">
            <text:p>346.7925688</text:p>
          </table:table-cell>
          <table:table-cell office:value-type="float" office:value="355.0303104" calcext:value-type="float">
            <text:p>355.0303104</text:p>
          </table:table-cell>
          <table:table-cell office:value-type="float" office:value="362.8299284" calcext:value-type="float">
            <text:p>362.8299284</text:p>
          </table:table-cell>
          <table:table-cell office:value-type="float" office:value="370.2429251" calcext:value-type="float">
            <text:p>370.2429251</text:p>
          </table:table-cell>
          <table:table-cell office:value-type="float" office:value="377.3113544" calcext:value-type="float">
            <text:p>377.3113544</text:p>
          </table:table-cell>
          <table:table-cell office:value-type="float" office:value="384.0700971" calcext:value-type="float">
            <text:p>384.0700971</text:p>
          </table:table-cell>
        </table:table-row>
        <table:table-row table:style-name="ro3">
          <table:table-cell office:value-type="float" office:value="338.050465" calcext:value-type="float">
            <text:p>338.050465</text:p>
          </table:table-cell>
          <table:table-cell office:value-type="float" office:value="346.7927866" calcext:value-type="float">
            <text:p>346.7927866</text:p>
          </table:table-cell>
          <table:table-cell office:value-type="float" office:value="355.0305233" calcext:value-type="float">
            <text:p>355.0305233</text:p>
          </table:table-cell>
          <table:table-cell office:value-type="float" office:value="362.8301333" calcext:value-type="float">
            <text:p>362.8301333</text:p>
          </table:table-cell>
          <table:table-cell office:value-type="float" office:value="370.2431275" calcext:value-type="float">
            <text:p>370.2431275</text:p>
          </table:table-cell>
          <table:table-cell office:value-type="float" office:value="377.3115531" calcext:value-type="float">
            <text:p>377.3115531</text:p>
          </table:table-cell>
          <table:table-cell office:value-type="float" office:value="384.0702843" calcext:value-type="float">
            <text:p>384.0702843</text:p>
          </table:table-cell>
        </table:table-row>
        <table:table-row table:style-name="ro3">
          <table:table-cell office:value-type="float" office:value="338.0506817" calcext:value-type="float">
            <text:p>338.0506817</text:p>
          </table:table-cell>
          <table:table-cell office:value-type="float" office:value="346.7929968" calcext:value-type="float">
            <text:p>346.7929968</text:p>
          </table:table-cell>
          <table:table-cell office:value-type="float" office:value="355.0307288" calcext:value-type="float">
            <text:p>355.0307288</text:p>
          </table:table-cell>
          <table:table-cell office:value-type="float" office:value="362.8303309" calcext:value-type="float">
            <text:p>362.8303309</text:p>
          </table:table-cell>
          <table:table-cell office:value-type="float" office:value="370.2433225" calcext:value-type="float">
            <text:p>370.2433225</text:p>
          </table:table-cell>
          <table:table-cell office:value-type="float" office:value="377.3117445" calcext:value-type="float">
            <text:p>377.3117445</text:p>
          </table:table-cell>
          <table:table-cell office:value-type="float" office:value="384.0704646" calcext:value-type="float">
            <text:p>384.0704646</text:p>
          </table:table-cell>
        </table:table-row>
        <table:table-row table:style-name="ro3">
          <table:table-cell office:value-type="float" office:value="338.0508912" calcext:value-type="float">
            <text:p>338.0508912</text:p>
          </table:table-cell>
          <table:table-cell office:value-type="float" office:value="346.7931999" calcext:value-type="float">
            <text:p>346.7931999</text:p>
          </table:table-cell>
          <table:table-cell office:value-type="float" office:value="355.0309272" calcext:value-type="float">
            <text:p>355.0309272</text:p>
          </table:table-cell>
          <table:table-cell office:value-type="float" office:value="362.8305214" calcext:value-type="float">
            <text:p>362.8305214</text:p>
          </table:table-cell>
          <table:table-cell office:value-type="float" office:value="370.2435104" calcext:value-type="float">
            <text:p>370.2435104</text:p>
          </table:table-cell>
          <table:table-cell office:value-type="float" office:value="377.3119289" calcext:value-type="float">
            <text:p>377.3119289</text:p>
          </table:table-cell>
          <table:table-cell office:value-type="float" office:value="384.0706381" calcext:value-type="float">
            <text:p>384.0706381</text:p>
          </table:table-cell>
        </table:table-row>
        <table:table-row table:style-name="ro3">
          <table:table-cell office:value-type="float" office:value="338.0510936" calcext:value-type="float">
            <text:p>338.0510936</text:p>
          </table:table-cell>
          <table:table-cell office:value-type="float" office:value="346.793396" calcext:value-type="float">
            <text:p>346.793396</text:p>
          </table:table-cell>
          <table:table-cell office:value-type="float" office:value="355.0311185" calcext:value-type="float">
            <text:p>355.0311185</text:p>
          </table:table-cell>
          <table:table-cell office:value-type="float" office:value="362.8307051" calcext:value-type="float">
            <text:p>362.8307051</text:p>
          </table:table-cell>
          <table:table-cell office:value-type="float" office:value="370.2436916" calcext:value-type="float">
            <text:p>370.2436916</text:p>
          </table:table-cell>
          <table:table-cell office:value-type="float" office:value="377.3121065" calcext:value-type="float">
            <text:p>377.3121065</text:p>
          </table:table-cell>
          <table:table-cell office:value-type="float" office:value="384.0708051" calcext:value-type="float">
            <text:p>384.0708051</text:p>
          </table:table-cell>
        </table:table-row>
        <table:table-row table:style-name="ro3">
          <table:table-cell office:value-type="float" office:value="338.0512893" calcext:value-type="float">
            <text:p>338.0512893</text:p>
          </table:table-cell>
          <table:table-cell office:value-type="float" office:value="346.7935853" calcext:value-type="float">
            <text:p>346.7935853</text:p>
          </table:table-cell>
          <table:table-cell office:value-type="float" office:value="355.0313032" calcext:value-type="float">
            <text:p>355.0313032</text:p>
          </table:table-cell>
          <table:table-cell office:value-type="float" office:value="362.8308823" calcext:value-type="float">
            <text:p>362.8308823</text:p>
          </table:table-cell>
          <table:table-cell office:value-type="float" office:value="370.2438661" calcext:value-type="float">
            <text:p>370.2438661</text:p>
          </table:table-cell>
          <table:table-cell office:value-type="float" office:value="377.3122775" calcext:value-type="float">
            <text:p>377.3122775</text:p>
          </table:table-cell>
          <table:table-cell office:value-type="float" office:value="384.0709659" calcext:value-type="float">
            <text:p>384.0709659</text:p>
          </table:table-cell>
        </table:table-row>
        <table:table-row table:style-name="ro3">
          <table:table-cell office:value-type="float" office:value="338.0514783" calcext:value-type="float">
            <text:p>338.0514783</text:p>
          </table:table-cell>
          <table:table-cell office:value-type="float" office:value="346.7937682" calcext:value-type="float">
            <text:p>346.7937682</text:p>
          </table:table-cell>
          <table:table-cell office:value-type="float" office:value="355.0314814" calcext:value-type="float">
            <text:p>355.0314814</text:p>
          </table:table-cell>
          <table:table-cell office:value-type="float" office:value="362.8310531" calcext:value-type="float">
            <text:p>362.8310531</text:p>
          </table:table-cell>
          <table:table-cell office:value-type="float" office:value="370.2440343" calcext:value-type="float">
            <text:p>370.2440343</text:p>
          </table:table-cell>
          <table:table-cell office:value-type="float" office:value="377.3124422" calcext:value-type="float">
            <text:p>377.3124422</text:p>
          </table:table-cell>
          <table:table-cell office:value-type="float" office:value="384.0711206" calcext:value-type="float">
            <text:p>384.0711206</text:p>
          </table:table-cell>
        </table:table-row>
        <table:table-row table:style-name="ro3">
          <table:table-cell office:value-type="float" office:value="338.0516611" calcext:value-type="float">
            <text:p>338.0516611</text:p>
          </table:table-cell>
          <table:table-cell office:value-type="float" office:value="346.7939448" calcext:value-type="float">
            <text:p>346.7939448</text:p>
          </table:table-cell>
          <table:table-cell office:value-type="float" office:value="355.0316534" calcext:value-type="float">
            <text:p>355.0316534</text:p>
          </table:table-cell>
          <table:table-cell office:value-type="float" office:value="362.8312179" calcext:value-type="float">
            <text:p>362.8312179</text:p>
          </table:table-cell>
          <table:table-cell office:value-type="float" office:value="370.2441965" calcext:value-type="float">
            <text:p>370.2441965</text:p>
          </table:table-cell>
          <table:table-cell office:value-type="float" office:value="377.3126008" calcext:value-type="float">
            <text:p>377.3126008</text:p>
          </table:table-cell>
          <table:table-cell office:value-type="float" office:value="384.0712696" calcext:value-type="float">
            <text:p>384.0712696</text:p>
          </table:table-cell>
        </table:table-row>
        <table:table-row table:style-name="ro3">
          <table:table-cell office:value-type="float" office:value="338.0518377" calcext:value-type="float">
            <text:p>338.0518377</text:p>
          </table:table-cell>
          <table:table-cell office:value-type="float" office:value="346.7941153" calcext:value-type="float">
            <text:p>346.7941153</text:p>
          </table:table-cell>
          <table:table-cell office:value-type="float" office:value="355.0318193" calcext:value-type="float">
            <text:p>355.0318193</text:p>
          </table:table-cell>
          <table:table-cell office:value-type="float" office:value="362.8313768" calcext:value-type="float">
            <text:p>362.8313768</text:p>
          </table:table-cell>
          <table:table-cell office:value-type="float" office:value="370.2443527" calcext:value-type="float">
            <text:p>370.2443527</text:p>
          </table:table-cell>
          <table:table-cell office:value-type="float" office:value="377.3127536" calcext:value-type="float">
            <text:p>377.3127536</text:p>
          </table:table-cell>
          <table:table-cell office:value-type="float" office:value="384.0714129" calcext:value-type="float">
            <text:p>384.0714129</text:p>
          </table:table-cell>
        </table:table-row>
        <table:table-row table:style-name="ro3">
          <table:table-cell office:value-type="float" office:value="338.0520084" calcext:value-type="float">
            <text:p>338.0520084</text:p>
          </table:table-cell>
          <table:table-cell office:value-type="float" office:value="346.79428" calcext:value-type="float">
            <text:p>346.79428</text:p>
          </table:table-cell>
          <table:table-cell office:value-type="float" office:value="355.0319794" calcext:value-type="float">
            <text:p>355.0319794</text:p>
          </table:table-cell>
          <table:table-cell office:value-type="float" office:value="362.83153" calcext:value-type="float">
            <text:p>362.83153</text:p>
          </table:table-cell>
          <table:table-cell office:value-type="float" office:value="370.2445033" calcext:value-type="float">
            <text:p>370.2445033</text:p>
          </table:table-cell>
          <table:table-cell office:value-type="float" office:value="377.3129008" calcext:value-type="float">
            <text:p>377.3129008</text:p>
          </table:table-cell>
          <table:table-cell office:value-type="float" office:value="384.071551" calcext:value-type="float">
            <text:p>384.071551</text:p>
          </table:table-cell>
        </table:table-row>
        <table:table-row table:style-name="ro3">
          <table:table-cell office:value-type="float" office:value="338.0521734" calcext:value-type="float">
            <text:p>338.0521734</text:p>
          </table:table-cell>
          <table:table-cell office:value-type="float" office:value="346.7944391" calcext:value-type="float">
            <text:p>346.7944391</text:p>
          </table:table-cell>
          <table:table-cell office:value-type="float" office:value="355.032134" calcext:value-type="float">
            <text:p>355.032134</text:p>
          </table:table-cell>
          <table:table-cell office:value-type="float" office:value="362.8316777" calcext:value-type="float">
            <text:p>362.8316777</text:p>
          </table:table-cell>
          <table:table-cell office:value-type="float" office:value="370.2446484" calcext:value-type="float">
            <text:p>370.2446484</text:p>
          </table:table-cell>
          <table:table-cell office:value-type="float" office:value="377.3130425" calcext:value-type="float">
            <text:p>377.3130425</text:p>
          </table:table-cell>
          <table:table-cell office:value-type="float" office:value="384.0716838" calcext:value-type="float">
            <text:p>384.0716838</text:p>
          </table:table-cell>
        </table:table-row>
        <table:table-row table:style-name="ro3">
          <table:table-cell office:value-type="float" office:value="338.0523328" calcext:value-type="float">
            <text:p>338.0523328</text:p>
          </table:table-cell>
          <table:table-cell office:value-type="float" office:value="346.7945927" calcext:value-type="float">
            <text:p>346.7945927</text:p>
          </table:table-cell>
          <table:table-cell office:value-type="float" office:value="355.0322831" calcext:value-type="float">
            <text:p>355.0322831</text:p>
          </table:table-cell>
          <table:table-cell office:value-type="float" office:value="362.8318202" calcext:value-type="float">
            <text:p>362.8318202</text:p>
          </table:table-cell>
          <table:table-cell office:value-type="float" office:value="370.2447882" calcext:value-type="float">
            <text:p>370.2447882</text:p>
          </table:table-cell>
          <table:table-cell office:value-type="float" office:value="377.3131791" calcext:value-type="float">
            <text:p>377.3131791</text:p>
          </table:table-cell>
          <table:table-cell office:value-type="float" office:value="384.0718117" calcext:value-type="float">
            <text:p>384.0718117</text:p>
          </table:table-cell>
        </table:table-row>
        <table:table-row table:style-name="ro3">
          <table:table-cell office:value-type="float" office:value="338.052487" calcext:value-type="float">
            <text:p>338.052487</text:p>
          </table:table-cell>
          <table:table-cell office:value-type="float" office:value="346.794741" calcext:value-type="float">
            <text:p>346.794741</text:p>
          </table:table-cell>
          <table:table-cell office:value-type="float" office:value="355.032427" calcext:value-type="float">
            <text:p>355.032427</text:p>
          </table:table-cell>
          <table:table-cell office:value-type="float" office:value="362.8319576" calcext:value-type="float">
            <text:p>362.8319576</text:p>
          </table:table-cell>
          <table:table-cell office:value-type="float" office:value="370.244923" calcext:value-type="float">
            <text:p>370.244923</text:p>
          </table:table-cell>
          <table:table-cell office:value-type="float" office:value="377.3133105" calcext:value-type="float">
            <text:p>377.3133105</text:p>
          </table:table-cell>
          <table:table-cell office:value-type="float" office:value="384.0719348" calcext:value-type="float">
            <text:p>384.0719348</text:p>
          </table:table-cell>
        </table:table-row>
        <table:table-row table:style-name="ro3">
          <table:table-cell office:value-type="float" office:value="338.0526359" calcext:value-type="float">
            <text:p>338.0526359</text:p>
          </table:table-cell>
          <table:table-cell office:value-type="float" office:value="346.7948842" calcext:value-type="float">
            <text:p>346.7948842</text:p>
          </table:table-cell>
          <table:table-cell office:value-type="float" office:value="355.0325658" calcext:value-type="float">
            <text:p>355.0325658</text:p>
          </table:table-cell>
          <table:table-cell office:value-type="float" office:value="362.8320901" calcext:value-type="float">
            <text:p>362.8320901</text:p>
          </table:table-cell>
          <table:table-cell office:value-type="float" office:value="370.2450528" calcext:value-type="float">
            <text:p>370.2450528</text:p>
          </table:table-cell>
          <table:table-cell office:value-type="float" office:value="377.3134372" calcext:value-type="float">
            <text:p>377.3134372</text:p>
          </table:table-cell>
          <table:table-cell office:value-type="float" office:value="384.0720533" calcext:value-type="float">
            <text:p>384.0720533</text:p>
          </table:table-cell>
        </table:table-row>
        <table:table-row table:style-name="ro3">
          <table:table-cell office:value-type="float" office:value="338.0527799" calcext:value-type="float">
            <text:p>338.0527799</text:p>
          </table:table-cell>
          <table:table-cell office:value-type="float" office:value="346.7950225" calcext:value-type="float">
            <text:p>346.7950225</text:p>
          </table:table-cell>
          <table:table-cell office:value-type="float" office:value="355.0326998" calcext:value-type="float">
            <text:p>355.0326998</text:p>
          </table:table-cell>
          <table:table-cell office:value-type="float" office:value="362.8322179" calcext:value-type="float">
            <text:p>362.8322179</text:p>
          </table:table-cell>
          <table:table-cell office:value-type="float" office:value="370.245178" calcext:value-type="float">
            <text:p>370.245178</text:p>
          </table:table-cell>
          <table:table-cell office:value-type="float" office:value="377.3135591" calcext:value-type="float">
            <text:p>377.3135591</text:p>
          </table:table-cell>
          <table:table-cell office:value-type="float" office:value="384.0721674" calcext:value-type="float">
            <text:p>384.0721674</text:p>
          </table:table-cell>
        </table:table-row>
        <table:table-row table:style-name="ro3">
          <table:table-cell office:value-type="float" office:value="338.052919" calcext:value-type="float">
            <text:p>338.052919</text:p>
          </table:table-cell>
          <table:table-cell office:value-type="float" office:value="346.7951561" calcext:value-type="float">
            <text:p>346.7951561</text:p>
          </table:table-cell>
          <table:table-cell office:value-type="float" office:value="355.0328291" calcext:value-type="float">
            <text:p>355.0328291</text:p>
          </table:table-cell>
          <table:table-cell office:value-type="float" office:value="362.8323411" calcext:value-type="float">
            <text:p>362.8323411</text:p>
          </table:table-cell>
          <table:table-cell office:value-type="float" office:value="370.2452986" calcext:value-type="float">
            <text:p>370.2452986</text:p>
          </table:table-cell>
          <table:table-cell office:value-type="float" office:value="377.3136766" calcext:value-type="float">
            <text:p>377.3136766</text:p>
          </table:table-cell>
          <table:table-cell office:value-type="float" office:value="384.0722772" calcext:value-type="float">
            <text:p>384.0722772</text:p>
          </table:table-cell>
        </table:table-row>
        <table:table-row table:style-name="ro3">
          <table:table-cell office:value-type="float" office:value="338.0530534" calcext:value-type="float">
            <text:p>338.0530534</text:p>
          </table:table-cell>
          <table:table-cell office:value-type="float" office:value="346.7952851" calcext:value-type="float">
            <text:p>346.7952851</text:p>
          </table:table-cell>
          <table:table-cell office:value-type="float" office:value="355.0329539" calcext:value-type="float">
            <text:p>355.0329539</text:p>
          </table:table-cell>
          <table:table-cell office:value-type="float" office:value="362.8324599" calcext:value-type="float">
            <text:p>362.8324599</text:p>
          </table:table-cell>
          <table:table-cell office:value-type="float" office:value="370.2454148" calcext:value-type="float">
            <text:p>370.2454148</text:p>
          </table:table-cell>
          <table:table-cell office:value-type="float" office:value="377.3137897" calcext:value-type="float">
            <text:p>377.3137897</text:p>
          </table:table-cell>
          <table:table-cell office:value-type="float" office:value="384.0723829" calcext:value-type="float">
            <text:p>384.0723829</text:p>
          </table:table-cell>
        </table:table-row>
        <table:table-row table:style-name="ro3">
          <table:table-cell office:value-type="float" office:value="338.0531834" calcext:value-type="float">
            <text:p>338.0531834</text:p>
          </table:table-cell>
          <table:table-cell office:value-type="float" office:value="346.7954097" calcext:value-type="float">
            <text:p>346.7954097</text:p>
          </table:table-cell>
          <table:table-cell office:value-type="float" office:value="355.0330743" calcext:value-type="float">
            <text:p>355.0330743</text:p>
          </table:table-cell>
          <table:table-cell office:value-type="float" office:value="362.8325745" calcext:value-type="float">
            <text:p>362.8325745</text:p>
          </table:table-cell>
          <table:table-cell office:value-type="float" office:value="370.2455269" calcext:value-type="float">
            <text:p>370.2455269</text:p>
          </table:table-cell>
          <table:table-cell office:value-type="float" office:value="377.3138987" calcext:value-type="float">
            <text:p>377.3138987</text:p>
          </table:table-cell>
          <table:table-cell office:value-type="float" office:value="384.0724846" calcext:value-type="float">
            <text:p>384.0724846</text:p>
          </table:table-cell>
        </table:table-row>
        <table:table-row table:style-name="ro3">
          <table:table-cell office:value-type="float" office:value="338.053309" calcext:value-type="float">
            <text:p>338.053309</text:p>
          </table:table-cell>
          <table:table-cell office:value-type="float" office:value="346.79553" calcext:value-type="float">
            <text:p>346.79553</text:p>
          </table:table-cell>
          <table:table-cell office:value-type="float" office:value="355.0331905" calcext:value-type="float">
            <text:p>355.0331905</text:p>
          </table:table-cell>
          <table:table-cell office:value-type="float" office:value="362.832685" calcext:value-type="float">
            <text:p>362.832685</text:p>
          </table:table-cell>
          <table:table-cell office:value-type="float" office:value="370.2456348" calcext:value-type="float">
            <text:p>370.2456348</text:p>
          </table:table-cell>
          <table:table-cell office:value-type="float" office:value="377.3140037" calcext:value-type="float">
            <text:p>377.3140037</text:p>
          </table:table-cell>
          <table:table-cell office:value-type="float" office:value="384.0725825" calcext:value-type="float">
            <text:p>384.0725825</text:p>
          </table:table-cell>
        </table:table-row>
        <table:table-row table:style-name="ro3">
          <table:table-cell office:value-type="float" office:value="338.0534304" calcext:value-type="float">
            <text:p>338.0534304</text:p>
          </table:table-cell>
          <table:table-cell office:value-type="float" office:value="346.7956462" calcext:value-type="float">
            <text:p>346.7956462</text:p>
          </table:table-cell>
          <table:table-cell office:value-type="float" office:value="355.0333027" calcext:value-type="float">
            <text:p>355.0333027</text:p>
          </table:table-cell>
          <table:table-cell office:value-type="float" office:value="362.8327915" calcext:value-type="float">
            <text:p>362.8327915</text:p>
          </table:table-cell>
          <table:table-cell office:value-type="float" office:value="370.2457389" calcext:value-type="float">
            <text:p>370.2457389</text:p>
          </table:table-cell>
          <table:table-cell office:value-type="float" office:value="377.3141047" calcext:value-type="float">
            <text:p>377.3141047</text:p>
          </table:table-cell>
          <table:table-cell office:value-type="float" office:value="384.0726768" calcext:value-type="float">
            <text:p>384.0726768</text:p>
          </table:table-cell>
        </table:table-row>
        <table:table-row table:style-name="ro3">
          <table:table-cell office:value-type="float" office:value="338.0535477" calcext:value-type="float">
            <text:p>338.0535477</text:p>
          </table:table-cell>
          <table:table-cell office:value-type="float" office:value="346.7957584" calcext:value-type="float">
            <text:p>346.7957584</text:p>
          </table:table-cell>
          <table:table-cell office:value-type="float" office:value="355.0334109" calcext:value-type="float">
            <text:p>355.0334109</text:p>
          </table:table-cell>
          <table:table-cell office:value-type="float" office:value="362.8328943" calcext:value-type="float">
            <text:p>362.8328943</text:p>
          </table:table-cell>
          <table:table-cell office:value-type="float" office:value="370.2458391" calcext:value-type="float">
            <text:p>370.2458391</text:p>
          </table:table-cell>
          <table:table-cell office:value-type="float" office:value="377.3142021" calcext:value-type="float">
            <text:p>377.3142021</text:p>
          </table:table-cell>
          <table:table-cell office:value-type="float" office:value="384.0727676" calcext:value-type="float">
            <text:p>384.0727676</text:p>
          </table:table-cell>
        </table:table-row>
        <table:table-row table:style-name="ro3">
          <table:table-cell office:value-type="float" office:value="338.0536611" calcext:value-type="float">
            <text:p>338.0536611</text:p>
          </table:table-cell>
          <table:table-cell office:value-type="float" office:value="346.7958667" calcext:value-type="float">
            <text:p>346.7958667</text:p>
          </table:table-cell>
          <table:table-cell office:value-type="float" office:value="355.0335153" calcext:value-type="float">
            <text:p>355.0335153</text:p>
          </table:table-cell>
          <table:table-cell office:value-type="float" office:value="362.8329934" calcext:value-type="float">
            <text:p>362.8329934</text:p>
          </table:table-cell>
          <table:table-cell office:value-type="float" office:value="370.2459358" calcext:value-type="float">
            <text:p>370.2459358</text:p>
          </table:table-cell>
          <table:table-cell office:value-type="float" office:value="377.3142959" calcext:value-type="float">
            <text:p>377.3142959</text:p>
          </table:table-cell>
          <table:table-cell office:value-type="float" office:value="384.0728549" calcext:value-type="float">
            <text:p>384.0728549</text:p>
          </table:table-cell>
        </table:table-row>
        <table:table-row table:style-name="ro3">
          <table:table-cell office:value-type="float" office:value="338.0537707" calcext:value-type="float">
            <text:p>338.0537707</text:p>
          </table:table-cell>
          <table:table-cell office:value-type="float" office:value="346.7959713" calcext:value-type="float">
            <text:p>346.7959713</text:p>
          </table:table-cell>
          <table:table-cell office:value-type="float" office:value="355.033616" calcext:value-type="float">
            <text:p>355.033616</text:p>
          </table:table-cell>
          <table:table-cell office:value-type="float" office:value="362.8330889" calcext:value-type="float">
            <text:p>362.8330889</text:p>
          </table:table-cell>
          <table:table-cell office:value-type="float" office:value="370.2460289" calcext:value-type="float">
            <text:p>370.2460289</text:p>
          </table:table-cell>
          <table:table-cell office:value-type="float" office:value="377.3143862" calcext:value-type="float">
            <text:p>377.3143862</text:p>
          </table:table-cell>
          <table:table-cell office:value-type="float" office:value="384.072939" calcext:value-type="float">
            <text:p>384.072939</text:p>
          </table:table-cell>
        </table:table-row>
        <table:table-row table:style-name="ro3">
          <table:table-cell office:value-type="float" office:value="338.0538766" calcext:value-type="float">
            <text:p>338.0538766</text:p>
          </table:table-cell>
          <table:table-cell office:value-type="float" office:value="346.7960724" calcext:value-type="float">
            <text:p>346.7960724</text:p>
          </table:table-cell>
          <table:table-cell office:value-type="float" office:value="355.0337133" calcext:value-type="float">
            <text:p>355.0337133</text:p>
          </table:table-cell>
          <table:table-cell office:value-type="float" office:value="362.833181" calcext:value-type="float">
            <text:p>362.833181</text:p>
          </table:table-cell>
          <table:table-cell office:value-type="float" office:value="370.2461186" calcext:value-type="float">
            <text:p>370.2461186</text:p>
          </table:table-cell>
          <table:table-cell office:value-type="float" office:value="377.3144732" calcext:value-type="float">
            <text:p>377.3144732</text:p>
          </table:table-cell>
          <table:table-cell office:value-type="float" office:value="384.0730199" calcext:value-type="float">
            <text:p>384.0730199</text:p>
          </table:table-cell>
        </table:table-row>
        <table:table-row table:style-name="ro3">
          <table:table-cell office:value-type="float" office:value="338.053979" calcext:value-type="float">
            <text:p>338.053979</text:p>
          </table:table-cell>
          <table:table-cell office:value-type="float" office:value="346.7961699" calcext:value-type="float">
            <text:p>346.7961699</text:p>
          </table:table-cell>
          <table:table-cell office:value-type="float" office:value="355.0338071" calcext:value-type="float">
            <text:p>355.0338071</text:p>
          </table:table-cell>
          <table:table-cell office:value-type="float" office:value="362.8332699" calcext:value-type="float">
            <text:p>362.8332699</text:p>
          </table:table-cell>
          <table:table-cell office:value-type="float" office:value="370.2462051" calcext:value-type="float">
            <text:p>370.2462051</text:p>
          </table:table-cell>
          <table:table-cell office:value-type="float" office:value="377.3145569" calcext:value-type="float">
            <text:p>377.3145569</text:p>
          </table:table-cell>
          <table:table-cell office:value-type="float" office:value="384.0730978" calcext:value-type="float">
            <text:p>384.0730978</text:p>
          </table:table-cell>
        </table:table-row>
        <table:table-row table:style-name="ro3">
          <table:table-cell office:value-type="float" office:value="338.054078" calcext:value-type="float">
            <text:p>338.054078</text:p>
          </table:table-cell>
          <table:table-cell office:value-type="float" office:value="346.7962642" calcext:value-type="float">
            <text:p>346.7962642</text:p>
          </table:table-cell>
          <table:table-cell office:value-type="float" office:value="355.0338976" calcext:value-type="float">
            <text:p>355.0338976</text:p>
          </table:table-cell>
          <table:table-cell office:value-type="float" office:value="362.8333556" calcext:value-type="float">
            <text:p>362.8333556</text:p>
          </table:table-cell>
          <table:table-cell office:value-type="float" office:value="370.2462884" calcext:value-type="float">
            <text:p>370.2462884</text:p>
          </table:table-cell>
          <table:table-cell office:value-type="float" office:value="377.3146376" calcext:value-type="float">
            <text:p>377.3146376</text:p>
          </table:table-cell>
          <table:table-cell office:value-type="float" office:value="384.0731728" calcext:value-type="float">
            <text:p>384.0731728</text:p>
          </table:table-cell>
        </table:table-row>
        <table:table-row table:style-name="ro3">
          <table:table-cell office:value-type="float" office:value="338.0541736" calcext:value-type="float">
            <text:p>338.0541736</text:p>
          </table:table-cell>
          <table:table-cell office:value-type="float" office:value="346.7963552" calcext:value-type="float">
            <text:p>346.7963552</text:p>
          </table:table-cell>
          <table:table-cell office:value-type="float" office:value="355.033985" calcext:value-type="float">
            <text:p>355.033985</text:p>
          </table:table-cell>
          <table:table-cell office:value-type="float" office:value="362.8334382" calcext:value-type="float">
            <text:p>362.8334382</text:p>
          </table:table-cell>
          <table:table-cell office:value-type="float" office:value="370.2463688" calcext:value-type="float">
            <text:p>370.2463688</text:p>
          </table:table-cell>
          <table:table-cell office:value-type="float" office:value="377.3147153" calcext:value-type="float">
            <text:p>377.3147153</text:p>
          </table:table-cell>
          <table:table-cell office:value-type="float" office:value="384.073245" calcext:value-type="float">
            <text:p>384.073245</text:p>
          </table:table-cell>
        </table:table-row>
        <table:table-row table:style-name="ro3">
          <table:table-cell office:value-type="float" office:value="338.054266" calcext:value-type="float">
            <text:p>338.054266</text:p>
          </table:table-cell>
          <table:table-cell office:value-type="float" office:value="346.796443" calcext:value-type="float">
            <text:p>346.796443</text:p>
          </table:table-cell>
          <table:table-cell office:value-type="float" office:value="355.0340693" calcext:value-type="float">
            <text:p>355.0340693</text:p>
          </table:table-cell>
          <table:table-cell office:value-type="float" office:value="362.8335179" calcext:value-type="float">
            <text:p>362.8335179</text:p>
          </table:table-cell>
          <table:table-cell office:value-type="float" office:value="370.2464462" calcext:value-type="float">
            <text:p>370.2464462</text:p>
          </table:table-cell>
          <table:table-cell office:value-type="float" office:value="377.3147902" calcext:value-type="float">
            <text:p>377.3147902</text:p>
          </table:table-cell>
          <table:table-cell office:value-type="float" office:value="384.0733145" calcext:value-type="float">
            <text:p>384.0733145</text:p>
          </table:table-cell>
        </table:table-row>
        <table:table-row table:style-name="ro3">
          <table:table-cell office:value-type="float" office:value="338.0543553" calcext:value-type="float">
            <text:p>338.0543553</text:p>
          </table:table-cell>
          <table:table-cell office:value-type="float" office:value="346.7965279" calcext:value-type="float">
            <text:p>346.7965279</text:p>
          </table:table-cell>
          <table:table-cell office:value-type="float" office:value="355.0341507" calcext:value-type="float">
            <text:p>355.0341507</text:p>
          </table:table-cell>
          <table:table-cell office:value-type="float" office:value="362.8335947" calcext:value-type="float">
            <text:p>362.8335947</text:p>
          </table:table-cell>
          <table:table-cell office:value-type="float" office:value="370.2465208" calcext:value-type="float">
            <text:p>370.2465208</text:p>
          </table:table-cell>
          <table:table-cell office:value-type="float" office:value="377.3148623" calcext:value-type="float">
            <text:p>377.3148623</text:p>
          </table:table-cell>
          <table:table-cell office:value-type="float" office:value="384.0733814" calcext:value-type="float">
            <text:p>384.0733814</text:p>
          </table:table-cell>
        </table:table-row>
        <table:table-row table:style-name="ro3">
          <table:table-cell office:value-type="float" office:value="338.0544417" calcext:value-type="float">
            <text:p>338.0544417</text:p>
          </table:table-cell>
          <table:table-cell office:value-type="float" office:value="346.7966099" calcext:value-type="float">
            <text:p>346.7966099</text:p>
          </table:table-cell>
          <table:table-cell office:value-type="float" office:value="355.0342292" calcext:value-type="float">
            <text:p>355.0342292</text:p>
          </table:table-cell>
          <table:table-cell office:value-type="float" office:value="362.8336688" calcext:value-type="float">
            <text:p>362.8336688</text:p>
          </table:table-cell>
          <table:table-cell office:value-type="float" office:value="370.2465927" calcext:value-type="float">
            <text:p>370.2465927</text:p>
          </table:table-cell>
          <table:table-cell office:value-type="float" office:value="377.3149317" calcext:value-type="float">
            <text:p>377.3149317</text:p>
          </table:table-cell>
          <table:table-cell office:value-type="float" office:value="384.0734458" calcext:value-type="float">
            <text:p>384.0734458</text:p>
          </table:table-cell>
        </table:table-row>
        <table:table-row table:style-name="ro3">
          <table:table-cell office:value-type="float" office:value="338.0545251" calcext:value-type="float">
            <text:p>338.0545251</text:p>
          </table:table-cell>
          <table:table-cell office:value-type="float" office:value="346.796689" calcext:value-type="float">
            <text:p>346.796689</text:p>
          </table:table-cell>
          <table:table-cell office:value-type="float" office:value="355.0343049" calcext:value-type="float">
            <text:p>355.0343049</text:p>
          </table:table-cell>
          <table:table-cell office:value-type="float" office:value="362.8337403" calcext:value-type="float">
            <text:p>362.8337403</text:p>
          </table:table-cell>
          <table:table-cell office:value-type="float" office:value="370.246662" calcext:value-type="float">
            <text:p>370.246662</text:p>
          </table:table-cell>
          <table:table-cell office:value-type="float" office:value="377.3149986" calcext:value-type="float">
            <text:p>377.3149986</text:p>
          </table:table-cell>
          <table:table-cell office:value-type="float" office:value="384.0735077" calcext:value-type="float">
            <text:p>384.0735077</text:p>
          </table:table-cell>
        </table:table-row>
        <table:table-row table:style-name="ro3">
          <table:table-cell office:value-type="float" office:value="338.0546057" calcext:value-type="float">
            <text:p>338.0546057</text:p>
          </table:table-cell>
          <table:table-cell office:value-type="float" office:value="346.7967654" calcext:value-type="float">
            <text:p>346.7967654</text:p>
          </table:table-cell>
          <table:table-cell office:value-type="float" office:value="355.0343781" calcext:value-type="float">
            <text:p>355.0343781</text:p>
          </table:table-cell>
          <table:table-cell office:value-type="float" office:value="362.8338092" calcext:value-type="float">
            <text:p>362.8338092</text:p>
          </table:table-cell>
          <table:table-cell office:value-type="float" office:value="370.2467287" calcext:value-type="float">
            <text:p>370.2467287</text:p>
          </table:table-cell>
          <table:table-cell office:value-type="float" office:value="377.315063" calcext:value-type="float">
            <text:p>377.315063</text:p>
          </table:table-cell>
          <table:table-cell office:value-type="float" office:value="384.0735674" calcext:value-type="float">
            <text:p>384.0735674</text:p>
          </table:table-cell>
        </table:table-row>
        <table:table-row table:style-name="ro3">
          <table:table-cell office:value-type="float" office:value="338.0546837" calcext:value-type="float">
            <text:p>338.0546837</text:p>
          </table:table-cell>
          <table:table-cell office:value-type="float" office:value="346.7968392" calcext:value-type="float">
            <text:p>346.7968392</text:p>
          </table:table-cell>
          <table:table-cell office:value-type="float" office:value="355.0344486" calcext:value-type="float">
            <text:p>355.0344486</text:p>
          </table:table-cell>
          <table:table-cell office:value-type="float" office:value="362.8338756" calcext:value-type="float">
            <text:p>362.8338756</text:p>
          </table:table-cell>
          <table:table-cell office:value-type="float" office:value="370.2467931" calcext:value-type="float">
            <text:p>370.2467931</text:p>
          </table:table-cell>
          <table:table-cell office:value-type="float" office:value="377.315125" calcext:value-type="float">
            <text:p>377.315125</text:p>
          </table:table-cell>
          <table:table-cell office:value-type="float" office:value="384.0736248" calcext:value-type="float">
            <text:p>384.0736248</text:p>
          </table:table-cell>
        </table:table-row>
        <table:table-row table:style-name="ro3">
          <table:table-cell office:value-type="float" office:value="338.054759" calcext:value-type="float">
            <text:p>338.054759</text:p>
          </table:table-cell>
          <table:table-cell office:value-type="float" office:value="346.7969105" calcext:value-type="float">
            <text:p>346.7969105</text:p>
          </table:table-cell>
          <table:table-cell office:value-type="float" office:value="355.0345167" calcext:value-type="float">
            <text:p>355.0345167</text:p>
          </table:table-cell>
          <table:table-cell office:value-type="float" office:value="362.8339397" calcext:value-type="float">
            <text:p>362.8339397</text:p>
          </table:table-cell>
          <table:table-cell office:value-type="float" office:value="370.2468551" calcext:value-type="float">
            <text:p>370.2468551</text:p>
          </table:table-cell>
          <table:table-cell office:value-type="float" office:value="377.3151847" calcext:value-type="float">
            <text:p>377.3151847</text:p>
          </table:table-cell>
          <table:table-cell office:value-type="float" office:value="384.0736801" calcext:value-type="float">
            <text:p>384.0736801</text:p>
          </table:table-cell>
        </table:table-row>
        <table:table-row table:style-name="ro3">
          <table:table-cell office:value-type="float" office:value="338.0548318" calcext:value-type="float">
            <text:p>338.0548318</text:p>
          </table:table-cell>
          <table:table-cell office:value-type="float" office:value="346.7969793" calcext:value-type="float">
            <text:p>346.7969793</text:p>
          </table:table-cell>
          <table:table-cell office:value-type="float" office:value="355.0345824" calcext:value-type="float">
            <text:p>355.0345824</text:p>
          </table:table-cell>
          <table:table-cell office:value-type="float" office:value="362.8340015" calcext:value-type="float">
            <text:p>362.8340015</text:p>
          </table:table-cell>
          <table:table-cell office:value-type="float" office:value="370.2469148" calcext:value-type="float">
            <text:p>370.2469148</text:p>
          </table:table-cell>
          <table:table-cell office:value-type="float" office:value="377.3152423" calcext:value-type="float">
            <text:p>377.3152423</text:p>
          </table:table-cell>
          <table:table-cell office:value-type="float" office:value="384.0737333" calcext:value-type="float">
            <text:p>384.0737333</text:p>
          </table:table-cell>
        </table:table-row>
        <table:table-row table:style-name="ro3">
          <table:table-cell office:value-type="float" office:value="338.0549022" calcext:value-type="float">
            <text:p>338.0549022</text:p>
          </table:table-cell>
          <table:table-cell office:value-type="float" office:value="346.7970458" calcext:value-type="float">
            <text:p>346.7970458</text:p>
          </table:table-cell>
          <table:table-cell office:value-type="float" office:value="355.0346458" calcext:value-type="float">
            <text:p>355.0346458</text:p>
          </table:table-cell>
          <table:table-cell office:value-type="float" office:value="362.8340611" calcext:value-type="float">
            <text:p>362.8340611</text:p>
          </table:table-cell>
          <table:table-cell office:value-type="float" office:value="370.2469724" calcext:value-type="float">
            <text:p>370.2469724</text:p>
          </table:table-cell>
          <table:table-cell office:value-type="float" office:value="377.3152977" calcext:value-type="float">
            <text:p>377.3152977</text:p>
          </table:table-cell>
          <table:table-cell office:value-type="float" office:value="384.0737845" calcext:value-type="float">
            <text:p>384.0737845</text:p>
          </table:table-cell>
        </table:table-row>
        <table:table-row table:style-name="ro3">
          <table:table-cell office:value-type="float" office:value="338.0549702" calcext:value-type="float">
            <text:p>338.0549702</text:p>
          </table:table-cell>
          <table:table-cell office:value-type="float" office:value="346.79711" calcext:value-type="float">
            <text:p>346.79711</text:p>
          </table:table-cell>
          <table:table-cell office:value-type="float" office:value="355.034707" calcext:value-type="float">
            <text:p>355.034707</text:p>
          </table:table-cell>
          <table:table-cell office:value-type="float" office:value="362.8341186" calcext:value-type="float">
            <text:p>362.8341186</text:p>
          </table:table-cell>
          <table:table-cell office:value-type="float" office:value="370.2470279" calcext:value-type="float">
            <text:p>370.2470279</text:p>
          </table:table-cell>
          <table:table-cell office:value-type="float" office:value="377.3153511" calcext:value-type="float">
            <text:p>377.3153511</text:p>
          </table:table-cell>
          <table:table-cell office:value-type="float" office:value="384.0738338" calcext:value-type="float">
            <text:p>384.0738338</text:p>
          </table:table-cell>
        </table:table-row>
        <table:table-row table:style-name="ro3">
          <table:table-cell office:value-type="float" office:value="338.0550359" calcext:value-type="float">
            <text:p>338.0550359</text:p>
          </table:table-cell>
          <table:table-cell office:value-type="float" office:value="346.797172" calcext:value-type="float">
            <text:p>346.797172</text:p>
          </table:table-cell>
          <table:table-cell office:value-type="float" office:value="355.034766" calcext:value-type="float">
            <text:p>355.034766</text:p>
          </table:table-cell>
          <table:table-cell office:value-type="float" office:value="362.834174" calcext:value-type="float">
            <text:p>362.834174</text:p>
          </table:table-cell>
          <table:table-cell office:value-type="float" office:value="370.2470814" calcext:value-type="float">
            <text:p>370.2470814</text:p>
          </table:table-cell>
          <table:table-cell office:value-type="float" office:value="377.3154025" calcext:value-type="float">
            <text:p>377.3154025</text:p>
          </table:table-cell>
          <table:table-cell office:value-type="float" office:value="384.0738813" calcext:value-type="float">
            <text:p>384.0738813</text:p>
          </table:table-cell>
        </table:table-row>
        <table:table-row table:style-name="ro3">
          <table:table-cell office:value-type="float" office:value="338.0550994" calcext:value-type="float">
            <text:p>338.0550994</text:p>
          </table:table-cell>
          <table:table-cell office:value-type="float" office:value="346.7972318" calcext:value-type="float">
            <text:p>346.7972318</text:p>
          </table:table-cell>
          <table:table-cell office:value-type="float" office:value="355.034823" calcext:value-type="float">
            <text:p>355.034823</text:p>
          </table:table-cell>
          <table:table-cell office:value-type="float" office:value="362.8342274" calcext:value-type="float">
            <text:p>362.8342274</text:p>
          </table:table-cell>
          <table:table-cell office:value-type="float" office:value="370.247133" calcext:value-type="float">
            <text:p>370.247133</text:p>
          </table:table-cell>
          <table:table-cell office:value-type="float" office:value="377.315452" calcext:value-type="float">
            <text:p>377.315452</text:p>
          </table:table-cell>
          <table:table-cell office:value-type="float" office:value="384.073927" calcext:value-type="float">
            <text:p>384.073927</text:p>
          </table:table-cell>
        </table:table-row>
        <table:table-row table:style-name="ro3">
          <table:table-cell office:value-type="float" office:value="338.0551608" calcext:value-type="float">
            <text:p>338.0551608</text:p>
          </table:table-cell>
          <table:table-cell office:value-type="float" office:value="346.7972896" calcext:value-type="float">
            <text:p>346.7972896</text:p>
          </table:table-cell>
          <table:table-cell office:value-type="float" office:value="355.0348779" calcext:value-type="float">
            <text:p>355.0348779</text:p>
          </table:table-cell>
          <table:table-cell office:value-type="float" office:value="362.8342789" calcext:value-type="float">
            <text:p>362.8342789</text:p>
          </table:table-cell>
          <table:table-cell office:value-type="float" office:value="370.2471826" calcext:value-type="float">
            <text:p>370.2471826</text:p>
          </table:table-cell>
          <table:table-cell office:value-type="float" office:value="377.3154997" calcext:value-type="float">
            <text:p>377.3154997</text:p>
          </table:table-cell>
          <table:table-cell office:value-type="float" office:value="384.073971" calcext:value-type="float">
            <text:p>384.073971</text:p>
          </table:table-cell>
        </table:table-row>
        <table:table-row table:style-name="ro3">
          <table:table-cell office:value-type="float" office:value="338.0552202" calcext:value-type="float">
            <text:p>338.0552202</text:p>
          </table:table-cell>
          <table:table-cell office:value-type="float" office:value="346.7973455" calcext:value-type="float">
            <text:p>346.7973455</text:p>
          </table:table-cell>
          <table:table-cell office:value-type="float" office:value="355.034931" calcext:value-type="float">
            <text:p>355.034931</text:p>
          </table:table-cell>
          <table:table-cell office:value-type="float" office:value="362.8343286" calcext:value-type="float">
            <text:p>362.8343286</text:p>
          </table:table-cell>
          <table:table-cell office:value-type="float" office:value="370.2472305" calcext:value-type="float">
            <text:p>370.2472305</text:p>
          </table:table-cell>
          <table:table-cell office:value-type="float" office:value="377.3155456" calcext:value-type="float">
            <text:p>377.3155456</text:p>
          </table:table-cell>
          <table:table-cell office:value-type="float" office:value="384.0740133" calcext:value-type="float">
            <text:p>384.0740133</text:p>
          </table:table-cell>
        </table:table-row>
        <table:table-row table:style-name="ro3">
          <table:table-cell office:value-type="float" office:value="338.0552775" calcext:value-type="float">
            <text:p>338.0552775</text:p>
          </table:table-cell>
          <table:table-cell office:value-type="float" office:value="346.7973994" calcext:value-type="float">
            <text:p>346.7973994</text:p>
          </table:table-cell>
          <table:table-cell office:value-type="float" office:value="355.0349822" calcext:value-type="float">
            <text:p>355.0349822</text:p>
          </table:table-cell>
          <table:table-cell office:value-type="float" office:value="362.8343766" calcext:value-type="float">
            <text:p>362.8343766</text:p>
          </table:table-cell>
          <table:table-cell office:value-type="float" office:value="370.2472767" calcext:value-type="float">
            <text:p>370.2472767</text:p>
          </table:table-cell>
          <table:table-cell office:value-type="float" office:value="377.3155899" calcext:value-type="float">
            <text:p>377.3155899</text:p>
          </table:table-cell>
          <table:table-cell office:value-type="float" office:value="384.074054" calcext:value-type="float">
            <text:p>384.074054</text:p>
          </table:table-cell>
        </table:table-row>
        <table:table-row table:style-name="ro3">
          <table:table-cell office:value-type="float" office:value="338.0553329" calcext:value-type="float">
            <text:p>338.0553329</text:p>
          </table:table-cell>
          <table:table-cell office:value-type="float" office:value="346.7974514" calcext:value-type="float">
            <text:p>346.7974514</text:p>
          </table:table-cell>
          <table:table-cell office:value-type="float" office:value="355.0350316" calcext:value-type="float">
            <text:p>355.0350316</text:p>
          </table:table-cell>
          <table:table-cell office:value-type="float" office:value="362.8344228" calcext:value-type="float">
            <text:p>362.8344228</text:p>
          </table:table-cell>
          <table:table-cell office:value-type="float" office:value="370.2473211" calcext:value-type="float">
            <text:p>370.2473211</text:p>
          </table:table-cell>
          <table:table-cell office:value-type="float" office:value="377.3156325" calcext:value-type="float">
            <text:p>377.3156325</text:p>
          </table:table-cell>
          <table:table-cell office:value-type="float" office:value="384.0740933" calcext:value-type="float">
            <text:p>384.0740933</text:p>
          </table:table-cell>
        </table:table-row>
        <table:table-row table:style-name="ro3">
          <table:table-cell office:value-type="float" office:value="338.0553865" calcext:value-type="float">
            <text:p>338.0553865</text:p>
          </table:table-cell>
          <table:table-cell office:value-type="float" office:value="346.7975017" calcext:value-type="float">
            <text:p>346.7975017</text:p>
          </table:table-cell>
          <table:table-cell office:value-type="float" office:value="355.0350793" calcext:value-type="float">
            <text:p>355.0350793</text:p>
          </table:table-cell>
          <table:table-cell office:value-type="float" office:value="362.8344673" calcext:value-type="float">
            <text:p>362.8344673</text:p>
          </table:table-cell>
          <table:table-cell office:value-type="float" office:value="370.247364" calcext:value-type="float">
            <text:p>370.247364</text:p>
          </table:table-cell>
          <table:table-cell office:value-type="float" office:value="377.3156735" calcext:value-type="float">
            <text:p>377.3156735</text:p>
          </table:table-cell>
          <table:table-cell office:value-type="float" office:value="384.074131" calcext:value-type="float">
            <text:p>384.074131</text:p>
          </table:table-cell>
        </table:table-row>
        <table:table-row table:style-name="ro3">
          <table:table-cell office:value-type="float" office:value="338.0554383" calcext:value-type="float">
            <text:p>338.0554383</text:p>
          </table:table-cell>
          <table:table-cell office:value-type="float" office:value="346.7975503" calcext:value-type="float">
            <text:p>346.7975503</text:p>
          </table:table-cell>
          <table:table-cell office:value-type="float" office:value="355.0351253" calcext:value-type="float">
            <text:p>355.0351253</text:p>
          </table:table-cell>
          <table:table-cell office:value-type="float" office:value="362.8345103" calcext:value-type="float">
            <text:p>362.8345103</text:p>
          </table:table-cell>
          <table:table-cell office:value-type="float" office:value="370.2474053" calcext:value-type="float">
            <text:p>370.2474053</text:p>
          </table:table-cell>
          <table:table-cell office:value-type="float" office:value="377.315713" calcext:value-type="float">
            <text:p>377.315713</text:p>
          </table:table-cell>
          <table:table-cell office:value-type="float" office:value="384.0741674" calcext:value-type="float">
            <text:p>384.0741674</text:p>
          </table:table-cell>
        </table:table-row>
        <table:table-row table:style-name="ro3">
          <table:table-cell office:value-type="float" office:value="338.0554883" calcext:value-type="float">
            <text:p>338.0554883</text:p>
          </table:table-cell>
          <table:table-cell office:value-type="float" office:value="346.7975972" calcext:value-type="float">
            <text:p>346.7975972</text:p>
          </table:table-cell>
          <table:table-cell office:value-type="float" office:value="355.0351697" calcext:value-type="float">
            <text:p>355.0351697</text:p>
          </table:table-cell>
          <table:table-cell office:value-type="float" office:value="362.8345517" calcext:value-type="float">
            <text:p>362.8345517</text:p>
          </table:table-cell>
          <table:table-cell office:value-type="float" office:value="370.2474451" calcext:value-type="float">
            <text:p>370.2474451</text:p>
          </table:table-cell>
          <table:table-cell office:value-type="float" office:value="377.3157511" calcext:value-type="float">
            <text:p>377.3157511</text:p>
          </table:table-cell>
          <table:table-cell office:value-type="float" office:value="384.0742023" calcext:value-type="float">
            <text:p>384.0742023</text:p>
          </table:table-cell>
        </table:table-row>
        <table:table-row table:style-name="ro3">
          <table:table-cell office:value-type="float" office:value="338.0555367" calcext:value-type="float">
            <text:p>338.0555367</text:p>
          </table:table-cell>
          <table:table-cell office:value-type="float" office:value="346.7976424" calcext:value-type="float">
            <text:p>346.7976424</text:p>
          </table:table-cell>
          <table:table-cell office:value-type="float" office:value="355.0352125" calcext:value-type="float">
            <text:p>355.0352125</text:p>
          </table:table-cell>
          <table:table-cell office:value-type="float" office:value="362.8345917" calcext:value-type="float">
            <text:p>362.8345917</text:p>
          </table:table-cell>
          <table:table-cell office:value-type="float" office:value="370.2474834" calcext:value-type="float">
            <text:p>370.2474834</text:p>
          </table:table-cell>
          <table:table-cell office:value-type="float" office:value="377.3157878" calcext:value-type="float">
            <text:p>377.3157878</text:p>
          </table:table-cell>
          <table:table-cell office:value-type="float" office:value="384.074236" calcext:value-type="float">
            <text:p>384.074236</text:p>
          </table:table-cell>
        </table:table-row>
        <table:table-row table:style-name="ro3">
          <table:table-cell office:value-type="float" office:value="338.0555834" calcext:value-type="float">
            <text:p>338.0555834</text:p>
          </table:table-cell>
          <table:table-cell office:value-type="float" office:value="346.7976862" calcext:value-type="float">
            <text:p>346.7976862</text:p>
          </table:table-cell>
          <table:table-cell office:value-type="float" office:value="355.0352538" calcext:value-type="float">
            <text:p>355.0352538</text:p>
          </table:table-cell>
          <table:table-cell office:value-type="float" office:value="362.8346302" calcext:value-type="float">
            <text:p>362.8346302</text:p>
          </table:table-cell>
          <table:table-cell office:value-type="float" office:value="370.2475204" calcext:value-type="float">
            <text:p>370.2475204</text:p>
          </table:table-cell>
          <table:table-cell office:value-type="float" office:value="377.3158231" calcext:value-type="float">
            <text:p>377.3158231</text:p>
          </table:table-cell>
          <table:table-cell office:value-type="float" office:value="384.0742684" calcext:value-type="float">
            <text:p>384.0742684</text:p>
          </table:table-cell>
        </table:table-row>
        <table:table-row table:style-name="ro3">
          <table:table-cell office:value-type="float" office:value="338.0556286" calcext:value-type="float">
            <text:p>338.0556286</text:p>
          </table:table-cell>
          <table:table-cell office:value-type="float" office:value="346.7977284" calcext:value-type="float">
            <text:p>346.7977284</text:p>
          </table:table-cell>
          <table:table-cell office:value-type="float" office:value="355.0352937" calcext:value-type="float">
            <text:p>355.0352937</text:p>
          </table:table-cell>
          <table:table-cell office:value-type="float" office:value="362.8346674" calcext:value-type="float">
            <text:p>362.8346674</text:p>
          </table:table-cell>
          <table:table-cell office:value-type="float" office:value="370.247556" calcext:value-type="float">
            <text:p>370.247556</text:p>
          </table:table-cell>
          <table:table-cell office:value-type="float" office:value="377.3158571" calcext:value-type="float">
            <text:p>377.3158571</text:p>
          </table:table-cell>
          <table:table-cell office:value-type="float" office:value="384.0742996" calcext:value-type="float">
            <text:p>384.0742996</text:p>
          </table:table-cell>
        </table:table-row>
        <table:table-row table:style-name="ro3">
          <table:table-cell office:value-type="float" office:value="338.0556722" calcext:value-type="float">
            <text:p>338.0556722</text:p>
          </table:table-cell>
          <table:table-cell office:value-type="float" office:value="346.7977692" calcext:value-type="float">
            <text:p>346.7977692</text:p>
          </table:table-cell>
          <table:table-cell office:value-type="float" office:value="355.0353322" calcext:value-type="float">
            <text:p>355.0353322</text:p>
          </table:table-cell>
          <table:table-cell office:value-type="float" office:value="362.8347032" calcext:value-type="float">
            <text:p>362.8347032</text:p>
          </table:table-cell>
          <table:table-cell office:value-type="float" office:value="370.2475903" calcext:value-type="float">
            <text:p>370.2475903</text:p>
          </table:table-cell>
          <table:table-cell office:value-type="float" office:value="377.3158898" calcext:value-type="float">
            <text:p>377.3158898</text:p>
          </table:table-cell>
          <table:table-cell office:value-type="float" office:value="384.0743297" calcext:value-type="float">
            <text:p>384.0743297</text:p>
          </table:table-cell>
        </table:table-row>
        <table:table-row table:style-name="ro3">
          <table:table-cell office:value-type="float" office:value="338.0557144" calcext:value-type="float">
            <text:p>338.0557144</text:p>
          </table:table-cell>
          <table:table-cell office:value-type="float" office:value="346.7978086" calcext:value-type="float">
            <text:p>346.7978086</text:p>
          </table:table-cell>
          <table:table-cell office:value-type="float" office:value="355.0353694" calcext:value-type="float">
            <text:p>355.0353694</text:p>
          </table:table-cell>
          <table:table-cell office:value-type="float" office:value="362.8347378" calcext:value-type="float">
            <text:p>362.8347378</text:p>
          </table:table-cell>
          <table:table-cell office:value-type="float" office:value="370.2476234" calcext:value-type="float">
            <text:p>370.2476234</text:p>
          </table:table-cell>
          <table:table-cell office:value-type="float" office:value="377.3159214" calcext:value-type="float">
            <text:p>377.3159214</text:p>
          </table:table-cell>
          <table:table-cell office:value-type="float" office:value="384.0743586" calcext:value-type="float">
            <text:p>384.0743586</text:p>
          </table:table-cell>
        </table:table-row>
        <table:table-row table:style-name="ro3">
          <table:table-cell office:value-type="float" office:value="338.0557552" calcext:value-type="float">
            <text:p>338.0557552</text:p>
          </table:table-cell>
          <table:table-cell office:value-type="float" office:value="346.7978466" calcext:value-type="float">
            <text:p>346.7978466</text:p>
          </table:table-cell>
          <table:table-cell office:value-type="float" office:value="355.0354052" calcext:value-type="float">
            <text:p>355.0354052</text:p>
          </table:table-cell>
          <table:table-cell office:value-type="float" office:value="362.8347711" calcext:value-type="float">
            <text:p>362.8347711</text:p>
          </table:table-cell>
          <table:table-cell office:value-type="float" office:value="370.2476553" calcext:value-type="float">
            <text:p>370.2476553</text:p>
          </table:table-cell>
          <table:table-cell office:value-type="float" office:value="377.3159518" calcext:value-type="float">
            <text:p>377.3159518</text:p>
          </table:table-cell>
          <table:table-cell office:value-type="float" office:value="384.0743864" calcext:value-type="float">
            <text:p>384.0743864</text:p>
          </table:table-cell>
        </table:table-row>
        <table:table-row table:style-name="ro3">
          <table:table-cell office:value-type="float" office:value="338.0557946" calcext:value-type="float">
            <text:p>338.0557946</text:p>
          </table:table-cell>
          <table:table-cell office:value-type="float" office:value="346.7978833" calcext:value-type="float">
            <text:p>346.7978833</text:p>
          </table:table-cell>
          <table:table-cell office:value-type="float" office:value="355.0354398" calcext:value-type="float">
            <text:p>355.0354398</text:p>
          </table:table-cell>
          <table:table-cell office:value-type="float" office:value="362.8348032" calcext:value-type="float">
            <text:p>362.8348032</text:p>
          </table:table-cell>
          <table:table-cell office:value-type="float" office:value="370.247686" calcext:value-type="float">
            <text:p>370.247686</text:p>
          </table:table-cell>
          <table:table-cell office:value-type="float" office:value="377.315981" calcext:value-type="float">
            <text:p>377.315981</text:p>
          </table:table-cell>
          <table:table-cell office:value-type="float" office:value="384.0744132" calcext:value-type="float">
            <text:p>384.0744132</text:p>
          </table:table-cell>
        </table:table-row>
        <table:table-row table:style-name="ro3">
          <table:table-cell office:value-type="float" office:value="338.0558327" calcext:value-type="float">
            <text:p>338.0558327</text:p>
          </table:table-cell>
          <table:table-cell office:value-type="float" office:value="346.7979188" calcext:value-type="float">
            <text:p>346.7979188</text:p>
          </table:table-cell>
          <table:table-cell office:value-type="float" office:value="355.0354732" calcext:value-type="float">
            <text:p>355.0354732</text:p>
          </table:table-cell>
          <table:table-cell office:value-type="float" office:value="362.8348342" calcext:value-type="float">
            <text:p>362.8348342</text:p>
          </table:table-cell>
          <table:table-cell office:value-type="float" office:value="370.2477156" calcext:value-type="float">
            <text:p>370.2477156</text:p>
          </table:table-cell>
          <table:table-cell office:value-type="float" office:value="377.3160092" calcext:value-type="float">
            <text:p>377.3160092</text:p>
          </table:table-cell>
          <table:table-cell office:value-type="float" office:value="384.074439" calcext:value-type="float">
            <text:p>384.074439</text:p>
          </table:table-cell>
        </table:table-row>
        <table:table-row table:style-name="ro3">
          <table:table-cell office:value-type="float" office:value="338.0558696" calcext:value-type="float">
            <text:p>338.0558696</text:p>
          </table:table-cell>
          <table:table-cell office:value-type="float" office:value="346.797953" calcext:value-type="float">
            <text:p>346.797953</text:p>
          </table:table-cell>
          <table:table-cell office:value-type="float" office:value="355.0355054" calcext:value-type="float">
            <text:p>355.0355054</text:p>
          </table:table-cell>
          <table:table-cell office:value-type="float" office:value="362.8348641" calcext:value-type="float">
            <text:p>362.8348641</text:p>
          </table:table-cell>
          <table:table-cell office:value-type="float" office:value="370.2477442" calcext:value-type="float">
            <text:p>370.2477442</text:p>
          </table:table-cell>
          <table:table-cell office:value-type="float" office:value="377.3160364" calcext:value-type="float">
            <text:p>377.3160364</text:p>
          </table:table-cell>
          <table:table-cell office:value-type="float" office:value="384.0744638" calcext:value-type="float">
            <text:p>384.0744638</text:p>
          </table:table-cell>
        </table:table-row>
        <table:table-row table:style-name="ro3">
          <table:table-cell office:value-type="float" office:value="338.0559051" calcext:value-type="float">
            <text:p>338.0559051</text:p>
          </table:table-cell>
          <table:table-cell office:value-type="float" office:value="346.7979861" calcext:value-type="float">
            <text:p>346.7979861</text:p>
          </table:table-cell>
          <table:table-cell office:value-type="float" office:value="355.0355365" calcext:value-type="float">
            <text:p>355.0355365</text:p>
          </table:table-cell>
          <table:table-cell office:value-type="float" office:value="362.8348929" calcext:value-type="float">
            <text:p>362.8348929</text:p>
          </table:table-cell>
          <table:table-cell office:value-type="float" office:value="370.2477716" calcext:value-type="float">
            <text:p>370.2477716</text:p>
          </table:table-cell>
          <table:table-cell office:value-type="float" office:value="377.3160625" calcext:value-type="float">
            <text:p>377.3160625</text:p>
          </table:table-cell>
          <table:table-cell office:value-type="float" office:value="384.0744877" calcext:value-type="float">
            <text:p>384.0744877</text:p>
          </table:table-cell>
        </table:table-row>
        <table:table-row table:style-name="ro3">
          <table:table-cell office:value-type="float" office:value="338.0559395" calcext:value-type="float">
            <text:p>338.0559395</text:p>
          </table:table-cell>
          <table:table-cell office:value-type="float" office:value="346.798018" calcext:value-type="float">
            <text:p>346.798018</text:p>
          </table:table-cell>
          <table:table-cell office:value-type="float" office:value="355.0355665" calcext:value-type="float">
            <text:p>355.0355665</text:p>
          </table:table-cell>
          <table:table-cell office:value-type="float" office:value="362.8349207" calcext:value-type="float">
            <text:p>362.8349207</text:p>
          </table:table-cell>
          <table:table-cell office:value-type="float" office:value="370.2477982" calcext:value-type="float">
            <text:p>370.2477982</text:p>
          </table:table-cell>
          <table:table-cell office:value-type="float" office:value="377.3160877" calcext:value-type="float">
            <text:p>377.3160877</text:p>
          </table:table-cell>
          <table:table-cell office:value-type="float" office:value="384.0745107" calcext:value-type="float">
            <text:p>384.0745107</text:p>
          </table:table-cell>
        </table:table-row>
        <table:table-row table:style-name="ro3">
          <table:table-cell office:value-type="float" office:value="338.0559728" calcext:value-type="float">
            <text:p>338.0559728</text:p>
          </table:table-cell>
          <table:table-cell office:value-type="float" office:value="346.7980489" calcext:value-type="float">
            <text:p>346.7980489</text:p>
          </table:table-cell>
          <table:table-cell office:value-type="float" office:value="355.0355954" calcext:value-type="float">
            <text:p>355.0355954</text:p>
          </table:table-cell>
          <table:table-cell office:value-type="float" office:value="362.8349475" calcext:value-type="float">
            <text:p>362.8349475</text:p>
          </table:table-cell>
          <table:table-cell office:value-type="float" office:value="370.2478237" calcext:value-type="float">
            <text:p>370.2478237</text:p>
          </table:table-cell>
          <table:table-cell office:value-type="float" office:value="377.316112" calcext:value-type="float">
            <text:p>377.316112</text:p>
          </table:table-cell>
          <table:table-cell office:value-type="float" office:value="384.0745328" calcext:value-type="float">
            <text:p>384.0745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5:29:10.632265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5:29:19.968083149</meta:creation-date>
    <meta:editing-duration>PT43S</meta:editing-duration>
    <meta:editing-cycles>2</meta:editing-cycles>
    <meta:generator>LibreOffice/7.0.3.1$Linux_X86_64 LibreOffice_project/00$Build-1</meta:generator>
    <dc:date>2020-11-23T15:29:54.042593660</dc:date>
    <meta:document-statistic meta:table-count="4" meta:cell-count="175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07cm" svg:y="0.316cm" chart:style-name="ch2">
          <text:p>Temp_variation with solar radiation</text:p>
        </chart:title>
        <chart:legend chart:legend-position="end" svg:x="11.798cm" svg:y="3.96cm" style:legend-expansion="high" chart:style-name="ch3"/>
        <chart:plot-area chart:style-name="ch4" table:cell-range-address="Sheet1.A1:Sheet1.B7" svg:x="1.314cm" svg:y="1.301cm" svg:width="10.164cm" svg:height="6.555cm">
          <chart:coordinate-region svg:x="2.147cm" svg:y="1.496cm" svg:width="8.941cm" svg:height="5.721cm"/>
          <chart:axis chart:dimension="x" chart:name="primary-x" chart:style-name="ch5">
            <chart:title svg:x="4.963cm" svg:y="8.037cm" chart:style-name="ch6">
              <text:p>Solar rad (W/sq. m)</text:p>
            </chart:title>
          </chart:axis>
          <chart:axis chart:dimension="y" chart:name="primary-y" chart:style-name="ch5">
            <chart:title svg:x="0.451cm" svg:y="5.358cm" chart:style-name="ch7">
              <text:p>Temp in K</text:p>
            </chart:title>
            <chart:grid chart:style-name="ch8" chart:class="major"/>
          </chart:axis>
          <chart:series chart:style-name="ch9" chart:values-cell-range-address="Sheet1.B1:Sheet1.B7" chart:class="chart:scatter">
            <chart:domain table:cell-range-address="Sheet1.A1:Sheet1.A7"/>
            <chart:regression-curve chart:style-name="ch10">
              <chart:equation chart:display-equation="true" chart:display-r-square="true" svg:x="5.79cm" svg:y="5.21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1:Sheet1.A7</svg:desc>
                </draw:g>
              </table:table-cell>
              <table:table-cell office:value-type="float" office:value="338.0559728">
                <text:p>338.0559728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46.7980489">
                <text:p>346.7980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55.0355954">
                <text:p>355.0355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362.8349475">
                <text:p>362.8349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370.2478237">
                <text:p>370.2478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377.316112">
                <text:p>377.316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84.0745328">
                <text:p>384.0745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54cm" svg:y="0.316cm" chart:style-name="ch2">
          <text:p>Final Fluid temp vs the air speed</text:p>
        </chart:title>
        <chart:legend chart:legend-position="end" svg:x="10.952cm" svg:y="3.96cm" style:legend-expansion="high" chart:style-name="ch3"/>
        <chart:plot-area chart:style-name="ch4" table:cell-range-address="Sheet3.A1:Sheet3.B10" svg:x="1.314cm" svg:y="1.301cm" svg:width="9.318cm" svg:height="6.555cm">
          <chart:coordinate-region svg:x="2.447cm" svg:y="1.496cm" svg:width="7.989cm" svg:height="5.721cm"/>
          <chart:axis chart:dimension="x" chart:name="primary-x" chart:style-name="ch5">
            <chart:title svg:x="4.672cm" svg:y="8.037cm" chart:style-name="ch6">
              <text:p>Air speed (in m/s)</text:p>
            </chart:title>
          </chart:axis>
          <chart:axis chart:dimension="y" chart:name="primary-y" chart:style-name="ch7">
            <chart:title svg:x="0.451cm" svg:y="5.967cm" chart:style-name="ch8">
              <text:p>Temperature (in K)</text:p>
            </chart:title>
            <chart:grid chart:style-name="ch9" chart:class="major"/>
          </chart:axis>
          <chart:series chart:style-name="ch10" chart:values-cell-range-address="Sheet3.B1:Sheet3.B10" chart:class="chart:scatter">
            <chart:domain table:cell-range-address="Sheet3.A1:Sheet3.A10"/>
            <chart:regression-curve chart:style-name="ch11">
              <chart:equation chart:display-equation="true" chart:display-r-square="true" svg:x="2.887cm" svg:y="5.421cm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3.A1:Sheet3.A10</svg:desc>
                </draw:g>
              </table:table-cell>
              <table:table-cell office:value-type="float" office:value="355.036393032926">
                <text:p>355.036393032926</text:p>
                <draw:g>
                  <svg:desc>Sheet3.B1:Sheet3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55.036289730379">
                <text:p>355.036289730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355.035318176451">
                <text:p>355.035318176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354.996303973954">
                <text:p>354.996303973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54.924986707823">
                <text:p>354.924986707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54.522687465277">
                <text:p>354.522687465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54.215928445401">
                <text:p>354.215928445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53.912870064964">
                <text:p>353.912870064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53.461638433587">
                <text:p>353.461638433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57cm" svg:height="10.315cm" xlink:href=".." xlink:type="simple" chart:class="chart:scatter" chart:style-name="ch1">
        <chart:title svg:x="5.661cm" svg:y="0.342cm" chart:style-name="ch2">
          <text:p>Temperature vs distance from inlet</text:p>
        </chart:title>
        <chart:legend chart:legend-position="end" svg:x="16.355cm" svg:y="4.862cm" style:legend-expansion="high" chart:style-name="ch3"/>
        <chart:plot-area chart:style-name="ch4" table:cell-range-address="Sheet4.C1:Sheet4.C101" chart:data-source-has-labels="row" svg:x="1.363cm" svg:y="1.353cm" svg:width="14.623cm" svg:height="7.792cm">
          <chart:coordinate-region svg:x="2.884cm" svg:y="1.549cm" svg:width="12.81cm" svg:height="6.958cm"/>
          <chart:axis chart:dimension="x" chart:name="primary-x" chart:style-name="ch5">
            <chart:title svg:x="7.223cm" svg:y="9.352cm" chart:style-name="ch6">
              <text:p>Number of segment</text:p>
            </chart:title>
          </chart:axis>
          <chart:axis chart:dimension="y" chart:name="primary-y" chart:style-name="ch7">
            <chart:title svg:x="0.451cm" svg:y="6.973cm" chart:style-name="ch8">
              <text:p>Fluid temperature (in K)</text:p>
            </chart:title>
            <chart:grid chart:style-name="ch9" chart:class="major"/>
          </chart:axis>
          <chart:series chart:style-name="ch10" chart:values-cell-range-address="Sheet4.C2:Sheet4.C101" chart:label-cell-address="Sheet4.C1:Sheet4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00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5.0092194">
                <text:p>355.0092194</text:p>
                <draw:g>
                  <svg:desc>Sheet4.C2:Sheet4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.0101707">
                <text:p>355.0101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.0110888">
                <text:p>355.0110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0119747">
                <text:p>355.0119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5.0128296">
                <text:p>355.0128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5.0136546">
                <text:p>355.0136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5.0144506">
                <text:p>355.0144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.0152188">
                <text:p>355.0152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5.0159602">
                <text:p>355.0159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5.0166755">
                <text:p>355.0166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.0173658">
                <text:p>355.0173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5.018032">
                <text:p>355.018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5.0186748">
                <text:p>355.0186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5.0192951">
                <text:p>355.0192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5.0198937">
                <text:p>355.0198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5.0204714">
                <text:p>355.0204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5.0210288">
                <text:p>355.0210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5.0215667">
                <text:p>355.0215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5.0220858">
                <text:p>355.0220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5.0225867">
                <text:p>355.0225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5.0230701">
                <text:p>355.0230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5.0235365">
                <text:p>355.0235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5.0239866">
                <text:p>355.0239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5.024421">
                <text:p>355.024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5.0248401">
                <text:p>355.0248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5.0252446">
                <text:p>355.0252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5.0256349">
                <text:p>355.0256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5.0260116">
                <text:p>355.0260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5.0263751">
                <text:p>355.0263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5.0267258">
                <text:p>355.0267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5.0270642">
                <text:p>355.0270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.0273909">
                <text:p>355.02739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5.027706">
                <text:p>355.027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5.0280102">
                <text:p>355.0280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.0283037">
                <text:p>355.0283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5.0285869">
                <text:p>355.0285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5.0288602">
                <text:p>355.0288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5.0291239">
                <text:p>355.0291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5.0293784">
                <text:p>355.0293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5.029624">
                <text:p>355.029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5.029861">
                <text:p>355.029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5.0300897">
                <text:p>355.0300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5.0303104">
                <text:p>355.0303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5.0305233">
                <text:p>355.03052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5.0307288">
                <text:p>355.0307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5.0309272">
                <text:p>355.0309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5.0311185">
                <text:p>355.03111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5.0313032">
                <text:p>355.0313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5.0314814">
                <text:p>355.0314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.0316534">
                <text:p>355.03165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5.0318193">
                <text:p>355.03181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5.0319794">
                <text:p>355.0319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5.032134">
                <text:p>355.032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.0322831">
                <text:p>355.0322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5.032427">
                <text:p>355.0324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5.0325658">
                <text:p>355.0325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5.0326998">
                <text:p>355.0326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5.0328291">
                <text:p>355.0328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5.0329539">
                <text:p>355.03295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5.0330743">
                <text:p>355.03307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5.0331905">
                <text:p>355.0331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5.0333027">
                <text:p>355.03330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5.0334109">
                <text:p>355.0334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5.0335153">
                <text:p>355.0335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5.033616">
                <text:p>355.033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5.0337133">
                <text:p>355.03371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5.0338071">
                <text:p>355.0338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5.0338976">
                <text:p>355.03389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.033985">
                <text:p>355.0339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5.0340693">
                <text:p>355.0340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.0341507">
                <text:p>355.0341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.0342292">
                <text:p>355.0342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5.0343049">
                <text:p>355.0343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5.0343781">
                <text:p>355.03437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5.0344486">
                <text:p>355.03444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5.0345167">
                <text:p>355.03451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5.0345824">
                <text:p>355.03458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5.0346458">
                <text:p>355.03464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5.034707">
                <text:p>355.0347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5.034766">
                <text:p>355.034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5.034823">
                <text:p>355.034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5.0348779">
                <text:p>355.03487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5.034931">
                <text:p>355.0349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5.0349822">
                <text:p>355.03498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5.0350316">
                <text:p>355.0350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5.0350793">
                <text:p>355.0350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5.0351253">
                <text:p>355.03512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5.0351697">
                <text:p>355.03516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.0352125">
                <text:p>355.0352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5.0352538">
                <text:p>355.03525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5.0352937">
                <text:p>355.0352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5.0353322">
                <text:p>355.03533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5.0353694">
                <text:p>355.03536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5.0354052">
                <text:p>355.0354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5.0354398">
                <text:p>355.0354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5.0354732">
                <text:p>355.03547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5.0355054">
                <text:p>355.0355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5.0355365">
                <text:p>355.0355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5.0355665">
                <text:p>355.0355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5.0355954">
                <text:p>355.03559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